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62in"/>
    </style:style>
    <style:style style:name="co3" style:family="table-column">
      <style:table-column-properties fo:break-before="auto" style:column-width="3.3429in"/>
    </style:style>
    <style:style style:name="ro6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Profession</text:p>
          </table:table-cell>
          <table:table-cell table:style-name="ce1" office:value-type="string">
            <text:p>Recipe</text:p>
          </table:table-cell>
          <table:table-cell/>
          <table:table-cell table:style-name="ce1" office:value-type="string">
            <text:p>Productivity</text:p>
          </table:table-cell>
          <table:table-cell table:style-name="ce1" office:value-type="string">
            <text:p>Workplaces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Workplaces Fixed</text:p>
          </table:table-cell>
          <table:table-cell office:value-type="string">
            <text:p>Profession,Recipe,productiviy,workplace,ActualName</text:p>
          </table:table-cell>
        </table:table-row>
        <table:table-row table:style-name="ro2">
          <table:table-cell office:value-type="string">
            <text:p>Mayor</text:p>
          </table:table-cell>
          <table:table-cell office:value-type="string">
            <text:p>N/A</text:p>
          </table:table-cell>
          <table:table-cell/>
          <table:table-cell office:value-type="string">
            <text:p>1 CPS</text:p>
          </table:table-cell>
          <table:table-cell office:value-type="string">
            <text:p>Town Hall</text:p>
          </table:table-cell>
          <table:table-cell office:value-type="string">
            <text:p>Adam Zappel</text:p>
          </table:table-cell>
          <table:table-cell table:formula="of:=SUBSTITUTE([.E2];&quot;,&quot;;&quot;;&quot;)" office:value-type="string" office:string-value="Town Hall">
            <text:p>Town Hall</text:p>
          </table:table-cell>
          <table:table-cell table:formula="of:=CONCATENATE([.A2];&quot;,&quot;;[.B2];&quot;,&quot;;[.D2];&quot;,&quot;;[.E2];&quot;,&quot;;[.F2])" office:value-type="string" office:string-value="Mayor,N/A,1 CPS,Town Hall,Adam Zappel">
            <text:p>Mayor,N/A,1 CPS,Town Hall,Adam Zappel</text:p>
          </table:table-cell>
        </table:table-row>
        <table:table-row table:style-name="ro2">
          <table:table-cell office:value-type="string">
            <text:p>Mechanic</text:p>
          </table:table-cell>
          <table:table-cell office:value-type="string">
            <text:p>N/A</text:p>
          </table:table-cell>
          <table:table-cell/>
          <table:table-cell office:value-type="string">
            <text:p>1 CPS</text:p>
          </table:table-cell>
          <table:table-cell office:value-type="string">
            <text:p>Arrival Center</text:p>
          </table:table-cell>
          <table:table-cell office:value-type="string">
            <text:p>Eve Jobs</text:p>
          </table:table-cell>
          <table:table-cell table:formula="of:=SUBSTITUTE([.E3];&quot;,&quot;;&quot;;&quot;)" office:value-type="string" office:string-value="Arrival Center">
            <text:p>Arrival Center</text:p>
          </table:table-cell>
          <table:table-cell table:formula="of:=CONCATENATE([.A3];&quot;,&quot;;[.B3];&quot;,&quot;;[.D3];&quot;,&quot;;[.E3];&quot;,&quot;;[.F3])" office:value-type="string" office:string-value="Mechanic,N/A,1 CPS,Arrival Center,Eve Jobs">
            <text:p>Mechanic,N/A,1 CPS,Arrival Center,Eve Jobs</text:p>
          </table:table-cell>
        </table:table-row>
        <table:table-row table:style-name="ro3">
          <table:table-cell office:value-type="string">
            <text:p>Engineer</text:p>
          </table:table-cell>
          <table:table-cell office:value-type="string">
            <text:p>Mayor + Mechanic</text:p>
          </table:table-cell>
          <table:table-cell/>
          <table:table-cell office:value-type="string">
            <text:p>2 CPS</text:p>
          </table:table-cell>
          <table:table-cell office:value-type="string">
            <text:p>Garage; Utopium Mine</text:p>
          </table:table-cell>
          <table:table-cell office:value-type="string">
            <text:p>Cameron Shaft</text:p>
          </table:table-cell>
          <table:table-cell table:formula="of:=SUBSTITUTE([.E4];&quot;,&quot;;&quot;;&quot;)" office:value-type="string" office:string-value="Garage; Utopium Mine">
            <text:p>Garage; Utopium Mine</text:p>
          </table:table-cell>
          <table:table-cell table:formula="of:=CONCATENATE([.A4];&quot;,&quot;;[.B4];&quot;,&quot;;[.D4];&quot;,&quot;;[.E4];&quot;,&quot;;[.F4])" office:value-type="string" office:string-value="Engineer,Mayor + Mechanic,2 CPS,Garage; Utopium Mine,Cameron Shaft">
            <text:p>Engineer,Mayor + Mechanic,2 CPS,Garage; Utopium Mine,Cameron Shaft</text:p>
          </table:table-cell>
        </table:table-row>
        <table:table-row table:style-name="ro3">
          <table:table-cell office:value-type="string">
            <text:p>Sheriff</text:p>
          </table:table-cell>
          <table:table-cell office:value-type="string">
            <text:p>Mayor + Mayor</text:p>
          </table:table-cell>
          <table:table-cell/>
          <table:table-cell office:value-type="string">
            <text:p>2 CPS</text:p>
          </table:table-cell>
          <table:table-cell office:value-type="string">
            <text:p>Sheriff's Office</text:p>
          </table:table-cell>
          <table:table-cell office:value-type="string">
            <text:p>Chuck Walker</text:p>
          </table:table-cell>
          <table:table-cell table:formula="of:=SUBSTITUTE([.E5];&quot;,&quot;;&quot;;&quot;)" office:value-type="string" office:string-value="Sheriff's Office">
            <text:p>Sheriff's Office</text:p>
          </table:table-cell>
          <table:table-cell table:formula="of:=CONCATENATE([.A5];&quot;,&quot;;[.B5];&quot;,&quot;;[.D5];&quot;,&quot;;[.E5];&quot;,&quot;;[.F5])" office:value-type="string" office:string-value="Sheriff,Mayor + Mayor,2 CPS,Sheriff's Office,Chuck Walker">
            <text:p>Sheriff,Mayor + Mayor,2 CPS,Sheriff's Office,Chuck Walker</text:p>
          </table:table-cell>
        </table:table-row>
        <table:table-row table:style-name="ro4">
          <table:table-cell office:value-type="string">
            <text:p>Architect</text:p>
          </table:table-cell>
          <table:table-cell office:value-type="string">
            <text:p>Mayor + Engineer</text:p>
          </table:table-cell>
          <table:table-cell/>
          <table:table-cell office:value-type="string">
            <text:p>1 CPS</text:p>
          </table:table-cell>
          <table:table-cell office:value-type="string">
            <text:p>Town Hall, Building Firm</text:p>
          </table:table-cell>
          <table:table-cell office:value-type="string">
            <text:p>Bill Ding/Renee Saunce</text:p>
          </table:table-cell>
          <table:table-cell table:formula="of:=SUBSTITUTE([.E6];&quot;,&quot;;&quot;;&quot;)" office:value-type="string" office:string-value="Town Hall; Building Firm">
            <text:p>Town Hall; Building Firm</text:p>
          </table:table-cell>
          <table:table-cell table:formula="of:=CONCATENATE([.A6];&quot;,&quot;;[.B6];&quot;,&quot;;[.D6];&quot;,&quot;;[.E6];&quot;,&quot;;[.F6])" office:value-type="string" office:string-value="Architect,Mayor + Engineer,1 CPS,Town Hall, Building Firm,Bill Ding/Renee Saunce">
            <text:p>Architect,Mayor + Engineer,1 CPS,Town Hall, Building Firm,Bill Ding/Renee Saunce</text:p>
          </table:table-cell>
        </table:table-row>
        <table:table-row table:style-name="ro4">
          <table:table-cell office:value-type="string">
            <text:p>Landscaper</text:p>
          </table:table-cell>
          <table:table-cell office:value-type="string">
            <text:p>Assistant + Architect</text:p>
          </table:table-cell>
          <table:table-cell/>
          <table:table-cell office:value-type="string">
            <text:p>1 CPS</text:p>
          </table:table-cell>
          <table:table-cell office:value-type="string">
            <text:p>Nursery</text:p>
          </table:table-cell>
          <table:table-cell office:value-type="string">
            <text:p>Mary Gould/Toby Airey</text:p>
          </table:table-cell>
          <table:table-cell table:formula="of:=SUBSTITUTE([.E7];&quot;,&quot;;&quot;;&quot;)" office:value-type="string" office:string-value="Nursery">
            <text:p>Nursery</text:p>
          </table:table-cell>
          <table:table-cell table:formula="of:=CONCATENATE([.A7];&quot;,&quot;;[.B7];&quot;,&quot;;[.D7];&quot;,&quot;;[.E7];&quot;,&quot;;[.F7])" office:value-type="string" office:string-value="Landscaper,Assistant + Architect,1 CPS,Nursery,Mary Gould/Toby Airey">
            <text:p>Landscaper,Assistant + Architect,1 CPS,Nursery,Mary Gould/Toby Airey</text:p>
          </table:table-cell>
        </table:table-row>
        <table:table-row table:style-name="ro4">
          <table:table-cell office:value-type="string">
            <text:p>Deputy</text:p>
          </table:table-cell>
          <table:table-cell office:value-type="string">
            <text:p>Assistant + Sheriff</text:p>
          </table:table-cell>
          <table:table-cell/>
          <table:table-cell office:value-type="string">
            <text:p>1 CPS</text:p>
          </table:table-cell>
          <table:table-cell office:value-type="string">
            <text:p>Sheriff's Office, <text:a xlink:href="http://www.ign.com/wikis/pixel-people/Police_Station">Police Station</text:a></text:p>
          </table:table-cell>
          <table:table-cell office:value-type="string">
            <text:p>Justine Case, Justin Case</text:p>
          </table:table-cell>
          <table:table-cell table:formula="of:=SUBSTITUTE([.E8];&quot;,&quot;;&quot;;&quot;)" office:value-type="string" office:string-value="Sheriff's Office; Police Station">
            <text:p>Sheriff's Office; Police Station</text:p>
          </table:table-cell>
          <table:table-cell table:formula="of:=CONCATENATE([.A8];&quot;,&quot;;[.B8];&quot;,&quot;;[.D8];&quot;,&quot;;[.E8];&quot;,&quot;;[.F8])" office:value-type="string" office:string-value="Deputy,Assistant + Sheriff,1 CPS,Sheriff's Office, Police Station,Justine Case, Justin Case">
            <text:p>Deputy,Assistant + Sheriff,1 CPS,Sheriff's Office, Police Station,Justine Case, Justin Case</text:p>
          </table:table-cell>
        </table:table-row>
        <table:table-row table:style-name="ro4">
          <table:table-cell office:value-type="string">
            <text:p>Gardener</text:p>
          </table:table-cell>
          <table:table-cell office:value-type="string">
            <text:p>Landscaper + Deputy</text:p>
          </table:table-cell>
          <table:table-cell/>
          <table:table-cell office:value-type="string">
            <text:p>1 CPS</text:p>
          </table:table-cell>
          <table:table-cell office:value-type="string">
            <text:p>Greenhouse, Nursery</text:p>
          </table:table-cell>
          <table:table-cell office:value-type="string">
            <text:p>Chris Anthemum, Rose Bush</text:p>
          </table:table-cell>
          <table:table-cell table:formula="of:=SUBSTITUTE([.E9];&quot;,&quot;;&quot;;&quot;)" office:value-type="string" office:string-value="Greenhouse; Nursery">
            <text:p>Greenhouse; Nursery</text:p>
          </table:table-cell>
          <table:table-cell table:formula="of:=CONCATENATE([.A9];&quot;,&quot;;[.B9];&quot;,&quot;;[.D9];&quot;,&quot;;[.E9];&quot;,&quot;;[.F9])" office:value-type="string" office:string-value="Gardener,Landscaper + Deputy,1 CPS,Greenhouse, Nursery,Chris Anthemum, Rose Bush">
            <text:p>Gardener,Landscaper + Deputy,1 CPS,Greenhouse, Nursery,Chris Anthemum, Rose Bush</text:p>
          </table:table-cell>
        </table:table-row>
        <table:table-row table:style-name="ro4">
          <table:table-cell office:value-type="string">
            <text:p>Mechanical Engineer</text:p>
          </table:table-cell>
          <table:table-cell office:value-type="string">
            <text:p>Mechanic + Engineer</text:p>
          </table:table-cell>
          <table:table-cell/>
          <table:table-cell office:value-type="string">
            <text:p>1 CPS</text:p>
          </table:table-cell>
          <table:table-cell office:value-type="string">
            <text:p>Garage, Construction Yard</text:p>
          </table:table-cell>
          <table:table-cell office:value-type="string">
            <text:p>Anita Gere/Andy Friese</text:p>
          </table:table-cell>
          <table:table-cell table:formula="of:=SUBSTITUTE([.E10];&quot;,&quot;;&quot;;&quot;)" office:value-type="string" office:string-value="Garage; Construction Yard">
            <text:p>Garage; Construction Yard</text:p>
          </table:table-cell>
          <table:table-cell table:formula="of:=CONCATENATE([.A10];&quot;,&quot;;[.B10];&quot;,&quot;;[.D10];&quot;,&quot;;[.E10];&quot;,&quot;;[.F10])" office:value-type="string" office:string-value="Mechanical Engineer,Mechanic + Engineer,1 CPS,Garage, Construction Yard,Anita Gere/Andy Friese">
            <text:p>Mechanical Engineer,Mechanic + Engineer,1 CPS,Garage, Construction Yard,Anita Gere/Andy Friese</text:p>
          </table:table-cell>
        </table:table-row>
        <table:table-row table:style-name="ro3">
          <table:table-cell office:value-type="string">
            <text:p>Botanist</text:p>
          </table:table-cell>
          <table:table-cell office:value-type="string">
            <text:p>Farmer + Farmer</text:p>
          </table:table-cell>
          <table:table-cell/>
          <table:table-cell office:value-type="string">
            <text:p>1 CPS</text:p>
          </table:table-cell>
          <table:table-cell office:value-type="string">
            <text:p>Greenhouse</text:p>
          </table:table-cell>
          <table:table-cell office:value-type="string">
            <text:p>Jasmine Woods</text:p>
          </table:table-cell>
          <table:table-cell table:formula="of:=SUBSTITUTE([.E11];&quot;,&quot;;&quot;;&quot;)" office:value-type="string" office:string-value="Greenhouse">
            <text:p>Greenhouse</text:p>
          </table:table-cell>
          <table:table-cell table:formula="of:=CONCATENATE([.A11];&quot;,&quot;;[.B11];&quot;,&quot;;[.D11];&quot;,&quot;;[.E11];&quot;,&quot;;[.F11])" office:value-type="string" office:string-value="Botanist,Farmer + Farmer,1 CPS,Greenhouse,Jasmine Woods">
            <text:p>Botanist,Farmer + Farmer,1 CPS,Greenhouse,Jasmine Woods</text:p>
          </table:table-cell>
        </table:table-row>
        <table:table-row table:style-name="ro4">
          <table:table-cell office:value-type="string">
            <text:p>Park Ranger</text:p>
          </table:table-cell>
          <table:table-cell office:value-type="string">
            <text:p>Sheriff + Landscaper</text:p>
          </table:table-cell>
          <table:table-cell/>
          <table:table-cell office:value-type="string">
            <text:p>1 CPS</text:p>
          </table:table-cell>
          <table:table-cell office:value-type="string">
            <text:p>Park</text:p>
          </table:table-cell>
          <table:table-cell office:value-type="string">
            <text:p>Eva Gladys, Forrest Greening</text:p>
          </table:table-cell>
          <table:table-cell table:formula="of:=SUBSTITUTE([.E12];&quot;,&quot;;&quot;;&quot;)" office:value-type="string" office:string-value="Park">
            <text:p>Park</text:p>
          </table:table-cell>
          <table:table-cell table:formula="of:=CONCATENATE([.A12];&quot;,&quot;;[.B12];&quot;,&quot;;[.D12];&quot;,&quot;;[.E12];&quot;,&quot;;[.F12])" office:value-type="string" office:string-value="Park Ranger,Sheriff + Landscaper,1 CPS,Park,Eva Gladys, Forrest Greening">
            <text:p>Park Ranger,Sheriff + Landscaper,1 CPS,Park,Eva Gladys, Forrest Greening</text:p>
          </table:table-cell>
        </table:table-row>
        <table:table-row table:style-name="ro3">
          <table:table-cell office:value-type="string">
            <text:p>Firefighter</text:p>
          </table:table-cell>
          <table:table-cell office:value-type="string">
            <text:p>Mechanic + Police Officer</text:p>
          </table:table-cell>
          <table:table-cell/>
          <table:table-cell office:value-type="string">
            <text:p>1 CPS</text:p>
          </table:table-cell>
          <table:table-cell office:value-type="string">
            <text:p>Fire Station</text:p>
          </table:table-cell>
          <table:table-cell office:value-type="string">
            <text:p>Helen Bach, Paul Slider</text:p>
          </table:table-cell>
          <table:table-cell table:formula="of:=SUBSTITUTE([.E13];&quot;,&quot;;&quot;;&quot;)" office:value-type="string" office:string-value="Fire Station">
            <text:p>Fire Station</text:p>
          </table:table-cell>
          <table:table-cell table:formula="of:=CONCATENATE([.A13];&quot;,&quot;;[.B13];&quot;,&quot;;[.D13];&quot;,&quot;;[.E13];&quot;,&quot;;[.F13])" office:value-type="string" office:string-value="Firefighter,Mechanic + Police Officer,1 CPS,Fire Station,Helen Bach, Paul Slider">
            <text:p>Firefighter,Mechanic + Police Officer,1 CPS,Fire Station,Helen Bach, Paul Slider</text:p>
          </table:table-cell>
        </table:table-row>
        <table:table-row table:style-name="ro5">
          <table:table-cell office:value-type="string">
            <text:p>Farmer</text:p>
          </table:table-cell>
          <table:table-cell office:value-type="string">
            <text:p>Engineer + Gardener</text:p>
          </table:table-cell>
          <table:table-cell/>
          <table:table-cell office:value-type="string">
            <text:p>1 CPS</text:p>
          </table:table-cell>
          <table:table-cell office:value-type="string">
            <text:p>Farm, Greenhouse, Farmer's Market</text:p>
          </table:table-cell>
          <table:table-cell office:value-type="string">
            <text:p>Corona Cobb/Brighton Earley</text:p>
          </table:table-cell>
          <table:table-cell table:formula="of:=SUBSTITUTE([.E14];&quot;,&quot;;&quot;;&quot;)" office:value-type="string" office:string-value="Farm; Greenhouse; Farmer's Market">
            <text:p>Farm; Greenhouse; Farmer's Market</text:p>
          </table:table-cell>
          <table:table-cell table:formula="of:=CONCATENATE([.A14];&quot;,&quot;;[.B14];&quot;,&quot;;[.D14];&quot;,&quot;;[.E14];&quot;,&quot;;[.F14])" office:value-type="string" office:string-value="Farmer,Engineer + Gardener,1 CPS,Farm, Greenhouse, Farmer's Market,Corona Cobb/Brighton Earley">
            <text:p>Farmer,Engineer + Gardener,1 CPS,Farm, Greenhouse, Farmer's Market,Corona Cobb/Brighton Earley</text:p>
          </table:table-cell>
        </table:table-row>
        <table:table-row table:style-name="ro4">
          <table:table-cell office:value-type="string">
            <text:p>Doctor</text:p>
          </table:table-cell>
          <table:table-cell office:value-type="string">
            <text:p>Engineer + Nurse</text:p>
          </table:table-cell>
          <table:table-cell/>
          <table:table-cell office:value-type="string">
            <text:p>1 CPS</text:p>
          </table:table-cell>
          <table:table-cell office:value-type="string">
            <text:p>Clinic, Hospital</text:p>
          </table:table-cell>
          <table:table-cell office:value-type="string">
            <text:p>Sandra Gupta/Gregory Holmes</text:p>
          </table:table-cell>
          <table:table-cell table:formula="of:=SUBSTITUTE([.E15];&quot;,&quot;;&quot;;&quot;)" office:value-type="string" office:string-value="Clinic; Hospital">
            <text:p>Clinic; Hospital</text:p>
          </table:table-cell>
          <table:table-cell table:formula="of:=CONCATENATE([.A15];&quot;,&quot;;[.B15];&quot;,&quot;;[.D15];&quot;,&quot;;[.E15];&quot;,&quot;;[.F15])" office:value-type="string" office:string-value="Doctor,Engineer + Nurse,1 CPS,Clinic, Hospital,Sandra Gupta/Gregory Holmes">
            <text:p>Doctor,Engineer + Nurse,1 CPS,Clinic, Hospital,Sandra Gupta/Gregory Holmes</text:p>
          </table:table-cell>
        </table:table-row>
        <table:table-row table:style-name="ro4">
          <table:table-cell office:value-type="string">
            <text:p>Nurse</text:p>
          </table:table-cell>
          <table:table-cell office:value-type="string">
            <text:p>Homemaker + Gardener</text:p>
          </table:table-cell>
          <table:table-cell/>
          <table:table-cell office:value-type="string">
            <text:p>1 CPS</text:p>
          </table:table-cell>
          <table:table-cell office:value-type="string">
            <text:p>Pharmacy, Clinic, Hospital</text:p>
          </table:table-cell>
          <table:table-cell office:value-type="string">
            <text:p>Leon Downe, Diana Way</text:p>
          </table:table-cell>
          <table:table-cell table:formula="of:=SUBSTITUTE([.E16];&quot;,&quot;;&quot;;&quot;)" office:value-type="string" office:string-value="Pharmacy; Clinic; Hospital">
            <text:p>Pharmacy; Clinic; Hospital</text:p>
          </table:table-cell>
          <table:table-cell table:formula="of:=CONCATENATE([.A16];&quot;,&quot;;[.B16];&quot;,&quot;;[.D16];&quot;,&quot;;[.E16];&quot;,&quot;;[.F16])" office:value-type="string" office:string-value="Nurse,Homemaker + Gardener,1 CPS,Pharmacy, Clinic, Hospital,Leon Downe, Diana Way">
            <text:p>Nurse,Homemaker + Gardener,1 CPS,Pharmacy, Clinic, Hospital,Leon Downe, Diana Way</text:p>
          </table:table-cell>
        </table:table-row>
        <table:table-row table:style-name="ro4">
          <table:table-cell office:value-type="string">
            <text:p>Police Officer</text:p>
          </table:table-cell>
          <table:table-cell office:value-type="string">
            <text:p>Sheriff + Sheriff</text:p>
          </table:table-cell>
          <table:table-cell/>
          <table:table-cell office:value-type="string">
            <text:p>1 CPS</text:p>
          </table:table-cell>
          <table:table-cell office:value-type="string">
            <text:p>Bank, Courthouse,<text:a xlink:href="http://www.ign.com/wikis/pixel-people/Police_Station">Police Station</text:a></text:p>
          </table:table-cell>
          <table:table-cell office:value-type="string">
            <text:p>Barry Cade/Macy Cannister</text:p>
          </table:table-cell>
          <table:table-cell table:formula="of:=SUBSTITUTE([.E17];&quot;,&quot;;&quot;;&quot;)" office:value-type="string" office:string-value="Bank; Courthouse;Police Station">
            <text:p>Bank; Courthouse;Police Station</text:p>
          </table:table-cell>
          <table:table-cell table:formula="of:=CONCATENATE([.A17];&quot;,&quot;;[.B17];&quot;,&quot;;[.D17];&quot;,&quot;;[.E17];&quot;,&quot;;[.F17])" office:value-type="string" office:string-value="Police Officer,Sheriff + Sheriff,1 CPS,Bank, Courthouse,Police Station,Barry Cade/Macy Cannister">
            <text:p>Police Officer,Sheriff + Sheriff,1 CPS,Bank, Courthouse,Police Station,Barry Cade/Macy Cannister</text:p>
          </table:table-cell>
        </table:table-row>
        <table:table-row table:style-name="ro3">
          <table:table-cell office:value-type="string">
            <text:p>Vet</text:p>
          </table:table-cell>
          <table:table-cell office:value-type="string">
            <text:p>Park Ranger + Doctor</text:p>
          </table:table-cell>
          <table:table-cell/>
          <table:table-cell office:value-type="string">
            <text:p>1 CPS</text:p>
          </table:table-cell>
          <table:table-cell office:value-type="string">
            <text:p>Animal Shelter</text:p>
          </table:table-cell>
          <table:table-cell office:value-type="string">
            <text:p>Doug Breeder, Ruby Schott</text:p>
          </table:table-cell>
          <table:table-cell table:formula="of:=SUBSTITUTE([.E18];&quot;,&quot;;&quot;;&quot;)" office:value-type="string" office:string-value="Animal Shelter">
            <text:p>Animal Shelter</text:p>
          </table:table-cell>
          <table:table-cell table:formula="of:=CONCATENATE([.A18];&quot;,&quot;;[.B18];&quot;,&quot;;[.D18];&quot;,&quot;;[.E18];&quot;,&quot;;[.F18])" office:value-type="string" office:string-value="Vet,Park Ranger + Doctor,1 CPS,Animal Shelter,Doug Breeder, Ruby Schott">
            <text:p>Vet,Park Ranger + Doctor,1 CPS,Animal Shelter,Doug Breeder, Ruby Schott</text:p>
          </table:table-cell>
        </table:table-row>
        <table:table-row table:style-name="ro4">
          <table:table-cell office:value-type="string">
            <text:p>Homemaker</text:p>
          </table:table-cell>
          <table:table-cell office:value-type="string">
            <text:p>Farmer + Gardener</text:p>
          </table:table-cell>
          <table:table-cell/>
          <table:table-cell office:value-type="string">
            <text:p>1 CPS</text:p>
          </table:table-cell>
          <table:table-cell office:value-type="string">
            <text:p>Farm, Farmer's Market</text:p>
          </table:table-cell>
          <table:table-cell office:value-type="string">
            <text:p>Agatha Stewart/Bradley Dunne</text:p>
          </table:table-cell>
          <table:table-cell table:formula="of:=SUBSTITUTE([.E19];&quot;,&quot;;&quot;;&quot;)" office:value-type="string" office:string-value="Farm; Farmer's Market">
            <text:p>Farm; Farmer's Market</text:p>
          </table:table-cell>
          <table:table-cell table:formula="of:=CONCATENATE([.A19];&quot;,&quot;;[.B19];&quot;,&quot;;[.D19];&quot;,&quot;;[.E19];&quot;,&quot;;[.F19])" office:value-type="string" office:string-value="Homemaker,Farmer + Gardener,1 CPS,Farm, Farmer's Market,Agatha Stewart/Bradley Dunne">
            <text:p>Homemaker,Farmer + Gardener,1 CPS,Farm, Farmer's Market,Agatha Stewart/Bradley Dunne</text:p>
          </table:table-cell>
        </table:table-row>
        <table:table-row table:style-name="ro5">
          <table:table-cell office:value-type="string">
            <text:p>Zoologist</text:p>
          </table:table-cell>
          <table:table-cell office:value-type="string">
            <text:p>Botanist + Vet</text:p>
          </table:table-cell>
          <table:table-cell/>
          <table:table-cell office:value-type="string">
            <text:p>1 CPS</text:p>
          </table:table-cell>
          <table:table-cell office:value-type="string">
            <text:p>Research Lab, Animal Shelter, Aquarium</text:p>
          </table:table-cell>
          <table:table-cell office:value-type="string">
            <text:p>Reena Soros</text:p>
          </table:table-cell>
          <table:table-cell table:formula="of:=SUBSTITUTE([.E20];&quot;,&quot;;&quot;;&quot;)" office:value-type="string" office:string-value="Research Lab; Animal Shelter; Aquarium">
            <text:p>Research Lab; Animal Shelter; Aquarium</text:p>
          </table:table-cell>
          <table:table-cell table:formula="of:=CONCATENATE([.A20];&quot;,&quot;;[.B20];&quot;,&quot;;[.D20];&quot;,&quot;;[.E20];&quot;,&quot;;[.F20])" office:value-type="string" office:string-value="Zoologist,Botanist + Vet,1 CPS,Research Lab, Animal Shelter, Aquarium,Reena Soros">
            <text:p>Zoologist,Botanist + Vet,1 CPS,Research Lab, Animal Shelter, Aquarium,Reena Soros</text:p>
          </table:table-cell>
        </table:table-row>
        <table:table-row table:style-name="ro4">
          <table:table-cell office:value-type="string">
            <text:p>Plumber</text:p>
          </table:table-cell>
          <table:table-cell office:value-type="string">
            <text:p>Engineer + Assistant</text:p>
          </table:table-cell>
          <table:table-cell/>
          <table:table-cell office:value-type="string">
            <text:p>1 CPS</text:p>
          </table:table-cell>
          <table:table-cell office:value-type="string">
            <text:p>City Square</text:p>
          </table:table-cell>
          <table:table-cell office:value-type="string">
            <text:p>Peter Piper/Mary Piper</text:p>
          </table:table-cell>
          <table:table-cell table:formula="of:=SUBSTITUTE([.E21];&quot;,&quot;;&quot;;&quot;)" office:value-type="string" office:string-value="City Square">
            <text:p>City Square</text:p>
          </table:table-cell>
          <table:table-cell table:formula="of:=CONCATENATE([.A21];&quot;,&quot;;[.B21];&quot;,&quot;;[.D21];&quot;,&quot;;[.E21];&quot;,&quot;;[.F21])" office:value-type="string" office:string-value="Plumber,Engineer + Assistant,1 CPS,City Square,Peter Piper/Mary Piper">
            <text:p>Plumber,Engineer + Assistant,1 CPS,City Square,Peter Piper/Mary Piper</text:p>
          </table:table-cell>
        </table:table-row>
        <table:table-row table:style-name="ro4">
          <table:table-cell office:value-type="string">
            <text:p>Fishmonger</text:p>
          </table:table-cell>
          <table:table-cell office:value-type="string">
            <text:p>Farmer + Plumber</text:p>
          </table:table-cell>
          <table:table-cell/>
          <table:table-cell office:value-type="string">
            <text:p>1 CPS</text:p>
          </table:table-cell>
          <table:table-cell office:value-type="string">
            <text:p>Lakehouse, Farmer's Market</text:p>
          </table:table-cell>
          <table:table-cell office:value-type="string">
            <text:p>Brooke Waters</text:p>
          </table:table-cell>
          <table:table-cell table:formula="of:=SUBSTITUTE([.E22];&quot;,&quot;;&quot;;&quot;)" office:value-type="string" office:string-value="Lakehouse; Farmer's Market">
            <text:p>Lakehouse; Farmer's Market</text:p>
          </table:table-cell>
          <table:table-cell table:formula="of:=CONCATENATE([.A22];&quot;,&quot;;[.B22];&quot;,&quot;;[.D22];&quot;,&quot;;[.E22];&quot;,&quot;;[.F22])" office:value-type="string" office:string-value="Fishmonger,Farmer + Plumber,1 CPS,Lakehouse, Farmer's Market,Brooke Waters">
            <text:p>Fishmonger,Farmer + Plumber,1 CPS,Lakehouse, Farmer's Market,Brooke Waters</text:p>
          </table:table-cell>
        </table:table-row>
        <table:table-row table:style-name="ro4">
          <table:table-cell office:value-type="string">
            <text:p>Animal Trainer</text:p>
          </table:table-cell>
          <table:table-cell office:value-type="string">
            <text:p>Sheriff + Vet</text:p>
          </table:table-cell>
          <table:table-cell/>
          <table:table-cell office:value-type="string">
            <text:p>1 CPS</text:p>
          </table:table-cell>
          <table:table-cell office:value-type="string">
            <text:p>Animal Shelter</text:p>
          </table:table-cell>
          <table:table-cell office:value-type="string">
            <text:p>Tom Katz/Kitty Katz</text:p>
          </table:table-cell>
          <table:table-cell table:formula="of:=SUBSTITUTE([.E23];&quot;,&quot;;&quot;;&quot;)" office:value-type="string" office:string-value="Animal Shelter">
            <text:p>Animal Shelter</text:p>
          </table:table-cell>
          <table:table-cell table:formula="of:=CONCATENATE([.A23];&quot;,&quot;;[.B23];&quot;,&quot;;[.D23];&quot;,&quot;;[.E23];&quot;,&quot;;[.F23])" office:value-type="string" office:string-value="Animal Trainer,Sheriff + Vet,1 CPS,Animal Shelter,Tom Katz/Kitty Katz">
            <text:p>Animal Trainer,Sheriff + Vet,1 CPS,Animal Shelter,Tom Katz/Kitty Katz</text:p>
          </table:table-cell>
        </table:table-row>
        <table:table-row table:style-name="ro4">
          <table:table-cell office:value-type="string">
            <text:p>Milkmonger</text:p>
          </table:table-cell>
          <table:table-cell office:value-type="string">
            <text:p>Farmer + Animal Trainer</text:p>
          </table:table-cell>
          <table:table-cell/>
          <table:table-cell office:value-type="string">
            <text:p>1 CPS</text:p>
          </table:table-cell>
          <table:table-cell office:value-type="string">
            <text:p>Farmer's Market</text:p>
          </table:table-cell>
          <table:table-cell office:value-type="string">
            <text:p>Leia Pasteur, Moose Moore</text:p>
          </table:table-cell>
          <table:table-cell table:formula="of:=SUBSTITUTE([.E24];&quot;,&quot;;&quot;;&quot;)" office:value-type="string" office:string-value="Farmer's Market">
            <text:p>Farmer's Market</text:p>
          </table:table-cell>
          <table:table-cell table:formula="of:=CONCATENATE([.A24];&quot;,&quot;;[.B24];&quot;,&quot;;[.D24];&quot;,&quot;;[.E24];&quot;,&quot;;[.F24])" office:value-type="string" office:string-value="Milkmonger,Farmer + Animal Trainer,1 CPS,Farmer's Market,Leia Pasteur, Moose Moore">
            <text:p>Milkmonger,Farmer + Animal Trainer,1 CPS,Farmer's Market,Leia Pasteur, Moose Moore</text:p>
          </table:table-cell>
        </table:table-row>
        <table:table-row table:style-name="ro3">
          <table:table-cell office:value-type="string">
            <text:p>Artist</text:p>
          </table:table-cell>
          <table:table-cell office:value-type="string">
            <text:p>Architect + Dreamer</text:p>
          </table:table-cell>
          <table:table-cell/>
          <table:table-cell office:value-type="string">
            <text:p>1 CPS</text:p>
          </table:table-cell>
          <table:table-cell office:value-type="string">
            <text:p>Arcade, Gallery</text:p>
          </table:table-cell>
          <table:table-cell office:value-type="string">
            <text:p>Wendy Warhall</text:p>
          </table:table-cell>
          <table:table-cell table:formula="of:=SUBSTITUTE([.E25];&quot;,&quot;;&quot;;&quot;)" office:value-type="string" office:string-value="Arcade; Gallery">
            <text:p>Arcade; Gallery</text:p>
          </table:table-cell>
          <table:table-cell table:formula="of:=CONCATENATE([.A25];&quot;,&quot;;[.B25];&quot;,&quot;;[.D25];&quot;,&quot;;[.E25];&quot;,&quot;;[.F25])" office:value-type="string" office:string-value="Artist,Architect + Dreamer,1 CPS,Arcade, Gallery,Wendy Warhall">
            <text:p>Artist,Architect + Dreamer,1 CPS,Arcade, Gallery,Wendy Warhall</text:p>
          </table:table-cell>
        </table:table-row>
        <table:table-row table:style-name="ro5">
          <table:table-cell office:value-type="string">
            <text:p>Photographer</text:p>
          </table:table-cell>
          <table:table-cell office:value-type="string">
            <text:p>Mechanic + Artist</text:p>
          </table:table-cell>
          <table:table-cell/>
          <table:table-cell office:value-type="string">
            <text:p>1 CPS</text:p>
          </table:table-cell>
          <table:table-cell office:value-type="string">
            <text:p>Photo Shop, Gallery, Weddings R Us</text:p>
          </table:table-cell>
          <table:table-cell office:value-type="string">
            <text:p>Winsta Graham</text:p>
          </table:table-cell>
          <table:table-cell table:formula="of:=SUBSTITUTE([.E26];&quot;,&quot;;&quot;;&quot;)" office:value-type="string" office:string-value="Photo Shop; Gallery; Weddings R Us">
            <text:p>Photo Shop; Gallery; Weddings R Us</text:p>
          </table:table-cell>
          <table:table-cell table:formula="of:=CONCATENATE([.A26];&quot;,&quot;;[.B26];&quot;,&quot;;[.D26];&quot;,&quot;;[.E26];&quot;,&quot;;[.F26])" office:value-type="string" office:string-value="Photographer,Mechanic + Artist,1 CPS,Photo Shop, Gallery, Weddings R Us,Winsta Graham">
            <text:p>Photographer,Mechanic + Artist,1 CPS,Photo Shop, Gallery, Weddings R Us,Winsta Graham</text:p>
          </table:table-cell>
        </table:table-row>
        <table:table-row table:style-name="ro4">
          <table:table-cell office:value-type="string">
            <text:p>Dentist</text:p>
          </table:table-cell>
          <table:table-cell office:value-type="string">
            <text:p>Doctor + Artist</text:p>
          </table:table-cell>
          <table:table-cell/>
          <table:table-cell office:value-type="string">
            <text:p>1 CPS</text:p>
          </table:table-cell>
          <table:table-cell office:value-type="string">
            <text:p>Dentist's Office</text:p>
          </table:table-cell>
          <table:table-cell office:value-type="string">
            <text:p>Sirius D'Kaye, Ginger Whitehouse</text:p>
          </table:table-cell>
          <table:table-cell table:formula="of:=SUBSTITUTE([.E27];&quot;,&quot;;&quot;;&quot;)" office:value-type="string" office:string-value="Dentist's Office">
            <text:p>Dentist's Office</text:p>
          </table:table-cell>
          <table:table-cell table:formula="of:=CONCATENATE([.A27];&quot;,&quot;;[.B27];&quot;,&quot;;[.D27];&quot;,&quot;;[.E27];&quot;,&quot;;[.F27])" office:value-type="string" office:string-value="Dentist,Doctor + Artist,1 CPS,Dentist's Office,Sirius D'Kaye, Ginger Whitehouse">
            <text:p>Dentist,Doctor + Artist,1 CPS,Dentist's Office,Sirius D'Kaye, Ginger Whitehouse</text:p>
          </table:table-cell>
        </table:table-row>
        <table:table-row table:style-name="ro4">
          <table:table-cell office:value-type="string">
            <text:p>Radiologist</text:p>
          </table:table-cell>
          <table:table-cell office:value-type="string">
            <text:p>Doctor + Photographer</text:p>
          </table:table-cell>
          <table:table-cell/>
          <table:table-cell office:value-type="string">
            <text:p>1 CPS</text:p>
          </table:table-cell>
          <table:table-cell office:value-type="string">
            <text:p>Hospital, Dentist's Office</text:p>
          </table:table-cell>
          <table:table-cell office:value-type="string">
            <text:p>Claire Beams, Xavier Ray</text:p>
          </table:table-cell>
          <table:table-cell table:formula="of:=SUBSTITUTE([.E28];&quot;,&quot;;&quot;;&quot;)" office:value-type="string" office:string-value="Hospital; Dentist's Office">
            <text:p>Hospital; Dentist's Office</text:p>
          </table:table-cell>
          <table:table-cell table:formula="of:=CONCATENATE([.A28];&quot;,&quot;;[.B28];&quot;,&quot;;[.D28];&quot;,&quot;;[.E28];&quot;,&quot;;[.F28])" office:value-type="string" office:string-value="Radiologist,Doctor + Photographer,1 CPS,Hospital, Dentist's Office,Claire Beams, Xavier Ray">
            <text:p>Radiologist,Doctor + Photographer,1 CPS,Hospital, Dentist's Office,Claire Beams, Xavier Ray</text:p>
          </table:table-cell>
        </table:table-row>
        <table:table-row table:style-name="ro3">
          <table:table-cell office:value-type="string">
            <text:p>Cook</text:p>
          </table:table-cell>
          <table:table-cell office:value-type="string">
            <text:p>Homemaker + Fishmonger</text:p>
          </table:table-cell>
          <table:table-cell/>
          <table:table-cell office:value-type="string">
            <text:p>1 CPS</text:p>
          </table:table-cell>
          <table:table-cell office:value-type="string">
            <text:p>Diner, Fast Food</text:p>
          </table:table-cell>
          <table:table-cell office:value-type="string">
            <text:p>Francesca Furter</text:p>
          </table:table-cell>
          <table:table-cell table:formula="of:=SUBSTITUTE([.E29];&quot;,&quot;;&quot;;&quot;)" office:value-type="string" office:string-value="Diner; Fast Food">
            <text:p>Diner; Fast Food</text:p>
          </table:table-cell>
          <table:table-cell table:formula="of:=CONCATENATE([.A29];&quot;,&quot;;[.B29];&quot;,&quot;;[.D29];&quot;,&quot;;[.E29];&quot;,&quot;;[.F29])" office:value-type="string" office:string-value="Cook,Homemaker + Fishmonger,1 CPS,Diner, Fast Food,Francesca Furter">
            <text:p>Cook,Homemaker + Fishmonger,1 CPS,Diner, Fast Food,Francesca Furter</text:p>
          </table:table-cell>
        </table:table-row>
        <table:table-row table:style-name="ro2">
          <table:table-cell office:value-type="string">
            <text:p>Chef</text:p>
          </table:table-cell>
          <table:table-cell office:value-type="string">
            <text:p>Artist + Cook</text:p>
          </table:table-cell>
          <table:table-cell/>
          <table:table-cell office:value-type="string">
            <text:p>1 CPS</text:p>
          </table:table-cell>
          <table:table-cell office:value-type="string">
            <text:p>Restaurant</text:p>
          </table:table-cell>
          <table:table-cell office:value-type="string">
            <text:p>Alla Denta</text:p>
          </table:table-cell>
          <table:table-cell table:formula="of:=SUBSTITUTE([.E30];&quot;,&quot;;&quot;;&quot;)" office:value-type="string" office:string-value="Restaurant">
            <text:p>Restaurant</text:p>
          </table:table-cell>
          <table:table-cell table:formula="of:=CONCATENATE([.A30];&quot;,&quot;;[.B30];&quot;,&quot;;[.D30];&quot;,&quot;;[.E30];&quot;,&quot;;[.F30])" office:value-type="string" office:string-value="Chef,Artist + Cook,1 CPS,Restaurant,Alla Denta">
            <text:p>Chef,Artist + Cook,1 CPS,Restaurant,Alla Denta</text:p>
          </table:table-cell>
        </table:table-row>
        <table:table-row table:style-name="ro4">
          <table:table-cell office:value-type="string">
            <text:p>Zookeeper</text:p>
          </table:table-cell>
          <table:table-cell office:value-type="string">
            <text:p>Animal Trainer + Park Ranger</text:p>
          </table:table-cell>
          <table:table-cell/>
          <table:table-cell office:value-type="string">
            <text:p>1 CPS</text:p>
          </table:table-cell>
          <table:table-cell office:value-type="string">
            <text:p>Park</text:p>
          </table:table-cell>
          <table:table-cell office:value-type="string">
            <text:p>Anna Konda, Ali Geiter</text:p>
          </table:table-cell>
          <table:table-cell table:formula="of:=SUBSTITUTE([.E31];&quot;,&quot;;&quot;;&quot;)" office:value-type="string" office:string-value="Park">
            <text:p>Park</text:p>
          </table:table-cell>
          <table:table-cell table:formula="of:=CONCATENATE([.A31];&quot;,&quot;;[.B31];&quot;,&quot;;[.D31];&quot;,&quot;;[.E31];&quot;,&quot;;[.F31])" office:value-type="string" office:string-value="Zookeeper,Animal Trainer + Park Ranger,1 CPS,Park,Anna Konda, Ali Geiter">
            <text:p>Zookeeper,Animal Trainer + Park Ranger,1 CPS,Park,Anna Konda, Ali Geiter</text:p>
          </table:table-cell>
        </table:table-row>
        <table:table-row table:style-name="ro4">
          <table:table-cell office:value-type="string">
            <text:p>Construction Worker</text:p>
          </table:table-cell>
          <table:table-cell office:value-type="string">
            <text:p>Mechanical Engineer + Deputy</text:p>
          </table:table-cell>
          <table:table-cell/>
          <table:table-cell office:value-type="string">
            <text:p>1 CPS</text:p>
          </table:table-cell>
          <table:table-cell office:value-type="string">
            <text:p>Construction Yard</text:p>
          </table:table-cell>
          <table:table-cell office:value-type="string">
            <text:p>Jacqueline Hammer, Jack Hummer</text:p>
          </table:table-cell>
          <table:table-cell table:formula="of:=SUBSTITUTE([.E32];&quot;,&quot;;&quot;;&quot;)" office:value-type="string" office:string-value="Construction Yard">
            <text:p>Construction Yard</text:p>
          </table:table-cell>
          <table:table-cell table:formula="of:=CONCATENATE([.A32];&quot;,&quot;;[.B32];&quot;,&quot;;[.D32];&quot;,&quot;;[.E32];&quot;,&quot;;[.F32])" office:value-type="string" office:string-value="Construction Worker,Mechanical Engineer + Deputy,1 CPS,Construction Yard,Jacqueline Hammer, Jack Hummer">
            <text:p>Construction Worker,Mechanical Engineer + Deputy,1 CPS,Construction Yard,Jacqueline Hammer, Jack Hummer</text:p>
          </table:table-cell>
        </table:table-row>
        <table:table-row table:style-name="ro4">
          <table:table-cell office:value-type="string">
            <text:p>Car Designer</text:p>
          </table:table-cell>
          <table:table-cell office:value-type="string">
            <text:p>Mechanical Engineer + Artist</text:p>
          </table:table-cell>
          <table:table-cell/>
          <table:table-cell office:value-type="string">
            <text:p>1 CPS</text:p>
          </table:table-cell>
          <table:table-cell office:value-type="string">
            <text:p>Garage</text:p>
          </table:table-cell>
          <table:table-cell office:value-type="string">
            <text:p>Alfred Romero, Astrid Martin</text:p>
          </table:table-cell>
          <table:table-cell table:formula="of:=SUBSTITUTE([.E33];&quot;,&quot;;&quot;;&quot;)" office:value-type="string" office:string-value="Garage">
            <text:p>Garage</text:p>
          </table:table-cell>
          <table:table-cell table:formula="of:=CONCATENATE([.A33];&quot;,&quot;;[.B33];&quot;,&quot;;[.D33];&quot;,&quot;;[.E33];&quot;,&quot;;[.F33])" office:value-type="string" office:string-value="Car Designer,Mechanical Engineer + Artist,1 CPS,Garage,Alfred Romero, Astrid Martin">
            <text:p>Car Designer,Mechanical Engineer + Artist,1 CPS,Garage,Alfred Romero, Astrid Martin</text:p>
          </table:table-cell>
        </table:table-row>
        <table:table-row table:style-name="ro4">
          <table:table-cell office:value-type="string">
            <text:p>Athlete</text:p>
          </table:table-cell>
          <table:table-cell office:value-type="string">
            <text:p>Construction Worker + Farmer</text:p>
          </table:table-cell>
          <table:table-cell/>
          <table:table-cell office:value-type="string">
            <text:p>1 CPS</text:p>
          </table:table-cell>
          <table:table-cell office:value-type="string">
            <text:p>Stadium</text:p>
          </table:table-cell>
          <table:table-cell office:value-type="string">
            <text:p>Stanley Cupp</text:p>
          </table:table-cell>
          <table:table-cell table:formula="of:=SUBSTITUTE([.E34];&quot;,&quot;;&quot;;&quot;)" office:value-type="string" office:string-value="Stadium">
            <text:p>Stadium</text:p>
          </table:table-cell>
          <table:table-cell table:formula="of:=CONCATENATE([.A34];&quot;,&quot;;[.B34];&quot;,&quot;;[.D34];&quot;,&quot;;[.E34];&quot;,&quot;;[.F34])" office:value-type="string" office:string-value="Athlete,Construction Worker + Farmer,1 CPS,Stadium,Stanley Cupp">
            <text:p>Athlete,Construction Worker + Farmer,1 CPS,Stadium,Stanley Cupp</text:p>
          </table:table-cell>
        </table:table-row>
        <table:table-row table:style-name="ro4">
          <table:table-cell office:value-type="string">
            <text:p>Greengrocer</text:p>
          </table:table-cell>
          <table:table-cell office:value-type="string">
            <text:p>Farmer + Salesman</text:p>
          </table:table-cell>
          <table:table-cell/>
          <table:table-cell office:value-type="string">
            <text:p>1 CPS</text:p>
          </table:table-cell>
          <table:table-cell office:value-type="string">
            <text:p>Ninja HQ, Farmer's Market</text:p>
          </table:table-cell>
          <table:table-cell office:value-type="string">
            <text:p>Hazel Nutt</text:p>
          </table:table-cell>
          <table:table-cell table:formula="of:=SUBSTITUTE([.E35];&quot;,&quot;;&quot;;&quot;)" office:value-type="string" office:string-value="Ninja HQ; Farmer's Market">
            <text:p>Ninja HQ; Farmer's Market</text:p>
          </table:table-cell>
          <table:table-cell table:formula="of:=CONCATENATE([.A35];&quot;,&quot;;[.B35];&quot;,&quot;;[.D35];&quot;,&quot;;[.E35];&quot;,&quot;;[.F35])" office:value-type="string" office:string-value="Greengrocer,Farmer + Salesman,1 CPS,Ninja HQ, Farmer's Market,Hazel Nutt">
            <text:p>Greengrocer,Farmer + Salesman,1 CPS,Ninja HQ, Farmer's Market,Hazel Nutt</text:p>
          </table:table-cell>
        </table:table-row>
        <table:table-row table:style-name="ro3">
          <table:table-cell office:value-type="string">
            <text:p>Interior Designer</text:p>
          </table:table-cell>
          <table:table-cell office:value-type="string">
            <text:p>Architect + Artist</text:p>
          </table:table-cell>
          <table:table-cell/>
          <table:table-cell office:value-type="string">
            <text:p>1 CPS</text:p>
          </table:table-cell>
          <table:table-cell office:value-type="string">
            <text:p>Gallery</text:p>
          </table:table-cell>
          <table:table-cell office:value-type="string">
            <text:p>Ike Iyer, Shanda Lear</text:p>
          </table:table-cell>
          <table:table-cell table:formula="of:=SUBSTITUTE([.E36];&quot;,&quot;;&quot;;&quot;)" office:value-type="string" office:string-value="Gallery">
            <text:p>Gallery</text:p>
          </table:table-cell>
          <table:table-cell table:formula="of:=CONCATENATE([.A36];&quot;,&quot;;[.B36];&quot;,&quot;;[.D36];&quot;,&quot;;[.E36];&quot;,&quot;;[.F36])" office:value-type="string" office:string-value="Interior Designer,Architect + Artist,1 CPS,Gallery,Ike Iyer, Shanda Lear">
            <text:p>Interior Designer,Architect + Artist,1 CPS,Gallery,Ike Iyer, Shanda Lear</text:p>
          </table:table-cell>
        </table:table-row>
        <table:table-row table:style-name="ro4">
          <table:table-cell office:value-type="string">
            <text:p>Olympic Swimmer</text:p>
          </table:table-cell>
          <table:table-cell office:value-type="string">
            <text:p>Athlete + Fishmonger</text:p>
          </table:table-cell>
          <table:table-cell/>
          <table:table-cell office:value-type="string">
            <text:p>1 CPS</text:p>
          </table:table-cell>
          <table:table-cell office:value-type="string">
            <text:p>Swimming Pool</text:p>
          </table:table-cell>
          <table:table-cell office:value-type="string">
            <text:p>Brian Thorpe/Michellephelps</text:p>
          </table:table-cell>
          <table:table-cell table:formula="of:=SUBSTITUTE([.E37];&quot;,&quot;;&quot;;&quot;)" office:value-type="string" office:string-value="Swimming Pool">
            <text:p>Swimming Pool</text:p>
          </table:table-cell>
          <table:table-cell table:formula="of:=CONCATENATE([.A37];&quot;,&quot;;[.B37];&quot;,&quot;;[.D37];&quot;,&quot;;[.E37];&quot;,&quot;;[.F37])" office:value-type="string" office:string-value="Olympic Swimmer,Athlete + Fishmonger,1 CPS,Swimming Pool,Brian Thorpe/Michellephelps">
            <text:p>Olympic Swimmer,Athlete + Fishmonger,1 CPS,Swimming Pool,Brian Thorpe/Michellephelps</text:p>
          </table:table-cell>
        </table:table-row>
        <table:table-row table:style-name="ro4">
          <table:table-cell office:value-type="string">
            <text:p>Painter</text:p>
          </table:table-cell>
          <table:table-cell office:value-type="string">
            <text:p>Artist + Construction Worker</text:p>
          </table:table-cell>
          <table:table-cell/>
          <table:table-cell office:value-type="string">
            <text:p>1 CPS</text:p>
          </table:table-cell>
          <table:table-cell office:value-type="string">
            <text:p>Building Firm, Construction Yard</text:p>
          </table:table-cell>
          <table:table-cell office:value-type="string">
            <text:p>Jason Pollack</text:p>
          </table:table-cell>
          <table:table-cell table:formula="of:=SUBSTITUTE([.E38];&quot;,&quot;;&quot;;&quot;)" office:value-type="string" office:string-value="Building Firm; Construction Yard">
            <text:p>Building Firm; Construction Yard</text:p>
          </table:table-cell>
          <table:table-cell table:formula="of:=CONCATENATE([.A38];&quot;,&quot;;[.B38];&quot;,&quot;;[.D38];&quot;,&quot;;[.E38];&quot;,&quot;;[.F38])" office:value-type="string" office:string-value="Painter,Artist + Construction Worker,1 CPS,Building Firm, Construction Yard,Jason Pollack">
            <text:p>Painter,Artist + Construction Worker,1 CPS,Building Firm, Construction Yard,Jason Pollack</text:p>
          </table:table-cell>
        </table:table-row>
        <table:table-row table:style-name="ro3">
          <table:table-cell office:value-type="string">
            <text:p>Hotel Manager</text:p>
          </table:table-cell>
          <table:table-cell office:value-type="string">
            <text:p>Homemaker + Salesman</text:p>
          </table:table-cell>
          <table:table-cell/>
          <table:table-cell office:value-type="string">
            <text:p>1 CPS</text:p>
          </table:table-cell>
          <table:table-cell office:value-type="string">
            <text:p>Hotel Utopia</text:p>
          </table:table-cell>
          <table:table-cell office:value-type="string">
            <text:p>Habo Hilton</text:p>
          </table:table-cell>
          <table:table-cell table:formula="of:=SUBSTITUTE([.E39];&quot;,&quot;;&quot;;&quot;)" office:value-type="string" office:string-value="Hotel Utopia">
            <text:p>Hotel Utopia</text:p>
          </table:table-cell>
          <table:table-cell table:formula="of:=CONCATENATE([.A39];&quot;,&quot;;[.B39];&quot;,&quot;;[.D39];&quot;,&quot;;[.E39];&quot;,&quot;;[.F39])" office:value-type="string" office:string-value="Hotel Manager,Homemaker + Salesman,1 CPS,Hotel Utopia,Habo Hilton">
            <text:p>Hotel Manager,Homemaker + Salesman,1 CPS,Hotel Utopia,Habo Hilton</text:p>
          </table:table-cell>
        </table:table-row>
        <table:table-row table:style-name="ro4">
          <table:table-cell office:value-type="string">
            <text:p>Valet</text:p>
          </table:table-cell>
          <table:table-cell office:value-type="string">
            <text:p>Car Designer + Hotel Manager</text:p>
          </table:table-cell>
          <table:table-cell/>
          <table:table-cell office:value-type="string">
            <text:p>1 CPS</text:p>
          </table:table-cell>
          <table:table-cell office:value-type="string">
            <text:p>Hotel Utopia</text:p>
          </table:table-cell>
          <table:table-cell office:value-type="string">
            <text:p>Ella Vader</text:p>
          </table:table-cell>
          <table:table-cell table:formula="of:=SUBSTITUTE([.E40];&quot;,&quot;;&quot;;&quot;)" office:value-type="string" office:string-value="Hotel Utopia">
            <text:p>Hotel Utopia</text:p>
          </table:table-cell>
          <table:table-cell table:formula="of:=CONCATENATE([.A40];&quot;,&quot;;[.B40];&quot;,&quot;;[.D40];&quot;,&quot;;[.E40];&quot;,&quot;;[.F40])" office:value-type="string" office:string-value="Valet,Car Designer + Hotel Manager,1 CPS,Hotel Utopia,Ella Vader">
            <text:p>Valet,Car Designer + Hotel Manager,1 CPS,Hotel Utopia,Ella Vader</text:p>
          </table:table-cell>
        </table:table-row>
        <table:table-row table:style-name="ro3">
          <table:table-cell office:value-type="string">
            <text:p>Pilot</text:p>
          </table:table-cell>
          <table:table-cell office:value-type="string">
            <text:p>Valet + Mechanic</text:p>
          </table:table-cell>
          <table:table-cell/>
          <table:table-cell office:value-type="string">
            <text:p>1 CPS</text:p>
          </table:table-cell>
          <table:table-cell office:value-type="string">
            <text:p>Space Port</text:p>
          </table:table-cell>
          <table:table-cell office:value-type="string">
            <text:p>Perez Schute</text:p>
          </table:table-cell>
          <table:table-cell table:formula="of:=SUBSTITUTE([.E41];&quot;,&quot;;&quot;;&quot;)" office:value-type="string" office:string-value="Space Port">
            <text:p>Space Port</text:p>
          </table:table-cell>
          <table:table-cell table:formula="of:=CONCATENATE([.A41];&quot;,&quot;;[.B41];&quot;,&quot;;[.D41];&quot;,&quot;;[.E41];&quot;,&quot;;[.F41])" office:value-type="string" office:string-value="Pilot,Valet + Mechanic,1 CPS,Space Port,Perez Schute">
            <text:p>Pilot,Valet + Mechanic,1 CPS,Space Port,Perez Schute</text:p>
          </table:table-cell>
        </table:table-row>
        <table:table-row table:style-name="ro3">
          <table:table-cell office:value-type="string">
            <text:p>Flight Attendant</text:p>
          </table:table-cell>
          <table:table-cell office:value-type="string">
            <text:p>Pilot + Waiter</text:p>
          </table:table-cell>
          <table:table-cell/>
          <table:table-cell office:value-type="string">
            <text:p>1 CPS</text:p>
          </table:table-cell>
          <table:table-cell office:value-type="string">
            <text:p>Space Port</text:p>
          </table:table-cell>
          <table:table-cell office:value-type="string">
            <text:p>Cybil Passner</text:p>
          </table:table-cell>
          <table:table-cell table:formula="of:=SUBSTITUTE([.E42];&quot;,&quot;;&quot;;&quot;)" office:value-type="string" office:string-value="Space Port">
            <text:p>Space Port</text:p>
          </table:table-cell>
          <table:table-cell table:formula="of:=CONCATENATE([.A42];&quot;,&quot;;[.B42];&quot;,&quot;;[.D42];&quot;,&quot;;[.E42];&quot;,&quot;;[.F42])" office:value-type="string" office:string-value="Flight Attendant,Pilot + Waiter,1 CPS,Space Port,Cybil Passner">
            <text:p>Flight Attendant,Pilot + Waiter,1 CPS,Space Port,Cybil Passner</text:p>
          </table:table-cell>
        </table:table-row>
        <table:table-row table:style-name="ro4">
          <table:table-cell office:value-type="string">
            <text:p>Aerospace Engineer</text:p>
          </table:table-cell>
          <table:table-cell office:value-type="string">
            <text:p>Mechanical Engineer + Pilot</text:p>
          </table:table-cell>
          <table:table-cell/>
          <table:table-cell office:value-type="string">
            <text:p>1 CPS</text:p>
          </table:table-cell>
          <table:table-cell office:value-type="string">
            <text:p>Space Admin, Observatory</text:p>
          </table:table-cell>
          <table:table-cell office:value-type="string">
            <text:p>Daniela Bernoulli, Arthur Burner</text:p>
          </table:table-cell>
          <table:table-cell table:formula="of:=SUBSTITUTE([.E43];&quot;,&quot;;&quot;;&quot;)" office:value-type="string" office:string-value="Space Admin; Observatory">
            <text:p>Space Admin; Observatory</text:p>
          </table:table-cell>
          <table:table-cell table:formula="of:=CONCATENATE([.A43];&quot;,&quot;;[.B43];&quot;,&quot;;[.D43];&quot;,&quot;;[.E43];&quot;,&quot;;[.F43])" office:value-type="string" office:string-value="Aerospace Engineer,Mechanical Engineer + Pilot,1 CPS,Space Admin, Observatory,Daniela Bernoulli, Arthur Burner">
            <text:p>Aerospace Engineer,Mechanical Engineer + Pilot,1 CPS,Space Admin, Observatory,Daniela Bernoulli, Arthur Burner</text:p>
          </table:table-cell>
        </table:table-row>
        <table:table-row table:style-name="ro3">
          <table:table-cell office:value-type="string">
            <text:p>Art Dealer</text:p>
          </table:table-cell>
          <table:table-cell office:value-type="string">
            <text:p>Artist + Salesman</text:p>
          </table:table-cell>
          <table:table-cell/>
          <table:table-cell office:value-type="string">
            <text:p>1 CPS</text:p>
          </table:table-cell>
          <table:table-cell office:value-type="string">
            <text:p>Gallery</text:p>
          </table:table-cell>
          <table:table-cell office:value-type="string">
            <text:p>Arthur Major</text:p>
          </table:table-cell>
          <table:table-cell table:formula="of:=SUBSTITUTE([.E44];&quot;,&quot;;&quot;;&quot;)" office:value-type="string" office:string-value="Gallery">
            <text:p>Gallery</text:p>
          </table:table-cell>
          <table:table-cell table:formula="of:=CONCATENATE([.A44];&quot;,&quot;;[.B44];&quot;,&quot;;[.D44];&quot;,&quot;;[.E44];&quot;,&quot;;[.F44])" office:value-type="string" office:string-value="Art Dealer,Artist + Salesman,1 CPS,Gallery,Arthur Major">
            <text:p>Art Dealer,Artist + Salesman,1 CPS,Gallery,Arthur Major</text:p>
          </table:table-cell>
        </table:table-row>
        <table:table-row table:style-name="ro3">
          <table:table-cell office:value-type="string">
            <text:p>Industrialist</text:p>
          </table:table-cell>
          <table:table-cell office:value-type="string">
            <text:p>Salesman + Salesman</text:p>
          </table:table-cell>
          <table:table-cell/>
          <table:table-cell office:value-type="string">
            <text:p>1 CPS</text:p>
          </table:table-cell>
          <table:table-cell office:value-type="string">
            <text:p>Enterprise</text:p>
          </table:table-cell>
          <table:table-cell office:value-type="string">
            <text:p>Robin Banks, Iona Bentley</text:p>
          </table:table-cell>
          <table:table-cell table:formula="of:=SUBSTITUTE([.E45];&quot;,&quot;;&quot;;&quot;)" office:value-type="string" office:string-value="Enterprise">
            <text:p>Enterprise</text:p>
          </table:table-cell>
          <table:table-cell table:formula="of:=CONCATENATE([.A45];&quot;,&quot;;[.B45];&quot;,&quot;;[.D45];&quot;,&quot;;[.E45];&quot;,&quot;;[.F45])" office:value-type="string" office:string-value="Industrialist,Salesman + Salesman,1 CPS,Enterprise,Robin Banks, Iona Bentley">
            <text:p>Industrialist,Salesman + Salesman,1 CPS,Enterprise,Robin Banks, Iona Bentley</text:p>
          </table:table-cell>
        </table:table-row>
        <table:table-row table:style-name="ro4">
          <table:table-cell office:value-type="string">
            <text:p>Jockey</text:p>
          </table:table-cell>
          <table:table-cell office:value-type="string">
            <text:p>Animal Trainer + Valet</text:p>
          </table:table-cell>
          <table:table-cell/>
          <table:table-cell office:value-type="string">
            <text:p>1 CPS</text:p>
          </table:table-cell>
          <table:table-cell office:value-type="string">
            <text:p>Stable</text:p>
          </table:table-cell>
          <table:table-cell office:value-type="string">
            <text:p>Orson Spurs, Wendy Ryder</text:p>
          </table:table-cell>
          <table:table-cell table:formula="of:=SUBSTITUTE([.E46];&quot;,&quot;;&quot;;&quot;)" office:value-type="string" office:string-value="Stable">
            <text:p>Stable</text:p>
          </table:table-cell>
          <table:table-cell table:formula="of:=CONCATENATE([.A46];&quot;,&quot;;[.B46];&quot;,&quot;;[.D46];&quot;,&quot;;[.E46];&quot;,&quot;;[.F46])" office:value-type="string" office:string-value="Jockey,Animal Trainer + Valet,1 CPS,Stable,Orson Spurs, Wendy Ryder">
            <text:p>Jockey,Animal Trainer + Valet,1 CPS,Stable,Orson Spurs, Wendy Ryder</text:p>
          </table:table-cell>
        </table:table-row>
        <table:table-row table:style-name="ro3">
          <table:table-cell office:value-type="string">
            <text:p>Marine Biologist</text:p>
          </table:table-cell>
          <table:table-cell office:value-type="string">
            <text:p>Vet + Olympic Swimmer</text:p>
          </table:table-cell>
          <table:table-cell/>
          <table:table-cell office:value-type="string">
            <text:p>1 CPS</text:p>
          </table:table-cell>
          <table:table-cell office:value-type="string">
            <text:p>Aquarium</text:p>
          </table:table-cell>
          <table:table-cell office:value-type="string">
            <text:p>Tad Pohl</text:p>
          </table:table-cell>
          <table:table-cell table:formula="of:=SUBSTITUTE([.E47];&quot;,&quot;;&quot;;&quot;)" office:value-type="string" office:string-value="Aquarium">
            <text:p>Aquarium</text:p>
          </table:table-cell>
          <table:table-cell table:formula="of:=CONCATENATE([.A47];&quot;,&quot;;[.B47];&quot;,&quot;;[.D47];&quot;,&quot;;[.E47];&quot;,&quot;;[.F47])" office:value-type="string" office:string-value="Marine Biologist,Vet + Olympic Swimmer,1 CPS,Aquarium,Tad Pohl">
            <text:p>Marine Biologist,Vet + Olympic Swimmer,1 CPS,Aquarium,Tad Pohl</text:p>
          </table:table-cell>
        </table:table-row>
        <table:table-row table:style-name="ro3">
          <table:table-cell office:value-type="string">
            <text:p>Real Estate Agent</text:p>
          </table:table-cell>
          <table:table-cell office:value-type="string">
            <text:p>Architect + Salesman</text:p>
          </table:table-cell>
          <table:table-cell/>
          <table:table-cell office:value-type="string">
            <text:p>1 CPS</text:p>
          </table:table-cell>
          <table:table-cell office:value-type="string">
            <text:p>Building Firm</text:p>
          </table:table-cell>
          <table:table-cell office:value-type="string">
            <text:p>Lois Price, Lewis Price</text:p>
          </table:table-cell>
          <table:table-cell table:formula="of:=SUBSTITUTE([.E48];&quot;,&quot;;&quot;;&quot;)" office:value-type="string" office:string-value="Building Firm">
            <text:p>Building Firm</text:p>
          </table:table-cell>
          <table:table-cell table:formula="of:=CONCATENATE([.A48];&quot;,&quot;;[.B48];&quot;,&quot;;[.D48];&quot;,&quot;;[.E48];&quot;,&quot;;[.F48])" office:value-type="string" office:string-value="Real Estate Agent,Architect + Salesman,1 CPS,Building Firm,Lois Price, Lewis Price">
            <text:p>Real Estate Agent,Architect + Salesman,1 CPS,Building Firm,Lois Price, Lewis Price</text:p>
          </table:table-cell>
        </table:table-row>
        <table:table-row table:style-name="ro3">
          <table:table-cell office:value-type="string">
            <text:p>Soldier</text:p>
          </table:table-cell>
          <table:table-cell office:value-type="string">
            <text:p>Police Officer + Explorer</text:p>
          </table:table-cell>
          <table:table-cell/>
          <table:table-cell office:value-type="string">
            <text:p>1 CPS</text:p>
          </table:table-cell>
          <table:table-cell office:value-type="string">
            <text:p>Bunker</text:p>
          </table:table-cell>
          <table:table-cell office:value-type="string">
            <text:p>Private Patty</text:p>
          </table:table-cell>
          <table:table-cell table:formula="of:=SUBSTITUTE([.E49];&quot;,&quot;;&quot;;&quot;)" office:value-type="string" office:string-value="Bunker">
            <text:p>Bunker</text:p>
          </table:table-cell>
          <table:table-cell table:formula="of:=CONCATENATE([.A49];&quot;,&quot;;[.B49];&quot;,&quot;;[.D49];&quot;,&quot;;[.E49];&quot;,&quot;;[.F49])" office:value-type="string" office:string-value="Soldier,Police Officer + Explorer,1 CPS,Bunker,Private Patty">
            <text:p>Soldier,Police Officer + Explorer,1 CPS,Bunker,Private Patty</text:p>
          </table:table-cell>
        </table:table-row>
        <table:table-row table:style-name="ro4">
          <table:table-cell office:value-type="string">
            <text:p>Waiter</text:p>
          </table:table-cell>
          <table:table-cell office:value-type="string">
            <text:p>Cook + Assistant</text:p>
          </table:table-cell>
          <table:table-cell/>
          <table:table-cell office:value-type="string">
            <text:p>1 CPS</text:p>
          </table:table-cell>
          <table:table-cell office:value-type="string">
            <text:p>Restaurant, Diner</text:p>
          </table:table-cell>
          <table:table-cell office:value-type="string">
            <text:p>Trey Woscher/Clara Tables</text:p>
          </table:table-cell>
          <table:table-cell table:formula="of:=SUBSTITUTE([.E50];&quot;,&quot;;&quot;;&quot;)" office:value-type="string" office:string-value="Restaurant; Diner">
            <text:p>Restaurant; Diner</text:p>
          </table:table-cell>
          <table:table-cell table:formula="of:=CONCATENATE([.A50];&quot;,&quot;;[.B50];&quot;,&quot;;[.D50];&quot;,&quot;;[.E50];&quot;,&quot;;[.F50])" office:value-type="string" office:string-value="Waiter,Cook + Assistant,1 CPS,Restaurant, Diner,Trey Woscher/Clara Tables">
            <text:p>Waiter,Cook + Assistant,1 CPS,Restaurant, Diner,Trey Woscher/Clara Tables</text:p>
          </table:table-cell>
        </table:table-row>
        <table:table-row table:style-name="ro3">
          <table:table-cell office:value-type="string">
            <text:p>Philosopher</text:p>
          </table:table-cell>
          <table:table-cell office:value-type="string">
            <text:p>Dreamer + Dreamer</text:p>
          </table:table-cell>
          <table:table-cell/>
          <table:table-cell office:value-type="string">
            <text:p>1 CPS</text:p>
          </table:table-cell>
          <table:table-cell office:value-type="string">
            <text:p>University</text:p>
          </table:table-cell>
          <table:table-cell office:value-type="string">
            <text:p>Noah Lotte</text:p>
          </table:table-cell>
          <table:table-cell table:formula="of:=SUBSTITUTE([.E51];&quot;,&quot;;&quot;;&quot;)" office:value-type="string" office:string-value="University">
            <text:p>University</text:p>
          </table:table-cell>
          <table:table-cell table:formula="of:=CONCATENATE([.A51];&quot;,&quot;;[.B51];&quot;,&quot;;[.D51];&quot;,&quot;;[.E51];&quot;,&quot;;[.F51])" office:value-type="string" office:string-value="Philosopher,Dreamer + Dreamer,1 CPS,University,Noah Lotte">
            <text:p>Philosopher,Dreamer + Dreamer,1 CPS,University,Noah Lotte</text:p>
          </table:table-cell>
        </table:table-row>
        <table:table-row table:style-name="ro3">
          <table:table-cell office:value-type="string">
            <text:p>Detective</text:p>
          </table:table-cell>
          <table:table-cell office:value-type="string">
            <text:p>Police Officer + Philosopher</text:p>
          </table:table-cell>
          <table:table-cell/>
          <table:table-cell office:value-type="string">
            <text:p>1 CPS</text:p>
          </table:table-cell>
          <table:table-cell office:value-type="string">
            <text:p><text:a xlink:href="http://www.ign.com/wikis/pixel-people/Police_Station">Police Station</text:a>, Law Firm</text:p>
          </table:table-cell>
          <table:table-cell office:value-type="string">
            <text:p>Mitch Tracey</text:p>
          </table:table-cell>
          <table:table-cell table:formula="of:=SUBSTITUTE([.E52];&quot;,&quot;;&quot;;&quot;)" office:value-type="string" office:string-value="Police Station; Law Firm">
            <text:p>Police Station; Law Firm</text:p>
          </table:table-cell>
          <table:table-cell table:formula="of:=CONCATENATE([.A52];&quot;,&quot;;[.B52];&quot;,&quot;;[.D52];&quot;,&quot;;[.E52];&quot;,&quot;;[.F52])" office:value-type="string" office:string-value="Detective,Police Officer + Philosopher,1 CPS,Police Station, Law Firm,Mitch Tracey">
            <text:p>Detective,Police Officer + Philosopher,1 CPS,Police Station, Law Firm,Mitch Tracey</text:p>
          </table:table-cell>
        </table:table-row>
        <table:table-row table:style-name="ro3">
          <table:table-cell office:value-type="string">
            <text:p>Lawyer</text:p>
          </table:table-cell>
          <table:table-cell office:value-type="string">
            <text:p>Sheriff + Salesman</text:p>
          </table:table-cell>
          <table:table-cell/>
          <table:table-cell office:value-type="string">
            <text:p>1 CPS</text:p>
          </table:table-cell>
          <table:table-cell office:value-type="string">
            <text:p>Courthouse, Law Firm</text:p>
          </table:table-cell>
          <table:table-cell office:value-type="string">
            <text:p>Sue Swift, Alvin Mcbeal</text:p>
          </table:table-cell>
          <table:table-cell table:formula="of:=SUBSTITUTE([.E53];&quot;,&quot;;&quot;;&quot;)" office:value-type="string" office:string-value="Courthouse; Law Firm">
            <text:p>Courthouse; Law Firm</text:p>
          </table:table-cell>
          <table:table-cell table:formula="of:=CONCATENATE([.A53];&quot;,&quot;;[.B53];&quot;,&quot;;[.D53];&quot;,&quot;;[.E53];&quot;,&quot;;[.F53])" office:value-type="string" office:string-value="Lawyer,Sheriff + Salesman,1 CPS,Courthouse, Law Firm,Sue Swift, Alvin Mcbeal">
            <text:p>Lawyer,Sheriff + Salesman,1 CPS,Courthouse, Law Firm,Sue Swift, Alvin Mcbeal</text:p>
          </table:table-cell>
        </table:table-row>
        <table:table-row table:style-name="ro4">
          <table:table-cell office:value-type="string">
            <text:p>Marine</text:p>
          </table:table-cell>
          <table:table-cell office:value-type="string">
            <text:p>Soldier + Olympic Swimmer</text:p>
          </table:table-cell>
          <table:table-cell/>
          <table:table-cell office:value-type="string">
            <text:p>2 CPS</text:p>
          </table:table-cell>
          <table:table-cell office:value-type="string">
            <text:p>Bunker</text:p>
          </table:table-cell>
          <table:table-cell office:value-type="string">
            <text:p>Joe Howser</text:p>
          </table:table-cell>
          <table:table-cell table:formula="of:=SUBSTITUTE([.E54];&quot;,&quot;;&quot;;&quot;)" office:value-type="string" office:string-value="Bunker">
            <text:p>Bunker</text:p>
          </table:table-cell>
          <table:table-cell table:formula="of:=CONCATENATE([.A54];&quot;,&quot;;[.B54];&quot;,&quot;;[.D54];&quot;,&quot;;[.E54];&quot;,&quot;;[.F54])" office:value-type="string" office:string-value="Marine,Soldier + Olympic Swimmer,2 CPS,Bunker,Joe Howser">
            <text:p>Marine,Soldier + Olympic Swimmer,2 CPS,Bunker,Joe Howser</text:p>
          </table:table-cell>
        </table:table-row>
        <table:table-row table:style-name="ro3">
          <table:table-cell office:value-type="string">
            <text:p>Judge</text:p>
          </table:table-cell>
          <table:table-cell office:value-type="string">
            <text:p>Lawyer + Sheriff</text:p>
          </table:table-cell>
          <table:table-cell/>
          <table:table-cell office:value-type="string">
            <text:p>2 CPS</text:p>
          </table:table-cell>
          <table:table-cell office:value-type="string">
            <text:p>Courthouse</text:p>
          </table:table-cell>
          <table:table-cell office:value-type="string">
            <text:p>Judy Schuss, Gill Tee</text:p>
          </table:table-cell>
          <table:table-cell table:formula="of:=SUBSTITUTE([.E55];&quot;,&quot;;&quot;;&quot;)" office:value-type="string" office:string-value="Courthouse">
            <text:p>Courthouse</text:p>
          </table:table-cell>
          <table:table-cell table:formula="of:=CONCATENATE([.A55];&quot;,&quot;;[.B55];&quot;,&quot;;[.D55];&quot;,&quot;;[.E55];&quot;,&quot;;[.F55])" office:value-type="string" office:string-value="Judge,Lawyer + Sheriff,2 CPS,Courthouse,Judy Schuss, Gill Tee">
            <text:p>Judge,Lawyer + Sheriff,2 CPS,Courthouse,Judy Schuss, Gill Tee</text:p>
          </table:table-cell>
        </table:table-row>
        <table:table-row table:style-name="ro5">
          <table:table-cell office:value-type="string">
            <text:p>Secretary</text:p>
          </table:table-cell>
          <table:table-cell office:value-type="string">
            <text:p>Mayor + Deputy</text:p>
          </table:table-cell>
          <table:table-cell/>
          <table:table-cell office:value-type="string">
            <text:p>2 CPS</text:p>
          </table:table-cell>
          <table:table-cell office:value-type="string">
            <text:p>Bank, Enterprise, Business Center</text:p>
          </table:table-cell>
          <table:table-cell office:value-type="string">
            <text:p>Phil Cabinet, Pepper Werk</text:p>
          </table:table-cell>
          <table:table-cell table:formula="of:=SUBSTITUTE([.E56];&quot;,&quot;;&quot;;&quot;)" office:value-type="string" office:string-value="Bank; Enterprise; Business Center">
            <text:p>Bank; Enterprise; Business Center</text:p>
          </table:table-cell>
          <table:table-cell table:formula="of:=CONCATENATE([.A56];&quot;,&quot;;[.B56];&quot;,&quot;;[.D56];&quot;,&quot;;[.E56];&quot;,&quot;;[.F56])" office:value-type="string" office:string-value="Secretary,Mayor + Deputy,2 CPS,Bank, Enterprise, Business Center,Phil Cabinet, Pepper Werk">
            <text:p>Secretary,Mayor + Deputy,2 CPS,Bank, Enterprise, Business Center,Phil Cabinet, Pepper Werk</text:p>
          </table:table-cell>
        </table:table-row>
        <table:table-row table:style-name="ro5">
          <table:table-cell office:value-type="string">
            <text:p>Writer</text:p>
          </table:table-cell>
          <table:table-cell office:value-type="string">
            <text:p>Secretary + Dreamer</text:p>
          </table:table-cell>
          <table:table-cell/>
          <table:table-cell office:value-type="string">
            <text:p>2 CPS</text:p>
          </table:table-cell>
          <table:table-cell office:value-type="string">
            <text:p>TV Station, Cafe, Publishing House</text:p>
          </table:table-cell>
          <table:table-cell office:value-type="string">
            <text:p>Jorge Martinez</text:p>
          </table:table-cell>
          <table:table-cell table:formula="of:=SUBSTITUTE([.E57];&quot;,&quot;;&quot;;&quot;)" office:value-type="string" office:string-value="TV Station; Cafe; Publishing House">
            <text:p>TV Station; Cafe; Publishing House</text:p>
          </table:table-cell>
          <table:table-cell table:formula="of:=CONCATENATE([.A57];&quot;,&quot;;[.B57];&quot;,&quot;;[.D57];&quot;,&quot;;[.E57];&quot;,&quot;;[.F57])" office:value-type="string" office:string-value="Writer,Secretary + Dreamer,2 CPS,TV Station, Cafe, Publishing House,Jorge Martinez">
            <text:p>Writer,Secretary + Dreamer,2 CPS,TV Station, Cafe, Publishing House,Jorge Martinez</text:p>
          </table:table-cell>
        </table:table-row>
        <table:table-row table:style-name="ro5">
          <table:table-cell office:value-type="string">
            <text:p>Poet</text:p>
          </table:table-cell>
          <table:table-cell office:value-type="string">
            <text:p>Writer + Dreamer</text:p>
          </table:table-cell>
          <table:table-cell/>
          <table:table-cell office:value-type="string">
            <text:p>2 CPS</text:p>
          </table:table-cell>
          <table:table-cell office:value-type="string">
            <text:p>Gallery, Cafe, Library</text:p>
          </table:table-cell>
          <table:table-cell office:value-type="string">
            <text:p>Emmanuel Coloridge, Olga Frost, Amelia Bronte</text:p>
          </table:table-cell>
          <table:table-cell table:formula="of:=SUBSTITUTE([.E58];&quot;,&quot;;&quot;;&quot;)" office:value-type="string" office:string-value="Gallery; Cafe; Library">
            <text:p>Gallery; Cafe; Library</text:p>
          </table:table-cell>
          <table:table-cell table:formula="of:=CONCATENATE([.A58];&quot;,&quot;;[.B58];&quot;,&quot;;[.D58];&quot;,&quot;;[.E58];&quot;,&quot;;[.F58])" office:value-type="string" office:string-value="Poet,Writer + Dreamer,2 CPS,Gallery, Cafe, Library,Emmanuel Coloridge, Olga Frost, Amelia Bronte">
            <text:p>Poet,Writer + Dreamer,2 CPS,Gallery, Cafe, Library,Emmanuel Coloridge, Olga Frost, Amelia Bronte</text:p>
          </table:table-cell>
        </table:table-row>
        <table:table-row table:style-name="ro3">
          <table:table-cell office:value-type="string">
            <text:p>Paramedic</text:p>
          </table:table-cell>
          <table:table-cell office:value-type="string">
            <text:p>Police Officer + Doctor</text:p>
          </table:table-cell>
          <table:table-cell/>
          <table:table-cell office:value-type="string">
            <text:p>2 CPS</text:p>
          </table:table-cell>
          <table:table-cell office:value-type="string">
            <text:p>Fire Station</text:p>
          </table:table-cell>
          <table:table-cell office:value-type="string">
            <text:p>Justin Thyme, Justina Giffy</text:p>
          </table:table-cell>
          <table:table-cell table:formula="of:=SUBSTITUTE([.E59];&quot;,&quot;;&quot;;&quot;)" office:value-type="string" office:string-value="Fire Station">
            <text:p>Fire Station</text:p>
          </table:table-cell>
          <table:table-cell table:formula="of:=CONCATENATE([.A59];&quot;,&quot;;[.B59];&quot;,&quot;;[.D59];&quot;,&quot;;[.E59];&quot;,&quot;;[.F59])" office:value-type="string" office:string-value="Paramedic,Police Officer + Doctor,2 CPS,Fire Station,Justin Thyme, Justina Giffy">
            <text:p>Paramedic,Police Officer + Doctor,2 CPS,Fire Station,Justin Thyme, Justina Giffy</text:p>
          </table:table-cell>
        </table:table-row>
        <table:table-row table:style-name="ro4">
          <table:table-cell office:value-type="string">
            <text:p>Lifeguard</text:p>
          </table:table-cell>
          <table:table-cell office:value-type="string">
            <text:p>Olympic Swimmer + Paramedic</text:p>
          </table:table-cell>
          <table:table-cell/>
          <table:table-cell office:value-type="string">
            <text:p>2 CPS</text:p>
          </table:table-cell>
          <table:table-cell office:value-type="string">
            <text:p>Swimming Pool</text:p>
          </table:table-cell>
          <table:table-cell office:value-type="string">
            <text:p>Angela Anderson</text:p>
          </table:table-cell>
          <table:table-cell table:formula="of:=SUBSTITUTE([.E60];&quot;,&quot;;&quot;;&quot;)" office:value-type="string" office:string-value="Swimming Pool">
            <text:p>Swimming Pool</text:p>
          </table:table-cell>
          <table:table-cell table:formula="of:=CONCATENATE([.A60];&quot;,&quot;;[.B60];&quot;,&quot;;[.D60];&quot;,&quot;;[.E60];&quot;,&quot;;[.F60])" office:value-type="string" office:string-value="Lifeguard,Olympic Swimmer + Paramedic,2 CPS,Swimming Pool,Angela Anderson">
            <text:p>Lifeguard,Olympic Swimmer + Paramedic,2 CPS,Swimming Pool,Angela Anderson</text:p>
          </table:table-cell>
        </table:table-row>
        <table:table-row table:style-name="ro4">
          <table:table-cell office:value-type="string">
            <text:p>Model</text:p>
          </table:table-cell>
          <table:table-cell office:value-type="string">
            <text:p>Photographer + Lifeguard</text:p>
          </table:table-cell>
          <table:table-cell/>
          <table:table-cell office:value-type="string">
            <text:p>2 CPS</text:p>
          </table:table-cell>
          <table:table-cell office:value-type="string">
            <text:p>Photo Shop, Fashion Studio</text:p>
          </table:table-cell>
          <table:table-cell office:value-type="string">
            <text:p>Orlando Doom, Barb E. Dahl</text:p>
          </table:table-cell>
          <table:table-cell table:formula="of:=SUBSTITUTE([.E61];&quot;,&quot;;&quot;;&quot;)" office:value-type="string" office:string-value="Photo Shop; Fashion Studio">
            <text:p>Photo Shop; Fashion Studio</text:p>
          </table:table-cell>
          <table:table-cell table:formula="of:=CONCATENATE([.A61];&quot;,&quot;;[.B61];&quot;,&quot;;[.D61];&quot;,&quot;;[.E61];&quot;,&quot;;[.F61])" office:value-type="string" office:string-value="Model,Photographer + Lifeguard,2 CPS,Photo Shop, Fashion Studio,Orlando Doom, Barb E. Dahl">
            <text:p>Model,Photographer + Lifeguard,2 CPS,Photo Shop, Fashion Studio,Orlando Doom, Barb E. Dahl</text:p>
          </table:table-cell>
        </table:table-row>
        <table:table-row table:style-name="ro4">
          <table:table-cell office:value-type="string">
            <text:p>Swimsuit Model</text:p>
          </table:table-cell>
          <table:table-cell office:value-type="string">
            <text:p>Model + Olympic Swimmer</text:p>
          </table:table-cell>
          <table:table-cell/>
          <table:table-cell office:value-type="string">
            <text:p>2 CPS</text:p>
          </table:table-cell>
          <table:table-cell office:value-type="string">
            <text:p>Fashion Studio</text:p>
          </table:table-cell>
          <table:table-cell office:value-type="string">
            <text:p>Abraham Crombie, Tanya Hide</text:p>
          </table:table-cell>
          <table:table-cell table:formula="of:=SUBSTITUTE([.E62];&quot;,&quot;;&quot;;&quot;)" office:value-type="string" office:string-value="Fashion Studio">
            <text:p>Fashion Studio</text:p>
          </table:table-cell>
          <table:table-cell table:formula="of:=CONCATENATE([.A62];&quot;,&quot;;[.B62];&quot;,&quot;;[.D62];&quot;,&quot;;[.E62];&quot;,&quot;;[.F62])" office:value-type="string" office:string-value="Swimsuit Model,Model + Olympic Swimmer,2 CPS,Fashion Studio,Abraham Crombie, Tanya Hide">
            <text:p>Swimsuit Model,Model + Olympic Swimmer,2 CPS,Fashion Studio,Abraham Crombie, Tanya Hide</text:p>
          </table:table-cell>
        </table:table-row>
        <table:table-row table:style-name="ro3">
          <table:table-cell office:value-type="string">
            <text:p>Reporter</text:p>
          </table:table-cell>
          <table:table-cell office:value-type="string">
            <text:p>Detective + Writer</text:p>
          </table:table-cell>
          <table:table-cell/>
          <table:table-cell office:value-type="string">
            <text:p>2 CPS</text:p>
          </table:table-cell>
          <table:table-cell office:value-type="string">
            <text:p>TV Station, News Agency</text:p>
          </table:table-cell>
          <table:table-cell office:value-type="string">
            <text:p>Sab Channel</text:p>
          </table:table-cell>
          <table:table-cell table:formula="of:=SUBSTITUTE([.E63];&quot;,&quot;;&quot;;&quot;)" office:value-type="string" office:string-value="TV Station; News Agency">
            <text:p>TV Station; News Agency</text:p>
          </table:table-cell>
          <table:table-cell table:formula="of:=CONCATENATE([.A63];&quot;,&quot;;[.B63];&quot;,&quot;;[.D63];&quot;,&quot;;[.E63];&quot;,&quot;;[.F63])" office:value-type="string" office:string-value="Reporter,Detective + Writer,2 CPS,TV Station, News Agency,Sab Channel">
            <text:p>Reporter,Detective + Writer,2 CPS,TV Station, News Agency,Sab Channel</text:p>
          </table:table-cell>
        </table:table-row>
        <table:table-row table:style-name="ro4">
          <table:table-cell office:value-type="string">
            <text:p>Ballet Dancer</text:p>
          </table:table-cell>
          <table:table-cell office:value-type="string">
            <text:p>Athlete + Artist</text:p>
          </table:table-cell>
          <table:table-cell/>
          <table:table-cell office:value-type="string">
            <text:p>2 CPS</text:p>
          </table:table-cell>
          <table:table-cell office:value-type="string">
            <text:p>Dance Studio</text:p>
          </table:table-cell>
          <table:table-cell office:value-type="string">
            <text:p>Rina Belle, Dan Saul-Knight</text:p>
          </table:table-cell>
          <table:table-cell table:formula="of:=SUBSTITUTE([.E64];&quot;,&quot;;&quot;;&quot;)" office:value-type="string" office:string-value="Dance Studio">
            <text:p>Dance Studio</text:p>
          </table:table-cell>
          <table:table-cell table:formula="of:=CONCATENATE([.A64];&quot;,&quot;;[.B64];&quot;,&quot;;[.D64];&quot;,&quot;;[.E64];&quot;,&quot;;[.F64])" office:value-type="string" office:string-value="Ballet Dancer,Athlete + Artist,2 CPS,Dance Studio,Rina Belle, Dan Saul-Knight">
            <text:p>Ballet Dancer,Athlete + Artist,2 CPS,Dance Studio,Rina Belle, Dan Saul-Knight</text:p>
          </table:table-cell>
        </table:table-row>
        <table:table-row table:style-name="ro3">
          <table:table-cell office:value-type="string">
            <text:p>Martial Artist</text:p>
          </table:table-cell>
          <table:table-cell office:value-type="string">
            <text:p>Ballet Dancer + Soldier</text:p>
          </table:table-cell>
          <table:table-cell/>
          <table:table-cell office:value-type="string">
            <text:p>2 CPS</text:p>
          </table:table-cell>
          <table:table-cell office:value-type="string">
            <text:p>Dojo</text:p>
          </table:table-cell>
          <table:table-cell office:value-type="string">
            <text:p>Lucy Lee</text:p>
          </table:table-cell>
          <table:table-cell table:formula="of:=SUBSTITUTE([.E65];&quot;,&quot;;&quot;;&quot;)" office:value-type="string" office:string-value="Dojo">
            <text:p>Dojo</text:p>
          </table:table-cell>
          <table:table-cell table:formula="of:=CONCATENATE([.A65];&quot;,&quot;;[.B65];&quot;,&quot;;[.D65];&quot;,&quot;;[.E65];&quot;,&quot;;[.F65])" office:value-type="string" office:string-value="Martial Artist,Ballet Dancer + Soldier,2 CPS,Dojo,Lucy Lee">
            <text:p>Martial Artist,Ballet Dancer + Soldier,2 CPS,Dojo,Lucy Lee</text:p>
          </table:table-cell>
        </table:table-row>
        <table:table-row table:style-name="ro3">
          <table:table-cell office:value-type="string">
            <text:p>Sushi Chef</text:p>
          </table:table-cell>
          <table:table-cell office:value-type="string">
            <text:p>Chef + Martial Artist</text:p>
          </table:table-cell>
          <table:table-cell/>
          <table:table-cell office:value-type="string">
            <text:p>2 CPS</text:p>
          </table:table-cell>
          <table:table-cell office:value-type="string">
            <text:p>Sushi Bar</text:p>
          </table:table-cell>
          <table:table-cell office:value-type="string">
            <text:p>Anni Agi, Terry Aki</text:p>
          </table:table-cell>
          <table:table-cell table:formula="of:=SUBSTITUTE([.E66];&quot;,&quot;;&quot;;&quot;)" office:value-type="string" office:string-value="Sushi Bar">
            <text:p>Sushi Bar</text:p>
          </table:table-cell>
          <table:table-cell table:formula="of:=CONCATENATE([.A66];&quot;,&quot;;[.B66];&quot;,&quot;;[.D66];&quot;,&quot;;[.E66];&quot;,&quot;;[.F66])" office:value-type="string" office:string-value="Sushi Chef,Chef + Martial Artist,2 CPS,Sushi Bar,Anni Agi, Terry Aki">
            <text:p>Sushi Chef,Chef + Martial Artist,2 CPS,Sushi Bar,Anni Agi, Terry Aki</text:p>
          </table:table-cell>
        </table:table-row>
        <table:table-row table:style-name="ro3">
          <table:table-cell office:value-type="string">
            <text:p>Food Critic</text:p>
          </table:table-cell>
          <table:table-cell office:value-type="string">
            <text:p>Cook + Reporter</text:p>
          </table:table-cell>
          <table:table-cell/>
          <table:table-cell office:value-type="string">
            <text:p>2 CPS</text:p>
          </table:table-cell>
          <table:table-cell office:value-type="string">
            <text:p>News Agency</text:p>
          </table:table-cell>
          <table:table-cell office:value-type="string">
            <text:p>Liv Goode, Eaton Wright</text:p>
          </table:table-cell>
          <table:table-cell table:formula="of:=SUBSTITUTE([.E67];&quot;,&quot;;&quot;;&quot;)" office:value-type="string" office:string-value="News Agency">
            <text:p>News Agency</text:p>
          </table:table-cell>
          <table:table-cell table:formula="of:=CONCATENATE([.A67];&quot;,&quot;;[.B67];&quot;,&quot;;[.D67];&quot;,&quot;;[.E67];&quot;,&quot;;[.F67])" office:value-type="string" office:string-value="Food Critic,Cook + Reporter,2 CPS,News Agency,Liv Goode, Eaton Wright">
            <text:p>Food Critic,Cook + Reporter,2 CPS,News Agency,Liv Goode, Eaton Wright</text:p>
          </table:table-cell>
        </table:table-row>
        <table:table-row table:style-name="ro3">
          <table:table-cell office:value-type="string">
            <text:p>General</text:p>
          </table:table-cell>
          <table:table-cell office:value-type="string">
            <text:p>Marine + Soldier</text:p>
          </table:table-cell>
          <table:table-cell/>
          <table:table-cell office:value-type="string">
            <text:p>2 CPS</text:p>
          </table:table-cell>
          <table:table-cell office:value-type="string">
            <text:p>Bunker</text:p>
          </table:table-cell>
          <table:table-cell office:value-type="string">
            <text:p>Neve Sarandah</text:p>
          </table:table-cell>
          <table:table-cell table:formula="of:=SUBSTITUTE([.E68];&quot;,&quot;;&quot;;&quot;)" office:value-type="string" office:string-value="Bunker">
            <text:p>Bunker</text:p>
          </table:table-cell>
          <table:table-cell table:formula="of:=CONCATENATE([.A68];&quot;,&quot;;[.B68];&quot;,&quot;;[.D68];&quot;,&quot;;[.E68];&quot;,&quot;;[.F68])" office:value-type="string" office:string-value="General,Marine + Soldier,2 CPS,Bunker,Neve Sarandah">
            <text:p>General,Marine + Soldier,2 CPS,Bunker,Neve Sarandah</text:p>
          </table:table-cell>
        </table:table-row>
        <table:table-row table:style-name="ro4">
          <table:table-cell office:value-type="string">
            <text:p>Actor</text:p>
          </table:table-cell>
          <table:table-cell office:value-type="string">
            <text:p>Director + Model</text:p>
          </table:table-cell>
          <table:table-cell/>
          <table:table-cell office:value-type="string">
            <text:p>2 CPS</text:p>
          </table:table-cell>
          <table:table-cell office:value-type="string">
            <text:p>Theatre, Film Studio</text:p>
          </table:table-cell>
          <table:table-cell office:value-type="string">
            <text:p>Holly Voode, Bryan Reynolds</text:p>
          </table:table-cell>
          <table:table-cell table:formula="of:=SUBSTITUTE([.E69];&quot;,&quot;;&quot;;&quot;)" office:value-type="string" office:string-value="Theatre; Film Studio">
            <text:p>Theatre; Film Studio</text:p>
          </table:table-cell>
          <table:table-cell table:formula="of:=CONCATENATE([.A69];&quot;,&quot;;[.B69];&quot;,&quot;;[.D69];&quot;,&quot;;[.E69];&quot;,&quot;;[.F69])" office:value-type="string" office:string-value="Actor,Director + Model,2 CPS,Theatre, Film Studio,Holly Voode, Bryan Reynolds">
            <text:p>Actor,Director + Model,2 CPS,Theatre, Film Studio,Holly Voode, Bryan Reynolds</text:p>
          </table:table-cell>
        </table:table-row>
        <table:table-row table:style-name="ro3">
          <table:table-cell office:value-type="string">
            <text:p>Flight Controller</text:p>
          </table:table-cell>
          <table:table-cell office:value-type="string">
            <text:p>Architect + Pilot</text:p>
          </table:table-cell>
          <table:table-cell/>
          <table:table-cell office:value-type="string">
            <text:p>2 CPS</text:p>
          </table:table-cell>
          <table:table-cell office:value-type="string">
            <text:p>Space Port</text:p>
          </table:table-cell>
          <table:table-cell office:value-type="string">
            <text:p>Jett Pastonby</text:p>
          </table:table-cell>
          <table:table-cell table:formula="of:=SUBSTITUTE([.E70];&quot;,&quot;;&quot;;&quot;)" office:value-type="string" office:string-value="Space Port">
            <text:p>Space Port</text:p>
          </table:table-cell>
          <table:table-cell table:formula="of:=CONCATENATE([.A70];&quot;,&quot;;[.B70];&quot;,&quot;;[.D70];&quot;,&quot;;[.E70];&quot;,&quot;;[.F70])" office:value-type="string" office:string-value="Flight Controller,Architect + Pilot,2 CPS,Space Port,Jett Pastonby">
            <text:p>Flight Controller,Architect + Pilot,2 CPS,Space Port,Jett Pastonby</text:p>
          </table:table-cell>
        </table:table-row>
        <table:table-row table:style-name="ro3">
          <table:table-cell office:value-type="string">
            <text:p>Calligrapher</text:p>
          </table:table-cell>
          <table:table-cell office:value-type="string">
            <text:p>Writer + Artist</text:p>
          </table:table-cell>
          <table:table-cell/>
          <table:table-cell office:value-type="string">
            <text:p>2 CPS</text:p>
          </table:table-cell>
          <table:table-cell office:value-type="string">
            <text:p>Gallery</text:p>
          </table:table-cell>
          <table:table-cell office:value-type="string">
            <text:p>Callie Kravitz, Otto Graff</text:p>
          </table:table-cell>
          <table:table-cell table:formula="of:=SUBSTITUTE([.E71];&quot;,&quot;;&quot;;&quot;)" office:value-type="string" office:string-value="Gallery">
            <text:p>Gallery</text:p>
          </table:table-cell>
          <table:table-cell table:formula="of:=CONCATENATE([.A71];&quot;,&quot;;[.B71];&quot;,&quot;;[.D71];&quot;,&quot;;[.E71];&quot;,&quot;;[.F71])" office:value-type="string" office:string-value="Calligrapher,Writer + Artist,2 CPS,Gallery,Callie Kravitz, Otto Graff">
            <text:p>Calligrapher,Writer + Artist,2 CPS,Gallery,Callie Kravitz, Otto Graff</text:p>
          </table:table-cell>
        </table:table-row>
        <table:table-row table:style-name="ro3">
          <table:table-cell office:value-type="string">
            <text:p>Cameraman</text:p>
          </table:table-cell>
          <table:table-cell office:value-type="string">
            <text:p>Photographer + Mechanic</text:p>
          </table:table-cell>
          <table:table-cell/>
          <table:table-cell office:value-type="string">
            <text:p>2 CPS</text:p>
          </table:table-cell>
          <table:table-cell office:value-type="string">
            <text:p>Photo Shop, TV Station</text:p>
          </table:table-cell>
          <table:table-cell office:value-type="string">
            <text:p>Phil Maker, Michelle Bay</text:p>
          </table:table-cell>
          <table:table-cell table:formula="of:=SUBSTITUTE([.E72];&quot;,&quot;;&quot;;&quot;)" office:value-type="string" office:string-value="Photo Shop; TV Station">
            <text:p>Photo Shop; TV Station</text:p>
          </table:table-cell>
          <table:table-cell table:formula="of:=CONCATENATE([.A72];&quot;,&quot;;[.B72];&quot;,&quot;;[.D72];&quot;,&quot;;[.E72];&quot;,&quot;;[.F72])" office:value-type="string" office:string-value="Cameraman,Photographer + Mechanic,2 CPS,Photo Shop, TV Station,Phil Maker, Michelle Bay">
            <text:p>Cameraman,Photographer + Mechanic,2 CPS,Photo Shop, TV Station,Phil Maker, Michelle Bay</text:p>
          </table:table-cell>
        </table:table-row>
        <table:table-row table:style-name="ro3">
          <table:table-cell office:value-type="string">
            <text:p>Cheerleader</text:p>
          </table:table-cell>
          <table:table-cell office:value-type="string">
            <text:p>Athlete + Ballet Dancer</text:p>
          </table:table-cell>
          <table:table-cell/>
          <table:table-cell office:value-type="string">
            <text:p>2 CPS</text:p>
          </table:table-cell>
          <table:table-cell office:value-type="string">
            <text:p>Stadium, Dance Studio</text:p>
          </table:table-cell>
          <table:table-cell office:value-type="string">
            <text:p>Tom Pomm</text:p>
          </table:table-cell>
          <table:table-cell table:formula="of:=SUBSTITUTE([.E73];&quot;,&quot;;&quot;;&quot;)" office:value-type="string" office:string-value="Stadium; Dance Studio">
            <text:p>Stadium; Dance Studio</text:p>
          </table:table-cell>
          <table:table-cell table:formula="of:=CONCATENATE([.A73];&quot;,&quot;;[.B73];&quot;,&quot;;[.D73];&quot;,&quot;;[.E73];&quot;,&quot;;[.F73])" office:value-type="string" office:string-value="Cheerleader,Athlete + Ballet Dancer,2 CPS,Stadium, Dance Studio,Tom Pomm">
            <text:p>Cheerleader,Athlete + Ballet Dancer,2 CPS,Stadium, Dance Studio,Tom Pomm</text:p>
          </table:table-cell>
        </table:table-row>
        <table:table-row table:style-name="ro3">
          <table:table-cell office:value-type="string">
            <text:p>Coach</text:p>
          </table:table-cell>
          <table:table-cell office:value-type="string">
            <text:p>Athlete + Athlete</text:p>
          </table:table-cell>
          <table:table-cell/>
          <table:table-cell office:value-type="string">
            <text:p>2 CPS</text:p>
          </table:table-cell>
          <table:table-cell office:value-type="string">
            <text:p>Stadium</text:p>
          </table:table-cell>
          <table:table-cell office:value-type="string">
            <text:p>Jim Laucher</text:p>
          </table:table-cell>
          <table:table-cell table:formula="of:=SUBSTITUTE([.E74];&quot;,&quot;;&quot;;&quot;)" office:value-type="string" office:string-value="Stadium">
            <text:p>Stadium</text:p>
          </table:table-cell>
          <table:table-cell table:formula="of:=CONCATENATE([.A74];&quot;,&quot;;[.B74];&quot;,&quot;;[.D74];&quot;,&quot;;[.E74];&quot;,&quot;;[.F74])" office:value-type="string" office:string-value="Coach,Athlete + Athlete,2 CPS,Stadium,Jim Laucher">
            <text:p>Coach,Athlete + Athlete,2 CPS,Stadium,Jim Laucher</text:p>
          </table:table-cell>
        </table:table-row>
        <table:table-row table:style-name="ro3">
          <table:table-cell office:value-type="string">
            <text:p>Courier</text:p>
          </table:table-cell>
          <table:table-cell office:value-type="string">
            <text:p>Mailman + Salesman</text:p>
          </table:table-cell>
          <table:table-cell/>
          <table:table-cell office:value-type="string">
            <text:p>2 CPS</text:p>
          </table:table-cell>
          <table:table-cell office:value-type="string">
            <text:p>Post Office</text:p>
          </table:table-cell>
          <table:table-cell office:value-type="string">
            <text:p>Dusty Rhodes</text:p>
          </table:table-cell>
          <table:table-cell table:formula="of:=SUBSTITUTE([.E75];&quot;,&quot;;&quot;;&quot;)" office:value-type="string" office:string-value="Post Office">
            <text:p>Post Office</text:p>
          </table:table-cell>
          <table:table-cell table:formula="of:=CONCATENATE([.A75];&quot;,&quot;;[.B75];&quot;,&quot;;[.D75];&quot;,&quot;;[.E75];&quot;,&quot;;[.F75])" office:value-type="string" office:string-value="Courier,Mailman + Salesman,2 CPS,Post Office,Dusty Rhodes">
            <text:p>Courier,Mailman + Salesman,2 CPS,Post Office,Dusty Rhodes</text:p>
          </table:table-cell>
        </table:table-row>
        <table:table-row table:style-name="ro5">
          <table:table-cell office:value-type="string">
            <text:p>Director</text:p>
          </table:table-cell>
          <table:table-cell office:value-type="string">
            <text:p>Cameraman + Cameraman</text:p>
          </table:table-cell>
          <table:table-cell/>
          <table:table-cell office:value-type="string">
            <text:p>2 CPS</text:p>
          </table:table-cell>
          <table:table-cell office:value-type="string">
            <text:p>Theatre, Film Studio</text:p>
          </table:table-cell>
          <table:table-cell office:value-type="string">
            <text:p>Martina Scorcese, Devan Spielburg</text:p>
          </table:table-cell>
          <table:table-cell table:formula="of:=SUBSTITUTE([.E76];&quot;,&quot;;&quot;;&quot;)" office:value-type="string" office:string-value="Theatre; Film Studio">
            <text:p>Theatre; Film Studio</text:p>
          </table:table-cell>
          <table:table-cell table:formula="of:=CONCATENATE([.A76];&quot;,&quot;;[.B76];&quot;,&quot;;[.D76];&quot;,&quot;;[.E76];&quot;,&quot;;[.F76])" office:value-type="string" office:string-value="Director,Cameraman + Cameraman,2 CPS,Theatre, Film Studio,Martina Scorcese, Devan Spielburg">
            <text:p>Director,Cameraman + Cameraman,2 CPS,Theatre, Film Studio,Martina Scorcese, Devan Spielburg</text:p>
          </table:table-cell>
        </table:table-row>
        <table:table-row table:style-name="ro5">
          <table:table-cell office:value-type="string">
            <text:p>Florist</text:p>
          </table:table-cell>
          <table:table-cell office:value-type="string">
            <text:p>Farmer + Botanist</text:p>
          </table:table-cell>
          <table:table-cell/>
          <table:table-cell office:value-type="string">
            <text:p>2 CPS</text:p>
          </table:table-cell>
          <table:table-cell office:value-type="string">
            <text:p>Flower Shop, Nursery, Farmer's Market</text:p>
          </table:table-cell>
          <table:table-cell office:value-type="string">
            <text:p>Dan D'Lyons</text:p>
          </table:table-cell>
          <table:table-cell table:formula="of:=SUBSTITUTE([.E77];&quot;,&quot;;&quot;;&quot;)" office:value-type="string" office:string-value="Flower Shop; Nursery; Farmer's Market">
            <text:p>Flower Shop; Nursery; Farmer's Market</text:p>
          </table:table-cell>
          <table:table-cell table:formula="of:=CONCATENATE([.A77];&quot;,&quot;;[.B77];&quot;,&quot;;[.D77];&quot;,&quot;;[.E77];&quot;,&quot;;[.F77])" office:value-type="string" office:string-value="Florist,Farmer + Botanist,2 CPS,Flower Shop, Nursery, Farmer's Market,Dan D'Lyons">
            <text:p>Florist,Farmer + Botanist,2 CPS,Flower Shop, Nursery, Farmer's Market,Dan D'Lyons</text:p>
          </table:table-cell>
        </table:table-row>
        <table:table-row table:style-name="ro3">
          <table:table-cell office:value-type="string">
            <text:p>Grave Digger</text:p>
          </table:table-cell>
          <table:table-cell office:value-type="string">
            <text:p>Farmer + Soldier</text:p>
          </table:table-cell>
          <table:table-cell/>
          <table:table-cell office:value-type="string">
            <text:p>2 CPS</text:p>
          </table:table-cell>
          <table:table-cell office:value-type="string">
            <text:p>Funeral Parlor</text:p>
          </table:table-cell>
          <table:table-cell office:value-type="string">
            <text:p>Doug Pitts</text:p>
          </table:table-cell>
          <table:table-cell table:formula="of:=SUBSTITUTE([.E78];&quot;,&quot;;&quot;;&quot;)" office:value-type="string" office:string-value="Funeral Parlor">
            <text:p>Funeral Parlor</text:p>
          </table:table-cell>
          <table:table-cell table:formula="of:=CONCATENATE([.A78];&quot;,&quot;;[.B78];&quot;,&quot;;[.D78];&quot;,&quot;;[.E78];&quot;,&quot;;[.F78])" office:value-type="string" office:string-value="Grave Digger,Farmer + Soldier,2 CPS,Funeral Parlor,Doug Pitts">
            <text:p>Grave Digger,Farmer + Soldier,2 CPS,Funeral Parlor,Doug Pitts</text:p>
          </table:table-cell>
        </table:table-row>
        <table:table-row table:style-name="ro3">
          <table:table-cell office:value-type="string">
            <text:p>Mailman</text:p>
          </table:table-cell>
          <table:table-cell office:value-type="string">
            <text:p>Reporter + Valet</text:p>
          </table:table-cell>
          <table:table-cell/>
          <table:table-cell office:value-type="string">
            <text:p>2 CPS</text:p>
          </table:table-cell>
          <table:table-cell office:value-type="string">
            <text:p>Post Office</text:p>
          </table:table-cell>
          <table:table-cell office:value-type="string">
            <text:p>June Parcell</text:p>
          </table:table-cell>
          <table:table-cell table:formula="of:=SUBSTITUTE([.E79];&quot;,&quot;;&quot;;&quot;)" office:value-type="string" office:string-value="Post Office">
            <text:p>Post Office</text:p>
          </table:table-cell>
          <table:table-cell table:formula="of:=CONCATENATE([.A79];&quot;,&quot;;[.B79];&quot;,&quot;;[.D79];&quot;,&quot;;[.E79];&quot;,&quot;;[.F79])" office:value-type="string" office:string-value="Mailman,Reporter + Valet,2 CPS,Post Office,June Parcell">
            <text:p>Mailman,Reporter + Valet,2 CPS,Post Office,June Parcell</text:p>
          </table:table-cell>
        </table:table-row>
        <table:table-row table:style-name="ro3">
          <table:table-cell office:value-type="string">
            <text:p>Miner</text:p>
          </table:table-cell>
          <table:table-cell office:value-type="string">
            <text:p>Grave Digger + Explorer</text:p>
          </table:table-cell>
          <table:table-cell/>
          <table:table-cell office:value-type="string">
            <text:p>2 CPS</text:p>
          </table:table-cell>
          <table:table-cell office:value-type="string">
            <text:p>Utopium Mine</text:p>
          </table:table-cell>
          <table:table-cell office:value-type="string">
            <text:p>Jem Stoan</text:p>
          </table:table-cell>
          <table:table-cell table:formula="of:=SUBSTITUTE([.E80];&quot;,&quot;;&quot;;&quot;)" office:value-type="string" office:string-value="Utopium Mine">
            <text:p>Utopium Mine</text:p>
          </table:table-cell>
          <table:table-cell table:formula="of:=CONCATENATE([.A80];&quot;,&quot;;[.B80];&quot;,&quot;;[.D80];&quot;,&quot;;[.E80];&quot;,&quot;;[.F80])" office:value-type="string" office:string-value="Miner,Grave Digger + Explorer,2 CPS,Utopium Mine,Jem Stoan">
            <text:p>Miner,Grave Digger + Explorer,2 CPS,Utopium Mine,Jem Stoan</text:p>
          </table:table-cell>
        </table:table-row>
        <table:table-row table:style-name="ro4">
          <table:table-cell office:value-type="string">
            <text:p>Cattle Rustler</text:p>
          </table:table-cell>
          <table:table-cell office:value-type="string">
            <text:p>Jockey + Animal Trainer</text:p>
          </table:table-cell>
          <table:table-cell/>
          <table:table-cell office:value-type="string">
            <text:p>2 CPS</text:p>
          </table:table-cell>
          <table:table-cell office:value-type="string">
            <text:p>Stable, Stadium</text:p>
          </table:table-cell>
          <table:table-cell office:value-type="string">
            <text:p>Brandon Cattell, Brenda Cattel</text:p>
          </table:table-cell>
          <table:table-cell table:formula="of:=SUBSTITUTE([.E81];&quot;,&quot;;&quot;;&quot;)" office:value-type="string" office:string-value="Stable; Stadium">
            <text:p>Stable; Stadium</text:p>
          </table:table-cell>
          <table:table-cell table:formula="of:=CONCATENATE([.A81];&quot;,&quot;;[.B81];&quot;,&quot;;[.D81];&quot;,&quot;;[.E81];&quot;,&quot;;[.F81])" office:value-type="string" office:string-value="Cattle Rustler,Jockey + Animal Trainer,2 CPS,Stable, Stadium,Brandon Cattell, Brenda Cattel">
            <text:p>Cattle Rustler,Jockey + Animal Trainer,2 CPS,Stable, Stadium,Brandon Cattell, Brenda Cattel</text:p>
          </table:table-cell>
        </table:table-row>
        <table:table-row table:style-name="ro3">
          <table:table-cell office:value-type="string">
            <text:p>Postmaster General</text:p>
          </table:table-cell>
          <table:table-cell office:value-type="string">
            <text:p>Mailman + General</text:p>
          </table:table-cell>
          <table:table-cell/>
          <table:table-cell office:value-type="string">
            <text:p>2 CPS</text:p>
          </table:table-cell>
          <table:table-cell office:value-type="string">
            <text:p>Post Office</text:p>
          </table:table-cell>
          <table:table-cell office:value-type="string">
            <text:p>Philip Lately</text:p>
          </table:table-cell>
          <table:table-cell table:formula="of:=SUBSTITUTE([.E82];&quot;,&quot;;&quot;;&quot;)" office:value-type="string" office:string-value="Post Office">
            <text:p>Post Office</text:p>
          </table:table-cell>
          <table:table-cell table:formula="of:=CONCATENATE([.A82];&quot;,&quot;;[.B82];&quot;,&quot;;[.D82];&quot;,&quot;;[.E82];&quot;,&quot;;[.F82])" office:value-type="string" office:string-value="Postmaster General,Mailman + General,2 CPS,Post Office,Philip Lately">
            <text:p>Postmaster General,Mailman + General,2 CPS,Post Office,Philip Lately</text:p>
          </table:table-cell>
        </table:table-row>
        <table:table-row table:style-name="ro3">
          <table:table-cell office:value-type="string">
            <text:p>Stunt Double</text:p>
          </table:table-cell>
          <table:table-cell office:value-type="string">
            <text:p>Actor + Martial Artist</text:p>
          </table:table-cell>
          <table:table-cell/>
          <table:table-cell table:style-name="ce3"/>
          <table:table-cell office:value-type="string">
            <text:p>Film Studio</text:p>
          </table:table-cell>
          <table:table-cell office:value-type="string">
            <text:p>Oliver Sutton</text:p>
          </table:table-cell>
          <table:table-cell table:formula="of:=SUBSTITUTE([.E83];&quot;,&quot;;&quot;;&quot;)" office:value-type="string" office:string-value="Film Studio">
            <text:p>Film Studio</text:p>
          </table:table-cell>
          <table:table-cell table:formula="of:=CONCATENATE([.A83];&quot;,&quot;;[.B83];&quot;,&quot;;[.D83];&quot;,&quot;;[.E83];&quot;,&quot;;[.F83])" office:value-type="string" office:string-value="Stunt Double,Actor + Martial Artist,,Film Studio,Oliver Sutton">
            <text:p>Stunt Double,Actor + Martial Artist,,Film Studio,Oliver Sutton</text:p>
          </table:table-cell>
        </table:table-row>
        <table:table-row table:style-name="ro3">
          <table:table-cell office:value-type="string">
            <text:p>Programmer</text:p>
          </table:table-cell>
          <table:table-cell office:value-type="string">
            <text:p>Mathematician + Engineer</text:p>
          </table:table-cell>
          <table:table-cell/>
          <table:table-cell office:value-type="string">
            <text:p>2 CPS</text:p>
          </table:table-cell>
          <table:table-cell office:value-type="string">
            <text:p>Arcade, Tech Support</text:p>
          </table:table-cell>
          <table:table-cell office:value-type="string">
            <text:p>Willa Gates, Sakura Gates</text:p>
          </table:table-cell>
          <table:table-cell table:formula="of:=SUBSTITUTE([.E84];&quot;,&quot;;&quot;;&quot;)" office:value-type="string" office:string-value="Arcade; Tech Support">
            <text:p>Arcade; Tech Support</text:p>
          </table:table-cell>
          <table:table-cell table:formula="of:=CONCATENATE([.A84];&quot;,&quot;;[.B84];&quot;,&quot;;[.D84];&quot;,&quot;;[.E84];&quot;,&quot;;[.F84])" office:value-type="string" office:string-value="Programmer,Mathematician + Engineer,2 CPS,Arcade, Tech Support,Willa Gates, Sakura Gates">
            <text:p>Programmer,Mathematician + Engineer,2 CPS,Arcade, Tech Support,Willa Gates, Sakura Gates</text:p>
          </table:table-cell>
        </table:table-row>
        <table:table-row table:style-name="ro3">
          <table:table-cell office:value-type="string">
            <text:p>Game Designer</text:p>
          </table:table-cell>
          <table:table-cell office:value-type="string">
            <text:p>Programmer + Artist</text:p>
          </table:table-cell>
          <table:table-cell/>
          <table:table-cell office:value-type="string">
            <text:p>2 CPS</text:p>
          </table:table-cell>
          <table:table-cell office:value-type="string">
            <text:p>Arcade</text:p>
          </table:table-cell>
          <table:table-cell office:value-type="string">
            <text:p>Brave Marsh</text:p>
          </table:table-cell>
          <table:table-cell table:formula="of:=SUBSTITUTE([.E85];&quot;,&quot;;&quot;;&quot;)" office:value-type="string" office:string-value="Arcade">
            <text:p>Arcade</text:p>
          </table:table-cell>
          <table:table-cell table:formula="of:=CONCATENATE([.A85];&quot;,&quot;;[.B85];&quot;,&quot;;[.D85];&quot;,&quot;;[.E85];&quot;,&quot;;[.F85])" office:value-type="string" office:string-value="Game Designer,Programmer + Artist,2 CPS,Arcade,Brave Marsh">
            <text:p>Game Designer,Programmer + Artist,2 CPS,Arcade,Brave Marsh</text:p>
          </table:table-cell>
        </table:table-row>
        <table:table-row table:style-name="ro5">
          <table:table-cell office:value-type="string">
            <text:p>Mathematician</text:p>
          </table:table-cell>
          <table:table-cell office:value-type="string">
            <text:p>Philosopher + Scientist</text:p>
          </table:table-cell>
          <table:table-cell/>
          <table:table-cell office:value-type="string">
            <text:p>2 CPS</text:p>
          </table:table-cell>
          <table:table-cell office:value-type="string">
            <text:p>University, Business Center, Tech Support</text:p>
          </table:table-cell>
          <table:table-cell office:value-type="string">
            <text:p>Bertha Russel</text:p>
          </table:table-cell>
          <table:table-cell table:formula="of:=SUBSTITUTE([.E86];&quot;,&quot;;&quot;;&quot;)" office:value-type="string" office:string-value="University; Business Center; Tech Support">
            <text:p>University; Business Center; Tech Support</text:p>
          </table:table-cell>
          <table:table-cell table:formula="of:=CONCATENATE([.A86];&quot;,&quot;;[.B86];&quot;,&quot;;[.D86];&quot;,&quot;;[.E86];&quot;,&quot;;[.F86])" office:value-type="string" office:string-value="Mathematician,Philosopher + Scientist,2 CPS,University, Business Center, Tech Support,Bertha Russel">
            <text:p>Mathematician,Philosopher + Scientist,2 CPS,University, Business Center, Tech Support,Bertha Russel</text:p>
          </table:table-cell>
        </table:table-row>
        <table:table-row table:style-name="ro3">
          <table:table-cell office:value-type="string">
            <text:p>Scientist</text:p>
          </table:table-cell>
          <table:table-cell office:value-type="string">
            <text:p>Philosopher + Engineer</text:p>
          </table:table-cell>
          <table:table-cell/>
          <table:table-cell office:value-type="string">
            <text:p>2 CPS</text:p>
          </table:table-cell>
          <table:table-cell office:value-type="string">
            <text:p>Research Lab</text:p>
          </table:table-cell>
          <table:table-cell office:value-type="string">
            <text:p>Milly Graham, Miller Graham</text:p>
          </table:table-cell>
          <table:table-cell table:formula="of:=SUBSTITUTE([.E87];&quot;,&quot;;&quot;;&quot;)" office:value-type="string" office:string-value="Research Lab">
            <text:p>Research Lab</text:p>
          </table:table-cell>
          <table:table-cell table:formula="of:=CONCATENATE([.A87];&quot;,&quot;;[.B87];&quot;,&quot;;[.D87];&quot;,&quot;;[.E87];&quot;,&quot;;[.F87])" office:value-type="string" office:string-value="Scientist,Philosopher + Engineer,2 CPS,Research Lab,Milly Graham, Miller Graham">
            <text:p>Scientist,Philosopher + Engineer,2 CPS,Research Lab,Milly Graham, Miller Graham</text:p>
          </table:table-cell>
        </table:table-row>
        <table:table-row table:style-name="ro4">
          <table:table-cell office:value-type="string">
            <text:p>Physicist</text:p>
          </table:table-cell>
          <table:table-cell office:value-type="string">
            <text:p>Scientist + Mathematician</text:p>
          </table:table-cell>
          <table:table-cell/>
          <table:table-cell office:value-type="string">
            <text:p>2 CPS</text:p>
          </table:table-cell>
          <table:table-cell office:value-type="string">
            <text:p>University</text:p>
          </table:table-cell>
          <table:table-cell office:value-type="string">
            <text:p>Mary Curry, Wilbert Epstein</text:p>
          </table:table-cell>
          <table:table-cell table:formula="of:=SUBSTITUTE([.E88];&quot;,&quot;;&quot;;&quot;)" office:value-type="string" office:string-value="University">
            <text:p>University</text:p>
          </table:table-cell>
          <table:table-cell table:formula="of:=CONCATENATE([.A88];&quot;,&quot;;[.B88];&quot;,&quot;;[.D88];&quot;,&quot;;[.E88];&quot;,&quot;;[.F88])" office:value-type="string" office:string-value="Physicist,Scientist + Mathematician,2 CPS,University,Mary Curry, Wilbert Epstein">
            <text:p>Physicist,Scientist + Mathematician,2 CPS,University,Mary Curry, Wilbert Epstein</text:p>
          </table:table-cell>
        </table:table-row>
        <table:table-row table:style-name="ro4">
          <table:table-cell office:value-type="string">
            <text:p>Astronomer</text:p>
          </table:table-cell>
          <table:table-cell office:value-type="string">
            <text:p>Physicist + Dreamer</text:p>
          </table:table-cell>
          <table:table-cell/>
          <table:table-cell office:value-type="string">
            <text:p>2 CPS</text:p>
          </table:table-cell>
          <table:table-cell office:value-type="string">
            <text:p>Space Admin, Observatory</text:p>
          </table:table-cell>
          <table:table-cell office:value-type="string">
            <text:p>Stella Eventide, Seymour Stars</text:p>
          </table:table-cell>
          <table:table-cell table:formula="of:=SUBSTITUTE([.E89];&quot;,&quot;;&quot;;&quot;)" office:value-type="string" office:string-value="Space Admin; Observatory">
            <text:p>Space Admin; Observatory</text:p>
          </table:table-cell>
          <table:table-cell table:formula="of:=CONCATENATE([.A89];&quot;,&quot;;[.B89];&quot;,&quot;;[.D89];&quot;,&quot;;[.E89];&quot;,&quot;;[.F89])" office:value-type="string" office:string-value="Astronomer,Physicist + Dreamer,2 CPS,Space Admin, Observatory,Stella Eventide, Seymour Stars">
            <text:p>Astronomer,Physicist + Dreamer,2 CPS,Space Admin, Observatory,Stella Eventide, Seymour Stars</text:p>
          </table:table-cell>
        </table:table-row>
        <table:table-row table:style-name="ro3">
          <table:table-cell office:value-type="string">
            <text:p>Astronaut</text:p>
          </table:table-cell>
          <table:table-cell office:value-type="string">
            <text:p>Pilot + Astronomer</text:p>
          </table:table-cell>
          <table:table-cell/>
          <table:table-cell office:value-type="string">
            <text:p>2 CPS</text:p>
          </table:table-cell>
          <table:table-cell office:value-type="string">
            <text:p>Space Admin</text:p>
          </table:table-cell>
          <table:table-cell office:value-type="string">
            <text:p>Neil Livestrong</text:p>
          </table:table-cell>
          <table:table-cell table:formula="of:=SUBSTITUTE([.E90];&quot;,&quot;;&quot;;&quot;)" office:value-type="string" office:string-value="Space Admin">
            <text:p>Space Admin</text:p>
          </table:table-cell>
          <table:table-cell table:formula="of:=CONCATENATE([.A90];&quot;,&quot;;[.B90];&quot;,&quot;;[.D90];&quot;,&quot;;[.E90];&quot;,&quot;;[.F90])" office:value-type="string" office:string-value="Astronaut,Pilot + Astronomer,2 CPS,Space Admin,Neil Livestrong">
            <text:p>Astronaut,Pilot + Astronomer,2 CPS,Space Admin,Neil Livestrong</text:p>
          </table:table-cell>
        </table:table-row>
        <table:table-row table:style-name="ro3">
          <table:table-cell office:value-type="string">
            <text:p>Geneticist</text:p>
          </table:table-cell>
          <table:table-cell office:value-type="string">
            <text:p>Scientist + Doctor</text:p>
          </table:table-cell>
          <table:table-cell/>
          <table:table-cell office:value-type="string">
            <text:p>2 CPS</text:p>
          </table:table-cell>
          <table:table-cell office:value-type="string">
            <text:p>Gene Pool</text:p>
          </table:table-cell>
          <table:table-cell office:value-type="string">
            <text:p>Gene Poole, Jean Poole</text:p>
          </table:table-cell>
          <table:table-cell table:formula="of:=SUBSTITUTE([.E91];&quot;,&quot;;&quot;;&quot;)" office:value-type="string" office:string-value="Gene Pool">
            <text:p>Gene Pool</text:p>
          </table:table-cell>
          <table:table-cell table:formula="of:=CONCATENATE([.A91];&quot;,&quot;;[.B91];&quot;,&quot;;[.D91];&quot;,&quot;;[.E91];&quot;,&quot;;[.F91])" office:value-type="string" office:string-value="Geneticist,Scientist + Doctor,2 CPS,Gene Pool,Gene Poole, Jean Poole">
            <text:p>Geneticist,Scientist + Doctor,2 CPS,Gene Pool,Gene Poole, Jean Poole</text:p>
          </table:table-cell>
        </table:table-row>
        <table:table-row table:style-name="ro5">
          <table:table-cell office:value-type="string">
            <text:p>Cryptozoologist</text:p>
          </table:table-cell>
          <table:table-cell office:value-type="string">
            <text:p>Zookeeper + Detective</text:p>
          </table:table-cell>
          <table:table-cell/>
          <table:table-cell office:value-type="string">
            <text:p>2 CPS</text:p>
          </table:table-cell>
          <table:table-cell office:value-type="string">
            <text:p>Research Lab</text:p>
          </table:table-cell>
          <table:table-cell office:value-type="string">
            <text:p>Holly Mackerel, Marshall Mellow</text:p>
          </table:table-cell>
          <table:table-cell table:formula="of:=SUBSTITUTE([.E92];&quot;,&quot;;&quot;;&quot;)" office:value-type="string" office:string-value="Research Lab">
            <text:p>Research Lab</text:p>
          </table:table-cell>
          <table:table-cell table:formula="of:=CONCATENATE([.A92];&quot;,&quot;;[.B92];&quot;,&quot;;[.D92];&quot;,&quot;;[.E92];&quot;,&quot;;[.F92])" office:value-type="string" office:string-value="Cryptozoologist,Zookeeper + Detective,2 CPS,Research Lab,Holly Mackerel, Marshall Mellow">
            <text:p>Cryptozoologist,Zookeeper + Detective,2 CPS,Research Lab,Holly Mackerel, Marshall Mellow</text:p>
          </table:table-cell>
        </table:table-row>
        <table:table-row table:style-name="ro5">
          <table:table-cell office:value-type="string">
            <text:p>Accountant</text:p>
          </table:table-cell>
          <table:table-cell office:value-type="string">
            <text:p>Secretary + Mathematician</text:p>
          </table:table-cell>
          <table:table-cell/>
          <table:table-cell office:value-type="string">
            <text:p>2 CPS</text:p>
          </table:table-cell>
          <table:table-cell office:value-type="string">
            <text:p>Pharmacy, Bank, Business Center</text:p>
          </table:table-cell>
          <table:table-cell office:value-type="string">
            <text:p>Pound Fullish, Zoe Ballanser</text:p>
          </table:table-cell>
          <table:table-cell table:formula="of:=SUBSTITUTE([.E93];&quot;,&quot;;&quot;;&quot;)" office:value-type="string" office:string-value="Pharmacy; Bank; Business Center">
            <text:p>Pharmacy; Bank; Business Center</text:p>
          </table:table-cell>
          <table:table-cell table:formula="of:=CONCATENATE([.A93];&quot;,&quot;;[.B93];&quot;,&quot;;[.D93];&quot;,&quot;;[.E93];&quot;,&quot;;[.F93])" office:value-type="string" office:string-value="Accountant,Secretary + Mathematician,2 CPS,Pharmacy, Bank, Business Center,Pound Fullish, Zoe Ballanser">
            <text:p>Accountant,Secretary + Mathematician,2 CPS,Pharmacy, Bank, Business Center,Pound Fullish, Zoe Ballanser</text:p>
          </table:table-cell>
        </table:table-row>
        <table:table-row table:style-name="ro4">
          <table:table-cell office:value-type="string">
            <text:p>Editor</text:p>
          </table:table-cell>
          <table:table-cell office:value-type="string">
            <text:p>Writer + Writer</text:p>
          </table:table-cell>
          <table:table-cell/>
          <table:table-cell office:value-type="string">
            <text:p>2 CPS</text:p>
          </table:table-cell>
          <table:table-cell office:value-type="string">
            <text:p>Library, Publishing House</text:p>
          </table:table-cell>
          <table:table-cell office:value-type="string">
            <text:p>Jerry Stein</text:p>
          </table:table-cell>
          <table:table-cell table:formula="of:=SUBSTITUTE([.E94];&quot;,&quot;;&quot;;&quot;)" office:value-type="string" office:string-value="Library; Publishing House">
            <text:p>Library; Publishing House</text:p>
          </table:table-cell>
          <table:table-cell table:formula="of:=CONCATENATE([.A94];&quot;,&quot;;[.B94];&quot;,&quot;;[.D94];&quot;,&quot;;[.E94];&quot;,&quot;;[.F94])" office:value-type="string" office:string-value="Editor,Writer + Writer,2 CPS,Library, Publishing House,Jerry Stein">
            <text:p>Editor,Writer + Writer,2 CPS,Library, Publishing House,Jerry Stein</text:p>
          </table:table-cell>
        </table:table-row>
        <table:table-row table:style-name="ro3">
          <table:table-cell office:value-type="string">
            <text:p>Librarian</text:p>
          </table:table-cell>
          <table:table-cell office:value-type="string">
            <text:p>Writer + Poet</text:p>
          </table:table-cell>
          <table:table-cell/>
          <table:table-cell office:value-type="string">
            <text:p>2 CPS</text:p>
          </table:table-cell>
          <table:table-cell office:value-type="string">
            <text:p>Library</text:p>
          </table:table-cell>
          <table:table-cell office:value-type="string">
            <text:p>Constance Eyelens</text:p>
          </table:table-cell>
          <table:table-cell table:formula="of:=SUBSTITUTE([.E95];&quot;,&quot;;&quot;;&quot;)" office:value-type="string" office:string-value="Library">
            <text:p>Library</text:p>
          </table:table-cell>
          <table:table-cell table:formula="of:=CONCATENATE([.A95];&quot;,&quot;;[.B95];&quot;,&quot;;[.D95];&quot;,&quot;;[.E95];&quot;,&quot;;[.F95])" office:value-type="string" office:string-value="Librarian,Writer + Poet,2 CPS,Library,Constance Eyelens">
            <text:p>Librarian,Writer + Poet,2 CPS,Library,Constance Eyelens</text:p>
          </table:table-cell>
        </table:table-row>
        <table:table-row table:style-name="ro3">
          <table:table-cell office:value-type="string">
            <text:p>Historian</text:p>
          </table:table-cell>
          <table:table-cell office:value-type="string">
            <text:p>Philosopher + Librarian</text:p>
          </table:table-cell>
          <table:table-cell/>
          <table:table-cell office:value-type="string">
            <text:p>2 CPS</text:p>
          </table:table-cell>
          <table:table-cell office:value-type="string">
            <text:p>Museum</text:p>
          </table:table-cell>
          <table:table-cell office:value-type="string">
            <text:p>William Bison, Anne Teak</text:p>
          </table:table-cell>
          <table:table-cell table:formula="of:=SUBSTITUTE([.E96];&quot;,&quot;;&quot;;&quot;)" office:value-type="string" office:string-value="Museum">
            <text:p>Museum</text:p>
          </table:table-cell>
          <table:table-cell table:formula="of:=CONCATENATE([.A96];&quot;,&quot;;[.B96];&quot;,&quot;;[.D96];&quot;,&quot;;[.E96];&quot;,&quot;;[.F96])" office:value-type="string" office:string-value="Historian,Philosopher + Librarian,2 CPS,Museum,William Bison, Anne Teak">
            <text:p>Historian,Philosopher + Librarian,2 CPS,Museum,William Bison, Anne Teak</text:p>
          </table:table-cell>
        </table:table-row>
        <table:table-row table:style-name="ro3">
          <table:table-cell office:value-type="string">
            <text:p>Archaeologist</text:p>
          </table:table-cell>
          <table:table-cell office:value-type="string">
            <text:p>Historian + Explorer</text:p>
          </table:table-cell>
          <table:table-cell/>
          <table:table-cell office:value-type="string">
            <text:p>2 CPS</text:p>
          </table:table-cell>
          <table:table-cell office:value-type="string">
            <text:p>Museum</text:p>
          </table:table-cell>
          <table:table-cell office:value-type="string">
            <text:p>Montana Jones</text:p>
          </table:table-cell>
          <table:table-cell table:formula="of:=SUBSTITUTE([.E97];&quot;,&quot;;&quot;;&quot;)" office:value-type="string" office:string-value="Museum">
            <text:p>Museum</text:p>
          </table:table-cell>
          <table:table-cell table:formula="of:=CONCATENATE([.A97];&quot;,&quot;;[.B97];&quot;,&quot;;[.D97];&quot;,&quot;;[.E97];&quot;,&quot;;[.F97])" office:value-type="string" office:string-value="Archaeologist,Historian + Explorer,2 CPS,Museum,Montana Jones">
            <text:p>Archaeologist,Historian + Explorer,2 CPS,Museum,Montana Jones</text:p>
          </table:table-cell>
        </table:table-row>
        <table:table-row table:style-name="ro4">
          <table:table-cell office:value-type="string">
            <text:p>Super Hero</text:p>
          </table:table-cell>
          <table:table-cell office:value-type="string">
            <text:p>Soldier + Geneticist</text:p>
          </table:table-cell>
          <table:table-cell/>
          <table:table-cell office:value-type="string">
            <text:p>3 CPS</text:p>
          </table:table-cell>
          <table:table-cell office:value-type="string">
            <text:p>Hero Mansion</text:p>
          </table:table-cell>
          <table:table-cell office:value-type="string">
            <text:p>Mister Utopia, Miss Demeanor</text:p>
          </table:table-cell>
          <table:table-cell table:formula="of:=SUBSTITUTE([.E98];&quot;,&quot;;&quot;;&quot;)" office:value-type="string" office:string-value="Hero Mansion">
            <text:p>Hero Mansion</text:p>
          </table:table-cell>
          <table:table-cell table:formula="of:=CONCATENATE([.A98];&quot;,&quot;;[.B98];&quot;,&quot;;[.D98];&quot;,&quot;;[.E98];&quot;,&quot;;[.F98])" office:value-type="string" office:string-value="Super Hero,Soldier + Geneticist,3 CPS,Hero Mansion,Mister Utopia, Miss Demeanor">
            <text:p>Super Hero,Soldier + Geneticist,3 CPS,Hero Mansion,Mister Utopia, Miss Demeanor</text:p>
          </table:table-cell>
        </table:table-row>
        <table:table-row table:style-name="ro3">
          <table:table-cell office:value-type="string">
            <text:p>Atomic Hero</text:p>
          </table:table-cell>
          <table:table-cell office:value-type="string">
            <text:p>Radiologist + General</text:p>
          </table:table-cell>
          <table:table-cell/>
          <table:table-cell office:value-type="string">
            <text:p>2 CPS</text:p>
          </table:table-cell>
          <table:table-cell office:value-type="string">
            <text:p>Hero Mansion</text:p>
          </table:table-cell>
          <table:table-cell office:value-type="string">
            <text:p>Bruce Brooklyn</text:p>
          </table:table-cell>
          <table:table-cell table:formula="of:=SUBSTITUTE([.E99];&quot;,&quot;;&quot;;&quot;)" office:value-type="string" office:string-value="Hero Mansion">
            <text:p>Hero Mansion</text:p>
          </table:table-cell>
          <table:table-cell table:formula="of:=CONCATENATE([.A99];&quot;,&quot;;[.B99];&quot;,&quot;;[.D99];&quot;,&quot;;[.E99];&quot;,&quot;;[.F99])" office:value-type="string" office:string-value="Atomic Hero,Radiologist + General,2 CPS,Hero Mansion,Bruce Brooklyn">
            <text:p>Atomic Hero,Radiologist + General,2 CPS,Hero Mansion,Bruce Brooklyn</text:p>
          </table:table-cell>
        </table:table-row>
        <table:table-row table:style-name="ro4">
          <table:table-cell office:value-type="string">
            <text:p>Ancient Hero</text:p>
          </table:table-cell>
          <table:table-cell office:value-type="string">
            <text:p>Preacher + Weather Reporter</text:p>
          </table:table-cell>
          <table:table-cell/>
          <table:table-cell office:value-type="string">
            <text:p>2 CPS</text:p>
          </table:table-cell>
          <table:table-cell office:value-type="string">
            <text:p>Hero Mansion, Astro Church</text:p>
          </table:table-cell>
          <table:table-cell office:value-type="string">
            <text:p>Andromeda Athenos</text:p>
          </table:table-cell>
          <table:table-cell table:formula="of:=SUBSTITUTE([.E100];&quot;,&quot;;&quot;;&quot;)" office:value-type="string" office:string-value="Hero Mansion; Astro Church">
            <text:p>Hero Mansion; Astro Church</text:p>
          </table:table-cell>
          <table:table-cell table:formula="of:=CONCATENATE([.A100];&quot;,&quot;;[.B100];&quot;,&quot;;[.D100];&quot;,&quot;;[.E100];&quot;,&quot;;[.F100])" office:value-type="string" office:string-value="Ancient Hero,Preacher + Weather Reporter,2 CPS,Hero Mansion, Astro Church,Andromeda Athenos">
            <text:p>Ancient Hero,Preacher + Weather Reporter,2 CPS,Hero Mansion, Astro Church,Andromeda Athenos</text:p>
          </table:table-cell>
        </table:table-row>
        <table:table-row table:style-name="ro4">
          <table:table-cell office:value-type="string">
            <text:p>Choreographer</text:p>
          </table:table-cell>
          <table:table-cell office:value-type="string">
            <text:p>Ballet Dancer + Director</text:p>
          </table:table-cell>
          <table:table-cell/>
          <table:table-cell office:value-type="string">
            <text:p>2 CPS</text:p>
          </table:table-cell>
          <table:table-cell office:value-type="string">
            <text:p>Dance Studio</text:p>
          </table:table-cell>
          <table:table-cell office:value-type="string">
            <text:p>Eshkol Wachmann, Giselle Ivanov</text:p>
          </table:table-cell>
          <table:table-cell table:formula="of:=SUBSTITUTE([.E101];&quot;,&quot;;&quot;;&quot;)" office:value-type="string" office:string-value="Dance Studio">
            <text:p>Dance Studio</text:p>
          </table:table-cell>
          <table:table-cell table:formula="of:=CONCATENATE([.A101];&quot;,&quot;;[.B101];&quot;,&quot;;[.D101];&quot;,&quot;;[.E101];&quot;,&quot;;[.F101])" office:value-type="string" office:string-value="Choreographer,Ballet Dancer + Director,2 CPS,Dance Studio,Eshkol Wachmann, Giselle Ivanov">
            <text:p>Choreographer,Ballet Dancer + Director,2 CPS,Dance Studio,Eshkol Wachmann, Giselle Ivanov</text:p>
          </table:table-cell>
        </table:table-row>
        <table:table-row table:style-name="ro3">
          <table:table-cell office:value-type="string">
            <text:p>Pharmacist</text:p>
          </table:table-cell>
          <table:table-cell office:value-type="string">
            <text:p>Doctor + Salesman</text:p>
          </table:table-cell>
          <table:table-cell/>
          <table:table-cell office:value-type="string">
            <text:p>2 CPS</text:p>
          </table:table-cell>
          <table:table-cell office:value-type="string">
            <text:p>Pharmacy</text:p>
          </table:table-cell>
          <table:table-cell office:value-type="string">
            <text:p>Bill D'Spencer, Molly Kuehl</text:p>
          </table:table-cell>
          <table:table-cell table:formula="of:=SUBSTITUTE([.E102];&quot;,&quot;;&quot;;&quot;)" office:value-type="string" office:string-value="Pharmacy">
            <text:p>Pharmacy</text:p>
          </table:table-cell>
          <table:table-cell table:formula="of:=CONCATENATE([.A102];&quot;,&quot;;[.B102];&quot;,&quot;;[.D102];&quot;,&quot;;[.E102];&quot;,&quot;;[.F102])" office:value-type="string" office:string-value="Pharmacist,Doctor + Salesman,2 CPS,Pharmacy,Bill D'Spencer, Molly Kuehl">
            <text:p>Pharmacist,Doctor + Salesman,2 CPS,Pharmacy,Bill D'Spencer, Molly Kuehl</text:p>
          </table:table-cell>
        </table:table-row>
        <table:table-row table:style-name="ro4">
          <table:table-cell office:value-type="string">
            <text:p>CSI</text:p>
          </table:table-cell>
          <table:table-cell office:value-type="string">
            <text:p>Detective + Photographer</text:p>
          </table:table-cell>
          <table:table-cell/>
          <table:table-cell office:value-type="string">
            <text:p>3 CPS</text:p>
          </table:table-cell>
          <table:table-cell office:value-type="string">
            <text:p>Forensic Lab</text:p>
          </table:table-cell>
          <table:table-cell office:value-type="string">
            <text:p>Danna Caruso, Hiroshi Kane</text:p>
          </table:table-cell>
          <table:table-cell table:formula="of:=SUBSTITUTE([.E103];&quot;,&quot;;&quot;;&quot;)" office:value-type="string" office:string-value="Forensic Lab">
            <text:p>Forensic Lab</text:p>
          </table:table-cell>
          <table:table-cell table:formula="of:=CONCATENATE([.A103];&quot;,&quot;;[.B103];&quot;,&quot;;[.D103];&quot;,&quot;;[.E103];&quot;,&quot;;[.F103])" office:value-type="string" office:string-value="CSI,Detective + Photographer,3 CPS,Forensic Lab,Danna Caruso, Hiroshi Kane">
            <text:p>CSI,Detective + Photographer,3 CPS,Forensic Lab,Danna Caruso, Hiroshi Kane</text:p>
          </table:table-cell>
        </table:table-row>
        <table:table-row table:style-name="ro4">
          <table:table-cell office:value-type="string">
            <text:p>Forensic Scientist</text:p>
          </table:table-cell>
          <table:table-cell office:value-type="string">
            <text:p>Detective + Scientist</text:p>
          </table:table-cell>
          <table:table-cell/>
          <table:table-cell office:value-type="string">
            <text:p>3 CPS</text:p>
          </table:table-cell>
          <table:table-cell office:value-type="string">
            <text:p>Forensic Lab</text:p>
          </table:table-cell>
          <table:table-cell office:value-type="string">
            <text:p>Gotye Prince, Amanda Katsch</text:p>
          </table:table-cell>
          <table:table-cell table:formula="of:=SUBSTITUTE([.E104];&quot;,&quot;;&quot;;&quot;)" office:value-type="string" office:string-value="Forensic Lab">
            <text:p>Forensic Lab</text:p>
          </table:table-cell>
          <table:table-cell table:formula="of:=CONCATENATE([.A104];&quot;,&quot;;[.B104];&quot;,&quot;;[.D104];&quot;,&quot;;[.E104];&quot;,&quot;;[.F104])" office:value-type="string" office:string-value="Forensic Scientist,Detective + Scientist,3 CPS,Forensic Lab,Gotye Prince, Amanda Katsch">
            <text:p>Forensic Scientist,Detective + Scientist,3 CPS,Forensic Lab,Gotye Prince, Amanda Katsch</text:p>
          </table:table-cell>
        </table:table-row>
        <table:table-row table:style-name="ro4">
          <table:table-cell office:value-type="string">
            <text:p>Physiotherapist</text:p>
          </table:table-cell>
          <table:table-cell office:value-type="string">
            <text:p>Athlete + Doctor</text:p>
          </table:table-cell>
          <table:table-cell/>
          <table:table-cell office:value-type="string">
            <text:p>3 CPS</text:p>
          </table:table-cell>
          <table:table-cell office:value-type="string">
            <text:p>Spa, Arena, Clinic</text:p>
          </table:table-cell>
          <table:table-cell office:value-type="string">
            <text:p>Ophelia Payne, Nick Payne</text:p>
          </table:table-cell>
          <table:table-cell table:formula="of:=SUBSTITUTE([.E105];&quot;,&quot;;&quot;;&quot;)" office:value-type="string" office:string-value="Spa; Arena; Clinic">
            <text:p>Spa; Arena; Clinic</text:p>
          </table:table-cell>
          <table:table-cell table:formula="of:=CONCATENATE([.A105];&quot;,&quot;;[.B105];&quot;,&quot;;[.D105];&quot;,&quot;;[.E105];&quot;,&quot;;[.F105])" office:value-type="string" office:string-value="Physiotherapist,Athlete + Doctor,3 CPS,Spa, Arena, Clinic,Ophelia Payne, Nick Payne">
            <text:p>Physiotherapist,Athlete + Doctor,3 CPS,Spa, Arena, Clinic,Ophelia Payne, Nick Payne</text:p>
          </table:table-cell>
        </table:table-row>
        <table:table-row table:style-name="ro3">
          <table:table-cell office:value-type="string">
            <text:p>Coroner</text:p>
          </table:table-cell>
          <table:table-cell office:value-type="string">
            <text:p>Grave Digger + Doctor</text:p>
          </table:table-cell>
          <table:table-cell/>
          <table:table-cell office:value-type="string">
            <text:p>3 CPS</text:p>
          </table:table-cell>
          <table:table-cell office:value-type="string">
            <text:p>Funeral Parlor</text:p>
          </table:table-cell>
          <table:table-cell office:value-type="string">
            <text:p>Paula Barer, Paul Barer</text:p>
          </table:table-cell>
          <table:table-cell table:formula="of:=SUBSTITUTE([.E106];&quot;,&quot;;&quot;;&quot;)" office:value-type="string" office:string-value="Funeral Parlor">
            <text:p>Funeral Parlor</text:p>
          </table:table-cell>
          <table:table-cell table:formula="of:=CONCATENATE([.A106];&quot;,&quot;;[.B106];&quot;,&quot;;[.D106];&quot;,&quot;;[.E106];&quot;,&quot;;[.F106])" office:value-type="string" office:string-value="Coroner,Grave Digger + Doctor,3 CPS,Funeral Parlor,Paula Barer, Paul Barer">
            <text:p>Coroner,Grave Digger + Doctor,3 CPS,Funeral Parlor,Paula Barer, Paul Barer</text:p>
          </table:table-cell>
        </table:table-row>
        <table:table-row table:style-name="ro5">
          <table:table-cell office:value-type="string">
            <text:p>Anti Hero</text:p>
          </table:table-cell>
          <table:table-cell office:value-type="string">
            <text:p>Grave Digger + Super Hero</text:p>
          </table:table-cell>
          <table:table-cell/>
          <table:table-cell office:value-type="string">
            <text:p>3 CPS</text:p>
          </table:table-cell>
          <table:table-cell office:value-type="string">
            <text:p>Hero Mansion</text:p>
          </table:table-cell>
          <table:table-cell office:value-type="string">
            <text:p>Wayne Howlett, Spectra Garner</text:p>
          </table:table-cell>
          <table:table-cell table:formula="of:=SUBSTITUTE([.E107];&quot;,&quot;;&quot;;&quot;)" office:value-type="string" office:string-value="Hero Mansion">
            <text:p>Hero Mansion</text:p>
          </table:table-cell>
          <table:table-cell table:formula="of:=CONCATENATE([.A107];&quot;,&quot;;[.B107];&quot;,&quot;;[.D107];&quot;,&quot;;[.E107];&quot;,&quot;;[.F107])" office:value-type="string" office:string-value="Anti Hero,Grave Digger + Super Hero,3 CPS,Hero Mansion,Wayne Howlett, Spectra Garner">
            <text:p>Anti Hero,Grave Digger + Super Hero,3 CPS,Hero Mansion,Wayne Howlett, Spectra Garner</text:p>
          </table:table-cell>
        </table:table-row>
        <table:table-row table:style-name="ro3">
          <table:table-cell office:value-type="string">
            <text:p>Wrestler</text:p>
          </table:table-cell>
          <table:table-cell office:value-type="string">
            <text:p>Athlete + Actor</text:p>
          </table:table-cell>
          <table:table-cell/>
          <table:table-cell office:value-type="string">
            <text:p>3 CPS</text:p>
          </table:table-cell>
          <table:table-cell office:value-type="string">
            <text:p>Arena</text:p>
          </table:table-cell>
          <table:table-cell office:value-type="string">
            <text:p>Candy Savage</text:p>
          </table:table-cell>
          <table:table-cell table:formula="of:=SUBSTITUTE([.E108];&quot;,&quot;;&quot;;&quot;)" office:value-type="string" office:string-value="Arena">
            <text:p>Arena</text:p>
          </table:table-cell>
          <table:table-cell table:formula="of:=CONCATENATE([.A108];&quot;,&quot;;[.B108];&quot;,&quot;;[.D108];&quot;,&quot;;[.E108];&quot;,&quot;;[.F108])" office:value-type="string" office:string-value="Wrestler,Athlete + Actor,3 CPS,Arena,Candy Savage">
            <text:p>Wrestler,Athlete + Actor,3 CPS,Arena,Candy Savage</text:p>
          </table:table-cell>
        </table:table-row>
        <table:table-row table:style-name="ro3">
          <table:table-cell office:value-type="string">
            <text:p>Clown</text:p>
          </table:table-cell>
          <table:table-cell office:value-type="string">
            <text:p>Comic + Painter</text:p>
          </table:table-cell>
          <table:table-cell/>
          <table:table-cell office:value-type="string">
            <text:p>3 CPS</text:p>
          </table:table-cell>
          <table:table-cell office:value-type="string">
            <text:p>Circus</text:p>
          </table:table-cell>
          <table:table-cell office:value-type="string">
            <text:p>Josephine King</text:p>
          </table:table-cell>
          <table:table-cell table:formula="of:=SUBSTITUTE([.E109];&quot;,&quot;;&quot;;&quot;)" office:value-type="string" office:string-value="Circus">
            <text:p>Circus</text:p>
          </table:table-cell>
          <table:table-cell table:formula="of:=CONCATENATE([.A109];&quot;,&quot;;[.B109];&quot;,&quot;;[.D109];&quot;,&quot;;[.E109];&quot;,&quot;;[.F109])" office:value-type="string" office:string-value="Clown,Comic + Painter,3 CPS,Circus,Josephine King">
            <text:p>Clown,Comic + Painter,3 CPS,Circus,Josephine King</text:p>
          </table:table-cell>
        </table:table-row>
        <table:table-row table:style-name="ro5">
          <table:table-cell office:value-type="string">
            <text:p>Paleontologist</text:p>
          </table:table-cell>
          <table:table-cell office:value-type="string">
            <text:p>Archeologist + Crytpozoologist</text:p>
          </table:table-cell>
          <table:table-cell/>
          <table:table-cell office:value-type="string">
            <text:p>2 CPS</text:p>
          </table:table-cell>
          <table:table-cell office:value-type="string">
            <text:p>Museum</text:p>
          </table:table-cell>
          <table:table-cell office:value-type="string">
            <text:p>Tyrone Suarez, Diana Suarez</text:p>
          </table:table-cell>
          <table:table-cell table:formula="of:=SUBSTITUTE([.E110];&quot;,&quot;;&quot;;&quot;)" office:value-type="string" office:string-value="Museum">
            <text:p>Museum</text:p>
          </table:table-cell>
          <table:table-cell table:formula="of:=CONCATENATE([.A110];&quot;,&quot;;[.B110];&quot;,&quot;;[.D110];&quot;,&quot;;[.E110];&quot;,&quot;;[.F110])" office:value-type="string" office:string-value="Paleontologist,Archeologist + Crytpozoologist,2 CPS,Museum,Tyrone Suarez, Diana Suarez">
            <text:p>Paleontologist,Archeologist + Crytpozoologist,2 CPS,Museum,Tyrone Suarez, Diana Suarez</text:p>
          </table:table-cell>
        </table:table-row>
        <table:table-row table:style-name="ro4">
          <table:table-cell office:value-type="string">
            <text:p>Geologist</text:p>
          </table:table-cell>
          <table:table-cell office:value-type="string">
            <text:p>Miner + Scientist</text:p>
          </table:table-cell>
          <table:table-cell/>
          <table:table-cell office:value-type="string">
            <text:p>3 CPS</text:p>
          </table:table-cell>
          <table:table-cell office:value-type="string">
            <text:p>Utopium Mine, Observatory</text:p>
          </table:table-cell>
          <table:table-cell office:value-type="string">
            <text:p>Sandy Marsh, Mandy Marsh</text:p>
          </table:table-cell>
          <table:table-cell table:formula="of:=SUBSTITUTE([.E111];&quot;,&quot;;&quot;;&quot;)" office:value-type="string" office:string-value="Utopium Mine; Observatory">
            <text:p>Utopium Mine; Observatory</text:p>
          </table:table-cell>
          <table:table-cell table:formula="of:=CONCATENATE([.A111];&quot;,&quot;;[.B111];&quot;,&quot;;[.D111];&quot;,&quot;;[.E111];&quot;,&quot;;[.F111])" office:value-type="string" office:string-value="Geologist,Miner + Scientist,3 CPS,Utopium Mine, Observatory,Sandy Marsh, Mandy Marsh">
            <text:p>Geologist,Miner + Scientist,3 CPS,Utopium Mine, Observatory,Sandy Marsh, Mandy Marsh</text:p>
          </table:table-cell>
        </table:table-row>
        <table:table-row table:style-name="ro4">
          <table:table-cell office:value-type="string">
            <text:p>Break Dancer</text:p>
          </table:table-cell>
          <table:table-cell office:value-type="string">
            <text:p>Ballet Dancer + Rapper</text:p>
          </table:table-cell>
          <table:table-cell/>
          <table:table-cell office:value-type="string">
            <text:p>3 CPS</text:p>
          </table:table-cell>
          <table:table-cell office:value-type="string">
            <text:p>Dance Studio</text:p>
          </table:table-cell>
          <table:table-cell office:value-type="string">
            <text:p>Deborah Stepper, Buster Moove</text:p>
          </table:table-cell>
          <table:table-cell table:formula="of:=SUBSTITUTE([.E112];&quot;,&quot;;&quot;;&quot;)" office:value-type="string" office:string-value="Dance Studio">
            <text:p>Dance Studio</text:p>
          </table:table-cell>
          <table:table-cell table:formula="of:=CONCATENATE([.A112];&quot;,&quot;;[.B112];&quot;,&quot;;[.D112];&quot;,&quot;;[.E112];&quot;,&quot;;[.F112])" office:value-type="string" office:string-value="Break Dancer,Ballet Dancer + Rapper,3 CPS,Dance Studio,Deborah Stepper, Buster Moove">
            <text:p>Break Dancer,Ballet Dancer + Rapper,3 CPS,Dance Studio,Deborah Stepper, Buster Moove</text:p>
          </table:table-cell>
        </table:table-row>
        <table:table-row table:style-name="ro3">
          <table:table-cell office:value-type="string">
            <text:p>Captain</text:p>
          </table:table-cell>
          <table:table-cell office:value-type="string">
            <text:p>Fishmonger + Sheriff</text:p>
          </table:table-cell>
          <table:table-cell/>
          <table:table-cell office:value-type="string">
            <text:p>3 CPS</text:p>
          </table:table-cell>
          <table:table-cell office:value-type="string">
            <text:p>Lakehouse</text:p>
          </table:table-cell>
          <table:table-cell office:value-type="string">
            <text:p>Claire Waters, Evan Keel</text:p>
          </table:table-cell>
          <table:table-cell table:formula="of:=SUBSTITUTE([.E113];&quot;,&quot;;&quot;;&quot;)" office:value-type="string" office:string-value="Lakehouse">
            <text:p>Lakehouse</text:p>
          </table:table-cell>
          <table:table-cell table:formula="of:=CONCATENATE([.A113];&quot;,&quot;;[.B113];&quot;,&quot;;[.D113];&quot;,&quot;;[.E113];&quot;,&quot;;[.F113])" office:value-type="string" office:string-value="Captain,Fishmonger + Sheriff,3 CPS,Lakehouse,Claire Waters, Evan Keel">
            <text:p>Captain,Fishmonger + Sheriff,3 CPS,Lakehouse,Claire Waters, Evan Keel</text:p>
          </table:table-cell>
        </table:table-row>
        <table:table-row table:style-name="ro3">
          <table:table-cell office:value-type="string">
            <text:p>Weather Reporter</text:p>
          </table:table-cell>
          <table:table-cell office:value-type="string">
            <text:p>Reporter + Geologist</text:p>
          </table:table-cell>
          <table:table-cell/>
          <table:table-cell office:value-type="string">
            <text:p>3 CPS</text:p>
          </table:table-cell>
          <table:table-cell office:value-type="string">
            <text:p>News Agency</text:p>
          </table:table-cell>
          <table:table-cell office:value-type="string">
            <text:p>April Schauer</text:p>
          </table:table-cell>
          <table:table-cell table:formula="of:=SUBSTITUTE([.E114];&quot;,&quot;;&quot;;&quot;)" office:value-type="string" office:string-value="News Agency">
            <text:p>News Agency</text:p>
          </table:table-cell>
          <table:table-cell table:formula="of:=CONCATENATE([.A114];&quot;,&quot;;[.B114];&quot;,&quot;;[.D114];&quot;,&quot;;[.E114];&quot;,&quot;;[.F114])" office:value-type="string" office:string-value="Weather Reporter,Reporter + Geologist,3 CPS,News Agency,April Schauer">
            <text:p>Weather Reporter,Reporter + Geologist,3 CPS,News Agency,April Schauer</text:p>
          </table:table-cell>
        </table:table-row>
        <table:table-row table:style-name="ro2">
          <table:table-cell office:value-type="string">
            <text:p>Comic</text:p>
          </table:table-cell>
          <table:table-cell office:value-type="string">
            <text:p>Actor + Poet</text:p>
          </table:table-cell>
          <table:table-cell/>
          <table:table-cell table:number-columns-repeated="2" table:style-name="ce3"/>
          <table:table-cell office:value-type="string">
            <text:p>Hugh Morris</text:p>
          </table:table-cell>
          <table:table-cell table:formula="of:=SUBSTITUTE([.E115];&quot;,&quot;;&quot;;&quot;)">
            <text:p/>
          </table:table-cell>
          <table:table-cell table:formula="of:=CONCATENATE([.A115];&quot;,&quot;;[.B115];&quot;,&quot;;[.D115];&quot;,&quot;;[.E115];&quot;,&quot;;[.F115])" office:value-type="string" office:string-value="Comic,Actor + Poet,,,Hugh Morris">
            <text:p>Comic,Actor + Poet,,,Hugh Morris</text:p>
          </table:table-cell>
        </table:table-row>
        <table:table-row table:style-name="ro4">
          <table:table-cell office:value-type="string">
            <text:p>Disc Jockey</text:p>
          </table:table-cell>
          <table:table-cell office:value-type="string">
            <text:p>Jockey + Choreographer</text:p>
          </table:table-cell>
          <table:table-cell/>
          <table:table-cell office:value-type="string">
            <text:p>3 CPS</text:p>
          </table:table-cell>
          <table:table-cell office:value-type="string">
            <text:p>Radio Station, Dance Studio</text:p>
          </table:table-cell>
          <table:table-cell office:value-type="string">
            <text:p>Miss Skillet, Mr. Killexx</text:p>
          </table:table-cell>
          <table:table-cell table:formula="of:=SUBSTITUTE([.E116];&quot;,&quot;;&quot;;&quot;)" office:value-type="string" office:string-value="Radio Station; Dance Studio">
            <text:p>Radio Station; Dance Studio</text:p>
          </table:table-cell>
          <table:table-cell table:formula="of:=CONCATENATE([.A116];&quot;,&quot;;[.B116];&quot;,&quot;;[.D116];&quot;,&quot;;[.E116];&quot;,&quot;;[.F116])" office:value-type="string" office:string-value="Disc Jockey,Jockey + Choreographer,3 CPS,Radio Station, Dance Studio,Miss Skillet, Mr. Killexx">
            <text:p>Disc Jockey,Jockey + Choreographer,3 CPS,Radio Station, Dance Studio,Miss Skillet, Mr. Killexx</text:p>
          </table:table-cell>
        </table:table-row>
        <table:table-row table:style-name="ro3">
          <table:table-cell office:value-type="string">
            <text:p>First Mate</text:p>
          </table:table-cell>
          <table:table-cell office:value-type="string">
            <text:p>Captain + Deputy</text:p>
          </table:table-cell>
          <table:table-cell/>
          <table:table-cell office:value-type="string">
            <text:p>3 CPS</text:p>
          </table:table-cell>
          <table:table-cell office:value-type="string">
            <text:p>Lakehouse</text:p>
          </table:table-cell>
          <table:table-cell office:value-type="string">
            <text:p>Temperance Moore</text:p>
          </table:table-cell>
          <table:table-cell table:formula="of:=SUBSTITUTE([.E117];&quot;,&quot;;&quot;;&quot;)" office:value-type="string" office:string-value="Lakehouse">
            <text:p>Lakehouse</text:p>
          </table:table-cell>
          <table:table-cell table:formula="of:=CONCATENATE([.A117];&quot;,&quot;;[.B117];&quot;,&quot;;[.D117];&quot;,&quot;;[.E117];&quot;,&quot;;[.F117])" office:value-type="string" office:string-value="First Mate,Captain + Deputy,3 CPS,Lakehouse,Temperance Moore">
            <text:p>First Mate,Captain + Deputy,3 CPS,Lakehouse,Temperance Moore</text:p>
          </table:table-cell>
        </table:table-row>
        <table:table-row table:style-name="ro3">
          <table:table-cell office:value-type="string">
            <text:p>Buccaneer</text:p>
          </table:table-cell>
          <table:table-cell office:value-type="string">
            <text:p>Captain + Explorer</text:p>
          </table:table-cell>
          <table:table-cell/>
          <table:table-cell office:value-type="string">
            <text:p>3 CPS</text:p>
          </table:table-cell>
          <table:table-cell office:value-type="string">
            <text:p>Tavern</text:p>
          </table:table-cell>
          <table:table-cell office:value-type="string">
            <text:p>Yoho Howe</text:p>
          </table:table-cell>
          <table:table-cell table:formula="of:=SUBSTITUTE([.E118];&quot;,&quot;;&quot;;&quot;)" office:value-type="string" office:string-value="Tavern">
            <text:p>Tavern</text:p>
          </table:table-cell>
          <table:table-cell table:formula="of:=CONCATENATE([.A118];&quot;,&quot;;[.B118];&quot;,&quot;;[.D118];&quot;,&quot;;[.E118];&quot;,&quot;;[.F118])" office:value-type="string" office:string-value="Buccaneer,Captain + Explorer,3 CPS,Tavern,Yoho Howe">
            <text:p>Buccaneer,Captain + Explorer,3 CPS,Tavern,Yoho Howe</text:p>
          </table:table-cell>
        </table:table-row>
        <table:table-row table:style-name="ro4">
          <table:table-cell office:value-type="string">
            <text:p>Preacher</text:p>
          </table:table-cell>
          <table:table-cell office:value-type="string">
            <text:p>Philosopher + Dreamer</text:p>
          </table:table-cell>
          <table:table-cell/>
          <table:table-cell office:value-type="string">
            <text:p>3 CPS</text:p>
          </table:table-cell>
          <table:table-cell office:value-type="string">
            <text:p>Astro Church</text:p>
          </table:table-cell>
          <table:table-cell office:value-type="string">
            <text:p>Ria Carnation, Ryan Carnation</text:p>
          </table:table-cell>
          <table:table-cell table:formula="of:=SUBSTITUTE([.E119];&quot;,&quot;;&quot;;&quot;)" office:value-type="string" office:string-value="Astro Church">
            <text:p>Astro Church</text:p>
          </table:table-cell>
          <table:table-cell table:formula="of:=CONCATENATE([.A119];&quot;,&quot;;[.B119];&quot;,&quot;;[.D119];&quot;,&quot;;[.E119];&quot;,&quot;;[.F119])" office:value-type="string" office:string-value="Preacher,Philosopher + Dreamer,3 CPS,Astro Church,Ria Carnation, Ryan Carnation">
            <text:p>Preacher,Philosopher + Dreamer,3 CPS,Astro Church,Ria Carnation, Ryan Carnation</text:p>
          </table:table-cell>
        </table:table-row>
        <table:table-row table:style-name="ro3">
          <table:table-cell office:value-type="string">
            <text:p>Rapper</text:p>
          </table:table-cell>
          <table:table-cell office:value-type="string">
            <text:p>Poet + Disc Jockey</text:p>
          </table:table-cell>
          <table:table-cell/>
          <table:table-cell office:value-type="string">
            <text:p>3 CPS</text:p>
          </table:table-cell>
          <table:table-cell office:value-type="string">
            <text:p>Dance Studio</text:p>
          </table:table-cell>
          <table:table-cell office:value-type="string">
            <text:p>Six-T Peso, Vicky Minja</text:p>
          </table:table-cell>
          <table:table-cell table:formula="of:=SUBSTITUTE([.E120];&quot;,&quot;;&quot;;&quot;)" office:value-type="string" office:string-value="Dance Studio">
            <text:p>Dance Studio</text:p>
          </table:table-cell>
          <table:table-cell table:formula="of:=CONCATENATE([.A120];&quot;,&quot;;[.B120];&quot;,&quot;;[.D120];&quot;,&quot;;[.E120];&quot;,&quot;;[.F120])" office:value-type="string" office:string-value="Rapper,Poet + Disc Jockey,3 CPS,Dance Studio,Six-T Peso, Vicky Minja">
            <text:p>Rapper,Poet + Disc Jockey,3 CPS,Dance Studio,Six-T Peso, Vicky Minja</text:p>
          </table:table-cell>
        </table:table-row>
        <table:table-row table:style-name="ro5">
          <table:table-cell office:value-type="string">
            <text:p>Receptionist</text:p>
          </table:table-cell>
          <table:table-cell office:value-type="string">
            <text:p>Secretary + Model</text:p>
          </table:table-cell>
          <table:table-cell/>
          <table:table-cell office:value-type="string">
            <text:p>3 CPS</text:p>
          </table:table-cell>
          <table:table-cell office:value-type="string">
            <text:p>Enterprise, Dentist's Office, Hotel Utopia</text:p>
          </table:table-cell>
          <table:table-cell office:value-type="string">
            <text:p>Brin Beasely, Jim Bernard</text:p>
          </table:table-cell>
          <table:table-cell table:formula="of:=SUBSTITUTE([.E121];&quot;,&quot;;&quot;;&quot;)" office:value-type="string" office:string-value="Enterprise; Dentist's Office; Hotel Utopia">
            <text:p>Enterprise; Dentist's Office; Hotel Utopia</text:p>
          </table:table-cell>
          <table:table-cell table:formula="of:=CONCATENATE([.A121];&quot;,&quot;;[.B121];&quot;,&quot;;[.D121];&quot;,&quot;;[.E121];&quot;,&quot;;[.F121])" office:value-type="string" office:string-value="Receptionist,Secretary + Model,3 CPS,Enterprise, Dentist's Office, Hotel Utopia,Brin Beasely, Jim Bernard">
            <text:p>Receptionist,Secretary + Model,3 CPS,Enterprise, Dentist's Office, Hotel Utopia,Brin Beasely, Jim Bernard</text:p>
          </table:table-cell>
        </table:table-row>
        <table:table-row table:style-name="ro4">
          <table:table-cell office:value-type="string">
            <text:p>Songwriter</text:p>
          </table:table-cell>
          <table:table-cell office:value-type="string">
            <text:p>Poet + Poet</text:p>
          </table:table-cell>
          <table:table-cell/>
          <table:table-cell office:value-type="string">
            <text:p>3 CPS</text:p>
          </table:table-cell>
          <table:table-cell office:value-type="string">
            <text:p>Radio Station, Restaurant</text:p>
          </table:table-cell>
          <table:table-cell office:value-type="string">
            <text:p>Mike Reinhart, Dee Minor</text:p>
          </table:table-cell>
          <table:table-cell table:formula="of:=SUBSTITUTE([.E122];&quot;,&quot;;&quot;;&quot;)" office:value-type="string" office:string-value="Radio Station; Restaurant">
            <text:p>Radio Station; Restaurant</text:p>
          </table:table-cell>
          <table:table-cell table:formula="of:=CONCATENATE([.A122];&quot;,&quot;;[.B122];&quot;,&quot;;[.D122];&quot;,&quot;;[.E122];&quot;,&quot;;[.F122])" office:value-type="string" office:string-value="Songwriter,Poet + Poet,3 CPS,Radio Station, Restaurant,Mike Reinhart, Dee Minor">
            <text:p>Songwriter,Poet + Poet,3 CPS,Radio Station, Restaurant,Mike Reinhart, Dee Minor</text:p>
          </table:table-cell>
        </table:table-row>
        <table:table-row table:style-name="ro3">
          <table:table-cell office:value-type="string">
            <text:p>Taxidermist</text:p>
          </table:table-cell>
          <table:table-cell office:value-type="string">
            <text:p>Vet + Coroner</text:p>
          </table:table-cell>
          <table:table-cell/>
          <table:table-cell office:value-type="string">
            <text:p>3 CPS</text:p>
          </table:table-cell>
          <table:table-cell office:value-type="string">
            <text:p>Park</text:p>
          </table:table-cell>
          <table:table-cell office:value-type="string">
            <text:p>Buck Tester, Emma Balmer</text:p>
          </table:table-cell>
          <table:table-cell table:formula="of:=SUBSTITUTE([.E123];&quot;,&quot;;&quot;;&quot;)" office:value-type="string" office:string-value="Park">
            <text:p>Park</text:p>
          </table:table-cell>
          <table:table-cell table:formula="of:=CONCATENATE([.A123];&quot;,&quot;;[.B123];&quot;,&quot;;[.D123];&quot;,&quot;;[.E123];&quot;,&quot;;[.F123])" office:value-type="string" office:string-value="Taxidermist,Vet + Coroner,3 CPS,Park,Buck Tester, Emma Balmer">
            <text:p>Taxidermist,Vet + Coroner,3 CPS,Park,Buck Tester, Emma Balmer</text:p>
          </table:table-cell>
        </table:table-row>
        <table:table-row table:style-name="ro3">
          <table:table-cell office:value-type="string">
            <text:p>Vocalist</text:p>
          </table:table-cell>
          <table:table-cell office:value-type="string">
            <text:p>Songwriter + Actor</text:p>
          </table:table-cell>
          <table:table-cell/>
          <table:table-cell office:value-type="string">
            <text:p>3 CPS</text:p>
          </table:table-cell>
          <table:table-cell office:value-type="string">
            <text:p>Radio Station, Bar</text:p>
          </table:table-cell>
          <table:table-cell office:value-type="string">
            <text:p>Carrie Oakey, Chip Monk</text:p>
          </table:table-cell>
          <table:table-cell table:formula="of:=SUBSTITUTE([.E124];&quot;,&quot;;&quot;;&quot;)" office:value-type="string" office:string-value="Radio Station; Bar">
            <text:p>Radio Station; Bar</text:p>
          </table:table-cell>
          <table:table-cell table:formula="of:=CONCATENATE([.A124];&quot;,&quot;;[.B124];&quot;,&quot;;[.D124];&quot;,&quot;;[.E124];&quot;,&quot;;[.F124])" office:value-type="string" office:string-value="Vocalist,Songwriter + Actor,3 CPS,Radio Station, Bar,Carrie Oakey, Chip Monk">
            <text:p>Vocalist,Songwriter + Actor,3 CPS,Radio Station, Bar,Carrie Oakey, Chip Monk</text:p>
          </table:table-cell>
        </table:table-row>
        <table:table-row table:style-name="ro4">
          <table:table-cell office:value-type="string">
            <text:p>Assistant</text:p>
          </table:table-cell>
          <table:table-cell office:value-type="string">
            <text:p>Mechanic + Mechanic</text:p>
          </table:table-cell>
          <table:table-cell/>
          <table:table-cell office:value-type="string">
            <text:p>1 CPS</text:p>
          </table:table-cell>
          <table:table-cell office:value-type="string">
            <text:p>Town Hall, Arrival Center</text:p>
          </table:table-cell>
          <table:table-cell office:value-type="string">
            <text:p>Sheila Blige, Nestor Cadbury</text:p>
          </table:table-cell>
          <table:table-cell table:formula="of:=SUBSTITUTE([.E125];&quot;,&quot;;&quot;;&quot;)" office:value-type="string" office:string-value="Town Hall; Arrival Center">
            <text:p>Town Hall; Arrival Center</text:p>
          </table:table-cell>
          <table:table-cell table:formula="of:=CONCATENATE([.A125];&quot;,&quot;;[.B125];&quot;,&quot;;[.D125];&quot;,&quot;;[.E125];&quot;,&quot;;[.F125])" office:value-type="string" office:string-value="Assistant,Mechanic + Mechanic,1 CPS,Town Hall, Arrival Center,Sheila Blige, Nestor Cadbury">
            <text:p>Assistant,Mechanic + Mechanic,1 CPS,Town Hall, Arrival Center,Sheila Blige, Nestor Cadbury</text:p>
          </table:table-cell>
        </table:table-row>
        <table:table-row table:style-name="ro4">
          <table:table-cell office:value-type="string">
            <text:p>Footballer</text:p>
          </table:table-cell>
          <table:table-cell office:value-type="string">
            <text:p>Athlete + Cheerleader</text:p>
          </table:table-cell>
          <table:table-cell/>
          <table:table-cell office:value-type="string">
            <text:p>2 CPS</text:p>
          </table:table-cell>
          <table:table-cell office:value-type="string">
            <text:p>Stadium</text:p>
          </table:table-cell>
          <table:table-cell office:value-type="string">
            <text:p>Tim Elbow, Eliza Womanning</text:p>
          </table:table-cell>
          <table:table-cell table:formula="of:=SUBSTITUTE([.E126];&quot;,&quot;;&quot;;&quot;)" office:value-type="string" office:string-value="Stadium">
            <text:p>Stadium</text:p>
          </table:table-cell>
          <table:table-cell table:formula="of:=CONCATENATE([.A126];&quot;,&quot;;[.B126];&quot;,&quot;;[.D126];&quot;,&quot;;[.E126];&quot;,&quot;;[.F126])" office:value-type="string" office:string-value="Footballer,Athlete + Cheerleader,2 CPS,Stadium,Tim Elbow, Eliza Womanning">
            <text:p>Footballer,Athlete + Cheerleader,2 CPS,Stadium,Tim Elbow, Eliza Womanning</text:p>
          </table:table-cell>
        </table:table-row>
        <table:table-row table:style-name="ro4">
          <table:table-cell office:value-type="string">
            <text:p>Shepherd</text:p>
          </table:table-cell>
          <table:table-cell office:value-type="string">
            <text:p>Animal Trainer + Milkmonger</text:p>
          </table:table-cell>
          <table:table-cell/>
          <table:table-cell office:value-type="string">
            <text:p>1 CPS</text:p>
          </table:table-cell>
          <table:table-cell office:value-type="string">
            <text:p>Stable</text:p>
          </table:table-cell>
          <table:table-cell office:value-type="string">
            <text:p>Bertram Lambert, Beau Peeph</text:p>
          </table:table-cell>
          <table:table-cell table:formula="of:=SUBSTITUTE([.E127];&quot;,&quot;;&quot;;&quot;)" office:value-type="string" office:string-value="Stable">
            <text:p>Stable</text:p>
          </table:table-cell>
          <table:table-cell table:formula="of:=CONCATENATE([.A127];&quot;,&quot;;[.B127];&quot;,&quot;;[.D127];&quot;,&quot;;[.E127];&quot;,&quot;;[.F127])" office:value-type="string" office:string-value="Shepherd,Animal Trainer + Milkmonger,1 CPS,Stable,Bertram Lambert, Beau Peeph">
            <text:p>Shepherd,Animal Trainer + Milkmonger,1 CPS,Stable,Bertram Lambert, Beau Peeph</text:p>
          </table:table-cell>
        </table:table-row>
        <table:table-row table:style-name="ro4">
          <table:table-cell office:value-type="string">
            <text:p>Winemaker</text:p>
          </table:table-cell>
          <table:table-cell office:value-type="string">
            <text:p>Farmer + Dreamer</text:p>
          </table:table-cell>
          <table:table-cell/>
          <table:table-cell office:value-type="string">
            <text:p>2 CPS</text:p>
          </table:table-cell>
          <table:table-cell office:value-type="string">
            <text:p>Farm</text:p>
          </table:table-cell>
          <table:table-cell office:value-type="string">
            <text:p>Sandra Miguel, Bud Wiser</text:p>
          </table:table-cell>
          <table:table-cell table:formula="of:=SUBSTITUTE([.E128];&quot;,&quot;;&quot;;&quot;)" office:value-type="string" office:string-value="Farm">
            <text:p>Farm</text:p>
          </table:table-cell>
          <table:table-cell table:formula="of:=CONCATENATE([.A128];&quot;,&quot;;[.B128];&quot;,&quot;;[.D128];&quot;,&quot;;[.E128];&quot;,&quot;;[.F128])" office:value-type="string" office:string-value="Winemaker,Farmer + Dreamer,2 CPS,Farm,Sandra Miguel, Bud Wiser">
            <text:p>Winemaker,Farmer + Dreamer,2 CPS,Farm,Sandra Miguel, Bud Wiser</text:p>
          </table:table-cell>
        </table:table-row>
        <table:table-row table:style-name="ro3">
          <table:table-cell office:value-type="string">
            <text:p>Baker</text:p>
          </table:table-cell>
          <table:table-cell office:value-type="string">
            <text:p>Cook + Homemaker</text:p>
          </table:table-cell>
          <table:table-cell/>
          <table:table-cell office:value-type="string">
            <text:p>2 CPS</text:p>
          </table:table-cell>
          <table:table-cell office:value-type="string">
            <text:p>City Square</text:p>
          </table:table-cell>
          <table:table-cell office:value-type="string">
            <text:p>Brad Levin, Anita Bagel</text:p>
          </table:table-cell>
          <table:table-cell table:formula="of:=SUBSTITUTE([.E129];&quot;,&quot;;&quot;;&quot;)" office:value-type="string" office:string-value="City Square">
            <text:p>City Square</text:p>
          </table:table-cell>
          <table:table-cell table:formula="of:=CONCATENATE([.A129];&quot;,&quot;;[.B129];&quot;,&quot;;[.D129];&quot;,&quot;;[.E129];&quot;,&quot;;[.F129])" office:value-type="string" office:string-value="Baker,Cook + Homemaker,2 CPS,City Square,Brad Levin, Anita Bagel">
            <text:p>Baker,Cook + Homemaker,2 CPS,City Square,Brad Levin, Anita Bagel</text:p>
          </table:table-cell>
        </table:table-row>
        <table:table-row table:style-name="ro4">
          <table:table-cell office:value-type="string">
            <text:p>Carpenter</text:p>
          </table:table-cell>
          <table:table-cell office:value-type="string">
            <text:p>Shepherd + Homemaker</text:p>
          </table:table-cell>
          <table:table-cell/>
          <table:table-cell office:value-type="string">
            <text:p>2 CPS</text:p>
          </table:table-cell>
          <table:table-cell office:value-type="string">
            <text:p>City Square</text:p>
          </table:table-cell>
          <table:table-cell office:value-type="string">
            <text:p>Nelly Todewall, Tim Burr</text:p>
          </table:table-cell>
          <table:table-cell table:formula="of:=SUBSTITUTE([.E130];&quot;,&quot;;&quot;;&quot;)" office:value-type="string" office:string-value="City Square">
            <text:p>City Square</text:p>
          </table:table-cell>
          <table:table-cell table:formula="of:=CONCATENATE([.A130];&quot;,&quot;;[.B130];&quot;,&quot;;[.D130];&quot;,&quot;;[.E130];&quot;,&quot;;[.F130])" office:value-type="string" office:string-value="Carpenter,Shepherd + Homemaker,2 CPS,City Square,Nelly Todewall, Tim Burr">
            <text:p>Carpenter,Shepherd + Homemaker,2 CPS,City Square,Nelly Todewall, Tim Burr</text:p>
          </table:table-cell>
        </table:table-row>
        <table:table-row table:style-name="ro4">
          <table:table-cell office:value-type="string">
            <text:p>Janitor</text:p>
          </table:table-cell>
          <table:table-cell office:value-type="string">
            <text:p>Plumber + Construction Worker</text:p>
          </table:table-cell>
          <table:table-cell/>
          <table:table-cell office:value-type="string">
            <text:p>2 CPS</text:p>
          </table:table-cell>
          <table:table-cell office:value-type="string">
            <text:p>City Square, Diner, Fast Food</text:p>
          </table:table-cell>
          <table:table-cell office:value-type="string">
            <text:p>Jan Itor</text:p>
          </table:table-cell>
          <table:table-cell table:formula="of:=SUBSTITUTE([.E131];&quot;,&quot;;&quot;;&quot;)" office:value-type="string" office:string-value="City Square; Diner; Fast Food">
            <text:p>City Square; Diner; Fast Food</text:p>
          </table:table-cell>
          <table:table-cell table:formula="of:=CONCATENATE([.A131];&quot;,&quot;;[.B131];&quot;,&quot;;[.D131];&quot;,&quot;;[.E131];&quot;,&quot;;[.F131])" office:value-type="string" office:string-value="Janitor,Plumber + Construction Worker,2 CPS,City Square, Diner, Fast Food,Jan Itor">
            <text:p>Janitor,Plumber + Construction Worker,2 CPS,City Square, Diner, Fast Food,Jan Itor</text:p>
          </table:table-cell>
        </table:table-row>
        <table:table-row table:style-name="ro3">
          <table:table-cell office:value-type="string">
            <text:p>Ninja</text:p>
          </table:table-cell>
          <table:table-cell office:value-type="string">
            <text:p>Martial Artist + Soldier</text:p>
          </table:table-cell>
          <table:table-cell/>
          <table:table-cell office:value-type="string">
            <text:p>3 CPS</text:p>
          </table:table-cell>
          <table:table-cell office:value-type="string">
            <text:p>Ninja HQ, Dojo</text:p>
          </table:table-cell>
          <table:table-cell office:value-type="string">
            <text:p>Shuri Ken, Kage Arashi</text:p>
          </table:table-cell>
          <table:table-cell table:formula="of:=SUBSTITUTE([.E132];&quot;,&quot;;&quot;;&quot;)" office:value-type="string" office:string-value="Ninja HQ; Dojo">
            <text:p>Ninja HQ; Dojo</text:p>
          </table:table-cell>
          <table:table-cell table:formula="of:=CONCATENATE([.A132];&quot;,&quot;;[.B132];&quot;,&quot;;[.D132];&quot;,&quot;;[.E132];&quot;,&quot;;[.F132])" office:value-type="string" office:string-value="Ninja,Martial Artist + Soldier,3 CPS,Ninja HQ, Dojo,Shuri Ken, Kage Arashi">
            <text:p>Ninja,Martial Artist + Soldier,3 CPS,Ninja HQ, Dojo,Shuri Ken, Kage Arashi</text:p>
          </table:table-cell>
        </table:table-row>
        <table:table-row table:style-name="ro5">
          <table:table-cell office:value-type="string">
            <text:p>Referee</text:p>
          </table:table-cell>
          <table:table-cell office:value-type="string">
            <text:p>Coach + Judge</text:p>
          </table:table-cell>
          <table:table-cell/>
          <table:table-cell office:value-type="string">
            <text:p>3 CPS</text:p>
          </table:table-cell>
          <table:table-cell office:value-type="string">
            <text:p>Stadium, Arena</text:p>
          </table:table-cell>
          <table:table-cell office:value-type="string">
            <text:p>Lionel Scrimmage, Lyna Scrimmage</text:p>
          </table:table-cell>
          <table:table-cell table:formula="of:=SUBSTITUTE([.E133];&quot;,&quot;;&quot;;&quot;)" office:value-type="string" office:string-value="Stadium; Arena">
            <text:p>Stadium; Arena</text:p>
          </table:table-cell>
          <table:table-cell table:formula="of:=CONCATENATE([.A133];&quot;,&quot;;[.B133];&quot;,&quot;;[.D133];&quot;,&quot;;[.E133];&quot;,&quot;;[.F133])" office:value-type="string" office:string-value="Referee,Coach + Judge,3 CPS,Stadium, Arena,Lionel Scrimmage, Lyna Scrimmage">
            <text:p>Referee,Coach + Judge,3 CPS,Stadium, Arena,Lionel Scrimmage, Lyna Scrimmage</text:p>
          </table:table-cell>
        </table:table-row>
        <table:table-row table:style-name="ro3">
          <table:table-cell office:value-type="string">
            <text:p>Secret Agent</text:p>
          </table:table-cell>
          <table:table-cell office:value-type="string">
            <text:p>Ninja + Detective</text:p>
          </table:table-cell>
          <table:table-cell/>
          <table:table-cell office:value-type="string">
            <text:p>3 CPS</text:p>
          </table:table-cell>
          <table:table-cell office:value-type="string">
            <text:p>Ninja HQ</text:p>
          </table:table-cell>
          <table:table-cell office:value-type="string">
            <text:p>Mike Furry</text:p>
          </table:table-cell>
          <table:table-cell table:formula="of:=SUBSTITUTE([.E134];&quot;,&quot;;&quot;;&quot;)" office:value-type="string" office:string-value="Ninja HQ">
            <text:p>Ninja HQ</text:p>
          </table:table-cell>
          <table:table-cell table:formula="of:=CONCATENATE([.A134];&quot;,&quot;;[.B134];&quot;,&quot;;[.D134];&quot;,&quot;;[.E134];&quot;,&quot;;[.F134])" office:value-type="string" office:string-value="Secret Agent,Ninja + Detective,3 CPS,Ninja HQ,Mike Furry">
            <text:p>Secret Agent,Ninja + Detective,3 CPS,Ninja HQ,Mike Furry</text:p>
          </table:table-cell>
        </table:table-row>
        <table:table-row table:style-name="ro3">
          <table:table-cell office:value-type="string">
            <text:p>Sensei</text:p>
          </table:table-cell>
          <table:table-cell office:value-type="string">
            <text:p>Martial Artist + Philosopher</text:p>
          </table:table-cell>
          <table:table-cell/>
          <table:table-cell office:value-type="string">
            <text:p>3 CPS</text:p>
          </table:table-cell>
          <table:table-cell office:value-type="string">
            <text:p>Dojo</text:p>
          </table:table-cell>
          <table:table-cell office:value-type="string">
            <text:p>Miyagi Yojimbo</text:p>
          </table:table-cell>
          <table:table-cell table:formula="of:=SUBSTITUTE([.E135];&quot;,&quot;;&quot;;&quot;)" office:value-type="string" office:string-value="Dojo">
            <text:p>Dojo</text:p>
          </table:table-cell>
          <table:table-cell table:formula="of:=CONCATENATE([.A135];&quot;,&quot;;[.B135];&quot;,&quot;;[.D135];&quot;,&quot;;[.E135];&quot;,&quot;;[.F135])" office:value-type="string" office:string-value="Sensei,Martial Artist + Philosopher,3 CPS,Dojo,Miyagi Yojimbo">
            <text:p>Sensei,Martial Artist + Philosopher,3 CPS,Dojo,Miyagi Yojimbo</text:p>
          </table:table-cell>
        </table:table-row>
        <table:table-row table:style-name="ro4">
          <table:table-cell office:value-type="string">
            <text:p>Deep Sea Diver</text:p>
          </table:table-cell>
          <table:table-cell office:value-type="string">
            <text:p>Marine Biologist + Explorer</text:p>
          </table:table-cell>
          <table:table-cell/>
          <table:table-cell office:value-type="string">
            <text:p>2 CPS</text:p>
          </table:table-cell>
          <table:table-cell office:value-type="string">
            <text:p>Tavern, Aquarium</text:p>
          </table:table-cell>
          <table:table-cell office:value-type="string">
            <text:p>Eileen Dover</text:p>
          </table:table-cell>
          <table:table-cell table:formula="of:=SUBSTITUTE([.E136];&quot;,&quot;;&quot;;&quot;)" office:value-type="string" office:string-value="Tavern; Aquarium">
            <text:p>Tavern; Aquarium</text:p>
          </table:table-cell>
          <table:table-cell table:formula="of:=CONCATENATE([.A136];&quot;,&quot;;[.B136];&quot;,&quot;;[.D136];&quot;,&quot;;[.E136];&quot;,&quot;;[.F136])" office:value-type="string" office:string-value="Deep Sea Diver,Marine Biologist + Explorer,2 CPS,Tavern, Aquarium,Eileen Dover">
            <text:p>Deep Sea Diver,Marine Biologist + Explorer,2 CPS,Tavern, Aquarium,Eileen Dover</text:p>
          </table:table-cell>
        </table:table-row>
        <table:table-row table:style-name="ro3">
          <table:table-cell office:value-type="string">
            <text:p>Watchmaker</text:p>
          </table:table-cell>
          <table:table-cell office:value-type="string">
            <text:p>Historian + Mechanic</text:p>
          </table:table-cell>
          <table:table-cell/>
          <table:table-cell office:value-type="string">
            <text:p>3 CPS</text:p>
          </table:table-cell>
          <table:table-cell office:value-type="string">
            <text:p>City Square</text:p>
          </table:table-cell>
          <table:table-cell office:value-type="string">
            <text:p>Phillipa Patek, Dick Tocke</text:p>
          </table:table-cell>
          <table:table-cell table:formula="of:=SUBSTITUTE([.E137];&quot;,&quot;;&quot;;&quot;)" office:value-type="string" office:string-value="City Square">
            <text:p>City Square</text:p>
          </table:table-cell>
          <table:table-cell table:formula="of:=CONCATENATE([.A137];&quot;,&quot;;[.B137];&quot;,&quot;;[.D137];&quot;,&quot;;[.E137];&quot;,&quot;;[.F137])" office:value-type="string" office:string-value="Watchmaker,Historian + Mechanic,3 CPS,City Square,Phillipa Patek, Dick Tocke">
            <text:p>Watchmaker,Historian + Mechanic,3 CPS,City Square,Phillipa Patek, Dick Tocke</text:p>
          </table:table-cell>
        </table:table-row>
        <table:table-row table:style-name="ro3">
          <table:table-cell office:value-type="string">
            <text:p>Time Traveller</text:p>
          </table:table-cell>
          <table:table-cell office:value-type="string">
            <text:p>Watchmaker + Explorer</text:p>
          </table:table-cell>
          <table:table-cell/>
          <table:table-cell office:value-type="string">
            <text:p>3 CPS</text:p>
          </table:table-cell>
          <table:table-cell office:value-type="string">
            <text:p>Tavern</text:p>
          </table:table-cell>
          <table:table-cell office:value-type="string">
            <text:p>Doctor When</text:p>
          </table:table-cell>
          <table:table-cell table:formula="of:=SUBSTITUTE([.E138];&quot;,&quot;;&quot;;&quot;)" office:value-type="string" office:string-value="Tavern">
            <text:p>Tavern</text:p>
          </table:table-cell>
          <table:table-cell table:formula="of:=CONCATENATE([.A138];&quot;,&quot;;[.B138];&quot;,&quot;;[.D138];&quot;,&quot;;[.E138];&quot;,&quot;;[.F138])" office:value-type="string" office:string-value="Time Traveller,Watchmaker + Explorer,3 CPS,Tavern,Doctor When">
            <text:p>Time Traveller,Watchmaker + Explorer,3 CPS,Tavern,Doctor When</text:p>
          </table:table-cell>
        </table:table-row>
        <table:table-row table:style-name="ro7">
          <table:table-cell office:value-type="string">
            <text:p>Tailor</text:p>
          </table:table-cell>
          <table:table-cell office:value-type="string">
            <text:p>Model + Artist</text:p>
          </table:table-cell>
          <table:table-cell/>
          <table:table-cell office:value-type="string">
            <text:p>3 CPS</text:p>
          </table:table-cell>
          <table:table-cell office:value-type="string">
            <text:p>Weddings R Us, City Square, Fashion Studio</text:p>
          </table:table-cell>
          <table:table-cell office:value-type="string">
            <text:p>Manny Kinn</text:p>
          </table:table-cell>
          <table:table-cell table:formula="of:=SUBSTITUTE([.E139];&quot;,&quot;;&quot;;&quot;)" office:value-type="string" office:string-value="Weddings R Us; City Square; Fashion Studio">
            <text:p>Weddings R Us; City Square; Fashion Studio</text:p>
          </table:table-cell>
          <table:table-cell table:formula="of:=CONCATENATE([.A139];&quot;,&quot;;[.B139];&quot;,&quot;;[.D139];&quot;,&quot;;[.E139];&quot;,&quot;;[.F139])" office:value-type="string" office:string-value="Tailor,Model + Artist,3 CPS,Weddings R Us, City Square, Fashion Studio,Manny Kinn">
            <text:p>Tailor,Model + Artist,3 CPS,Weddings R Us, City Square, Fashion Studio,Manny Kinn</text:p>
          </table:table-cell>
        </table:table-row>
        <table:table-row table:style-name="ro4">
          <table:table-cell office:value-type="string">
            <text:p>Ringmaster</text:p>
          </table:table-cell>
          <table:table-cell office:value-type="string">
            <text:p>Animal Trainer + Clown</text:p>
          </table:table-cell>
          <table:table-cell/>
          <table:table-cell office:value-type="string">
            <text:p>2 CPS</text:p>
          </table:table-cell>
          <table:table-cell office:value-type="string">
            <text:p>Circus</text:p>
          </table:table-cell>
          <table:table-cell office:value-type="string">
            <text:p>Joy Zigfried, Elroy Sigfried</text:p>
          </table:table-cell>
          <table:table-cell table:formula="of:=SUBSTITUTE([.E140];&quot;,&quot;;&quot;;&quot;)" office:value-type="string" office:string-value="Circus">
            <text:p>Circus</text:p>
          </table:table-cell>
          <table:table-cell table:formula="of:=CONCATENATE([.A140];&quot;,&quot;;[.B140];&quot;,&quot;;[.D140];&quot;,&quot;;[.E140];&quot;,&quot;;[.F140])" office:value-type="string" office:string-value="Ringmaster,Animal Trainer + Clown,2 CPS,Circus,Joy Zigfried, Elroy Sigfried">
            <text:p>Ringmaster,Animal Trainer + Clown,2 CPS,Circus,Joy Zigfried, Elroy Sigfried</text:p>
          </table:table-cell>
        </table:table-row>
        <table:table-row table:style-name="ro4">
          <table:table-cell office:value-type="string">
            <text:p>Oracle</text:p>
          </table:table-cell>
          <table:table-cell office:value-type="string">
            <text:p>Philosopher + Preacher</text:p>
          </table:table-cell>
          <table:table-cell/>
          <table:table-cell office:value-type="string">
            <text:p>2 CPS</text:p>
          </table:table-cell>
          <table:table-cell office:value-type="string">
            <text:p>Fortune Teller, Astro Church</text:p>
          </table:table-cell>
          <table:table-cell office:value-type="string">
            <text:p>Krystal Balle</text:p>
          </table:table-cell>
          <table:table-cell table:formula="of:=SUBSTITUTE([.E141];&quot;,&quot;;&quot;;&quot;)" office:value-type="string" office:string-value="Fortune Teller; Astro Church">
            <text:p>Fortune Teller; Astro Church</text:p>
          </table:table-cell>
          <table:table-cell table:formula="of:=CONCATENATE([.A141];&quot;,&quot;;[.B141];&quot;,&quot;;[.D141];&quot;,&quot;;[.E141];&quot;,&quot;;[.F141])" office:value-type="string" office:string-value="Oracle,Philosopher + Preacher,2 CPS,Fortune Teller, Astro Church,Krystal Balle">
            <text:p>Oracle,Philosopher + Preacher,2 CPS,Fortune Teller, Astro Church,Krystal Balle</text:p>
          </table:table-cell>
        </table:table-row>
        <table:table-row table:style-name="ro4">
          <table:table-cell office:value-type="string">
            <text:p>Matador</text:p>
          </table:table-cell>
          <table:table-cell office:value-type="string">
            <text:p>Animal Trainer + Wrestler</text:p>
          </table:table-cell>
          <table:table-cell/>
          <table:table-cell office:value-type="string">
            <text:p>2 CPS</text:p>
          </table:table-cell>
          <table:table-cell office:value-type="string">
            <text:p>Circus</text:p>
          </table:table-cell>
          <table:table-cell office:value-type="string">
            <text:p>Frito Santana</text:p>
          </table:table-cell>
          <table:table-cell table:formula="of:=SUBSTITUTE([.E142];&quot;,&quot;;&quot;;&quot;)" office:value-type="string" office:string-value="Circus">
            <text:p>Circus</text:p>
          </table:table-cell>
          <table:table-cell table:formula="of:=CONCATENATE([.A142];&quot;,&quot;;[.B142];&quot;,&quot;;[.D142];&quot;,&quot;;[.E142];&quot;,&quot;;[.F142])" office:value-type="string" office:string-value="Matador,Animal Trainer + Wrestler,2 CPS,Circus,Frito Santana">
            <text:p>Matador,Animal Trainer + Wrestler,2 CPS,Circus,Frito Santana</text:p>
          </table:table-cell>
        </table:table-row>
        <table:table-row table:style-name="ro3">
          <table:table-cell office:value-type="string">
            <text:p>Magician</text:p>
          </table:table-cell>
          <table:table-cell office:value-type="string">
            <text:p>Accountant + Accountant</text:p>
          </table:table-cell>
          <table:table-cell/>
          <table:table-cell office:value-type="string">
            <text:p>3 CPS</text:p>
          </table:table-cell>
          <table:table-cell office:value-type="string">
            <text:p>Circus</text:p>
          </table:table-cell>
          <table:table-cell office:value-type="string">
            <text:p>Larry Houdini</text:p>
          </table:table-cell>
          <table:table-cell table:formula="of:=SUBSTITUTE([.E143];&quot;,&quot;;&quot;;&quot;)" office:value-type="string" office:string-value="Circus">
            <text:p>Circus</text:p>
          </table:table-cell>
          <table:table-cell table:formula="of:=CONCATENATE([.A143];&quot;,&quot;;[.B143];&quot;,&quot;;[.D143];&quot;,&quot;;[.E143];&quot;,&quot;;[.F143])" office:value-type="string" office:string-value="Magician,Accountant + Accountant,3 CPS,Circus,Larry Houdini">
            <text:p>Magician,Accountant + Accountant,3 CPS,Circus,Larry Houdini</text:p>
          </table:table-cell>
        </table:table-row>
        <table:table-row table:style-name="ro3">
          <table:table-cell office:value-type="string">
            <text:p>Bartender</text:p>
          </table:table-cell>
          <table:table-cell office:value-type="string">
            <text:p>Winemaker + Salesman</text:p>
          </table:table-cell>
          <table:table-cell/>
          <table:table-cell office:value-type="string">
            <text:p>3 CPS</text:p>
          </table:table-cell>
          <table:table-cell office:value-type="string">
            <text:p>Tavern, Bar</text:p>
          </table:table-cell>
          <table:table-cell office:value-type="string">
            <text:p>Roman Koch</text:p>
          </table:table-cell>
          <table:table-cell table:formula="of:=SUBSTITUTE([.E144];&quot;,&quot;;&quot;;&quot;)" office:value-type="string" office:string-value="Tavern; Bar">
            <text:p>Tavern; Bar</text:p>
          </table:table-cell>
          <table:table-cell table:formula="of:=CONCATENATE([.A144];&quot;,&quot;;[.B144];&quot;,&quot;;[.D144];&quot;,&quot;;[.E144];&quot;,&quot;;[.F144])" office:value-type="string" office:string-value="Bartender,Winemaker + Salesman,3 CPS,Tavern, Bar,Roman Koch">
            <text:p>Bartender,Winemaker + Salesman,3 CPS,Tavern, Bar,Roman Koch</text:p>
          </table:table-cell>
        </table:table-row>
        <table:table-row table:style-name="ro3">
          <table:table-cell office:value-type="string">
            <text:p>Barista</text:p>
          </table:table-cell>
          <table:table-cell office:value-type="string">
            <text:p>Bartender + Waiter</text:p>
          </table:table-cell>
          <table:table-cell/>
          <table:table-cell office:value-type="string">
            <text:p>1 CPS</text:p>
          </table:table-cell>
          <table:table-cell office:value-type="string">
            <text:p>Cafe</text:p>
          </table:table-cell>
          <table:table-cell office:value-type="string">
            <text:p>Dee Kaffin, Tal Black</text:p>
          </table:table-cell>
          <table:table-cell table:formula="of:=SUBSTITUTE([.E145];&quot;,&quot;;&quot;;&quot;)" office:value-type="string" office:string-value="Cafe">
            <text:p>Cafe</text:p>
          </table:table-cell>
          <table:table-cell table:formula="of:=CONCATENATE([.A145];&quot;,&quot;;[.B145];&quot;,&quot;;[.D145];&quot;,&quot;;[.E145];&quot;,&quot;;[.F145])" office:value-type="string" office:string-value="Barista,Bartender + Waiter,1 CPS,Cafe,Dee Kaffin, Tal Black">
            <text:p>Barista,Bartender + Waiter,1 CPS,Cafe,Dee Kaffin, Tal Black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Magician + Scientist</text:p>
          </table:table-cell>
          <table:table-cell/>
          <table:table-cell office:value-type="string">
            <text:p>2 CPS</text:p>
          </table:table-cell>
          <table:table-cell office:value-type="string">
            <text:p>School of Magic</text:p>
          </table:table-cell>
          <table:table-cell office:value-type="string">
            <text:p>Avery Kedavra</text:p>
          </table:table-cell>
          <table:table-cell table:formula="of:=SUBSTITUTE([.E146];&quot;,&quot;;&quot;;&quot;)" office:value-type="string" office:string-value="School of Magic">
            <text:p>School of Magic</text:p>
          </table:table-cell>
          <table:table-cell table:formula="of:=CONCATENATE([.A146];&quot;,&quot;;[.B146];&quot;,&quot;;[.D146];&quot;,&quot;;[.E146];&quot;,&quot;;[.F146])" office:value-type="string" office:string-value="Wizard,Magician + Scientist,2 CPS,School of Magic,Avery Kedavra">
            <text:p>Wizard,Magician + Scientist,2 CPS,School of Magic,Avery Kedavra</text:p>
          </table:table-cell>
        </table:table-row>
        <table:table-row table:style-name="ro3">
          <table:table-cell office:value-type="string">
            <text:p>Apprentice</text:p>
          </table:table-cell>
          <table:table-cell office:value-type="string">
            <text:p>Wizard + Assistant</text:p>
          </table:table-cell>
          <table:table-cell/>
          <table:table-cell office:value-type="string">
            <text:p>2 CPS</text:p>
          </table:table-cell>
          <table:table-cell office:value-type="string">
            <text:p>School of Magic</text:p>
          </table:table-cell>
          <table:table-cell office:value-type="string">
            <text:p>William Hogworth</text:p>
          </table:table-cell>
          <table:table-cell table:formula="of:=SUBSTITUTE([.E147];&quot;,&quot;;&quot;;&quot;)" office:value-type="string" office:string-value="School of Magic">
            <text:p>School of Magic</text:p>
          </table:table-cell>
          <table:table-cell table:formula="of:=CONCATENATE([.A147];&quot;,&quot;;[.B147];&quot;,&quot;;[.D147];&quot;,&quot;;[.E147];&quot;,&quot;;[.F147])" office:value-type="string" office:string-value="Apprentice,Wizard + Assistant,2 CPS,School of Magic,William Hogworth">
            <text:p>Apprentice,Wizard + Assistant,2 CPS,School of Magic,William Hogworth</text:p>
          </table:table-cell>
        </table:table-row>
        <table:table-row table:style-name="ro3">
          <table:table-cell office:value-type="string">
            <text:p>System Admin</text:p>
          </table:table-cell>
          <table:table-cell office:value-type="string">
            <text:p>Programmer + Programmer</text:p>
          </table:table-cell>
          <table:table-cell/>
          <table:table-cell office:value-type="string">
            <text:p>1 CPS</text:p>
          </table:table-cell>
          <table:table-cell office:value-type="string">
            <text:p>Tech Support</text:p>
          </table:table-cell>
          <table:table-cell office:value-type="string">
            <text:p>Sydney Burnette</text:p>
          </table:table-cell>
          <table:table-cell table:formula="of:=SUBSTITUTE([.E148];&quot;,&quot;;&quot;;&quot;)" office:value-type="string" office:string-value="Tech Support">
            <text:p>Tech Support</text:p>
          </table:table-cell>
          <table:table-cell table:formula="of:=CONCATENATE([.A148];&quot;,&quot;;[.B148];&quot;,&quot;;[.D148];&quot;,&quot;;[.E148];&quot;,&quot;;[.F148])" office:value-type="string" office:string-value="System Admin,Programmer + Programmer,1 CPS,Tech Support,Sydney Burnette">
            <text:p>System Admin,Programmer + Programmer,1 CPS,Tech Support,Sydney Burnette</text:p>
          </table:table-cell>
        </table:table-row>
        <table:table-row table:style-name="ro4">
          <table:table-cell office:value-type="string">
            <text:p>Genie</text:p>
          </table:table-cell>
          <table:table-cell office:value-type="string">
            <text:p>Magician + Magician</text:p>
          </table:table-cell>
          <table:table-cell/>
          <table:table-cell office:value-type="string">
            <text:p>1 CPS</text:p>
          </table:table-cell>
          <table:table-cell office:value-type="string">
            <text:p>Tavern</text:p>
          </table:table-cell>
          <table:table-cell office:value-type="string">
            <text:p>Benjamin Djinn, Desiree Trois</text:p>
          </table:table-cell>
          <table:table-cell table:formula="of:=SUBSTITUTE([.E149];&quot;,&quot;;&quot;;&quot;)" office:value-type="string" office:string-value="Tavern">
            <text:p>Tavern</text:p>
          </table:table-cell>
          <table:table-cell table:formula="of:=CONCATENATE([.A149];&quot;,&quot;;[.B149];&quot;,&quot;;[.D149];&quot;,&quot;;[.E149];&quot;,&quot;;[.F149])" office:value-type="string" office:string-value="Genie,Magician + Magician,1 CPS,Tavern,Benjamin Djinn, Desiree Trois">
            <text:p>Genie,Magician + Magician,1 CPS,Tavern,Benjamin Djinn, Desiree Trois</text:p>
          </table:table-cell>
        </table:table-row>
        <table:table-row table:style-name="ro3">
          <table:table-cell office:value-type="string">
            <text:p>Wedding Planner</text:p>
          </table:table-cell>
          <table:table-cell office:value-type="string">
            <text:p>Winemaker + Baker</text:p>
          </table:table-cell>
          <table:table-cell/>
          <table:table-cell office:value-type="string">
            <text:p>1 CPS</text:p>
          </table:table-cell>
          <table:table-cell office:value-type="string">
            <text:p>Weddings R Us</text:p>
          </table:table-cell>
          <table:table-cell office:value-type="string">
            <text:p>Holly Matrimony</text:p>
          </table:table-cell>
          <table:table-cell table:formula="of:=SUBSTITUTE([.E150];&quot;,&quot;;&quot;;&quot;)" office:value-type="string" office:string-value="Weddings R Us">
            <text:p>Weddings R Us</text:p>
          </table:table-cell>
          <table:table-cell table:formula="of:=CONCATENATE([.A150];&quot;,&quot;;[.B150];&quot;,&quot;;[.D150];&quot;,&quot;;[.E150];&quot;,&quot;;[.F150])" office:value-type="string" office:string-value="Wedding Planner,Winemaker + Baker,1 CPS,Weddings R Us,Holly Matrimony">
            <text:p>Wedding Planner,Winemaker + Baker,1 CPS,Weddings R Us,Holly Matrimony</text:p>
          </table:table-cell>
        </table:table-row>
        <table:table-row table:style-name="ro3">
          <table:table-cell office:value-type="string">
            <text:p>Centaur</text:p>
          </table:table-cell>
          <table:table-cell office:value-type="string">
            <text:p>Mutant + Jockey</text:p>
          </table:table-cell>
          <table:table-cell/>
          <table:table-cell office:value-type="string">
            <text:p>5 CPS</text:p>
          </table:table-cell>
          <table:table-cell office:value-type="string">
            <text:p>Altar</text:p>
          </table:table-cell>
          <table:table-cell office:value-type="string">
            <text:p>Yuni Cornsareal</text:p>
          </table:table-cell>
          <table:table-cell table:formula="of:=SUBSTITUTE([.E151];&quot;,&quot;;&quot;;&quot;)" office:value-type="string" office:string-value="Altar">
            <text:p>Altar</text:p>
          </table:table-cell>
          <table:table-cell table:formula="of:=CONCATENATE([.A151];&quot;,&quot;;[.B151];&quot;,&quot;;[.D151];&quot;,&quot;;[.E151];&quot;,&quot;;[.F151])" office:value-type="string" office:string-value="Centaur,Mutant + Jockey,5 CPS,Altar,Yuni Cornsareal">
            <text:p>Centaur,Mutant + Jockey,5 CPS,Altar,Yuni Cornsare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2/04/2013</text:date>, <text:time>23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1:37:47</meta:creation-date>
    <dc:date>2013-02-04T23:53:59</dc:date>
    <meta:editing-duration>PT22M19S</meta:editing-duration>
    <meta:editing-cycles>3</meta:editing-cycles>
    <meta:generator>OpenOffice.org/3.4.1$Unix OpenOffice.org_project/341m1$Build-9593</meta:generator>
    <meta:document-statistic meta:table-count="3" meta:cell-count="1057" meta:object-count="0"/>
  </office:meta>
</office:document-meta>
</file>